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 svg:font-family="'Arial Unicode MS'"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1.3791in"/>
          <style:tab-stop style:position="3.25in" style:type="center"/>
          <style:tab-stop style:position="6.5in" style:type="right"/>
        </style:tab-stops>
      </style:paragraph-properties>
      <style:text-properties fo:letter-spacing="0.0043in"/>
    </style:style>
    <style:style style:name="P2" style:family="paragraph" style:parent-style-name="Footer">
      <style:paragraph-properties fo:text-align="end" style:justify-single-word="false"/>
      <style:text-properties fo:color="#ff0000" fo:font-size="16pt"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Footer">
      <style:paragraph-properties fo:text-align="center" style:justify-single-word="false"/>
      <style:text-properties fo:letter-spacing="0.0043in"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Footer">
      <style:text-properties officeooo:rsid="0076b8f4" officeooo:paragraph-rsid="0076b8f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font-size-complex="12pt"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center" style:justify-single-word="false"/>
      <style:text-properties style:font-name="Arial Unicode MS" fo:font-size="14pt" style:font-size-asian="14pt" style:font-name-complex="Arial Unicode MS1" style:font-size-complex="14pt"/>
    </style:style>
    <style:style style:name="P10" style:family="paragraph" style:parent-style-name="Standard">
      <style:paragraph-properties fo:text-align="center" style:justify-single-word="false"/>
      <style:text-properties style:text-underline-style="solid" style:text-underline-width="auto" style:text-underline-color="font-color"/>
    </style:style>
    <style:style style:name="P11" style:family="paragraph" style:parent-style-name="Standard">
      <style:paragraph-properties fo:margin-left="0in" fo:margin-right="0in" style:line-height-at-least="0.1874in" fo:text-align="start" style:justify-single-word="false" fo:orphans="2" fo:widows="2" fo:text-indent="0in" style:auto-text-indent="false"/>
      <style:text-properties officeooo:paragraph-rsid="006a2eea"/>
    </style:style>
    <style:style style:name="P12" style:family="paragraph" style:parent-style-name="Standard">
      <style:paragraph-properties fo:margin-left="0in" fo:margin-right="0in" style:line-height-at-least="0.1874in" fo:text-align="start" style:justify-single-word="false" fo:orphans="2" fo:widows="2" fo:text-indent="0in" style:auto-text-indent="false"/>
      <style:text-properties officeooo:paragraph-rsid="007fbaa7"/>
    </style:style>
    <style:style style:name="P13" style:family="paragraph" style:parent-style-name="Standard">
      <style:paragraph-properties fo:margin-left="0in" fo:margin-right="0in" style:line-height-at-least="0.1874in" fo:text-align="start" style:justify-single-word="false" fo:orphans="2" fo:widows="2" fo:text-indent="0in" style:auto-text-indent="false"/>
      <style:text-properties officeooo:paragraph-rsid="00c22b8a"/>
    </style:style>
    <style:style style:name="P14" style:family="paragraph" style:parent-style-name="Standard">
      <style:paragraph-properties fo:margin-left="0in" fo:margin-right="0in" style:line-height-at-least="0.1874in" fo:text-align="start" style:justify-single-word="false" fo:orphans="2" fo:widows="2" fo:text-indent="0in" style:auto-text-indent="false"/>
      <style:text-properties fo:font-weight="normal" officeooo:paragraph-rsid="004307ba" style:font-weight-asian="normal" style:font-weight-complex="normal"/>
    </style:style>
    <style:style style:name="P15" style:family="paragraph" style:parent-style-name="Standard">
      <style:paragraph-properties fo:margin-left="0in" fo:margin-right="0in" style:line-height-at-least="0.1874in" fo:text-align="start" style:justify-single-word="false" fo:orphans="2" fo:widows="2" fo:text-indent="0in" style:auto-text-indent="false"/>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0cc1c" officeooo:paragraph-rsid="004307ba"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P16" style:family="paragraph" style:parent-style-name="Standard">
      <style:paragraph-properties fo:margin-left="0in" fo:margin-right="0in" style:line-height-at-least="0.1874in" fo:text-align="start" style:justify-single-word="false" fo:orphans="2" fo:widows="2" fo:text-indent="0in" style:auto-text-indent="false"/>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0cc1c" officeooo:paragraph-rsid="00a40af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P17" style:family="paragraph" style:parent-style-name="Standard">
      <style:paragraph-properties fo:margin-left="0in" fo:margin-right="0in" style:line-height-at-least="0.1874in" fo:text-align="start" style:justify-single-word="false" fo:orphans="2" fo:widows="2" fo:text-indent="0in" style:auto-text-indent="false"/>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24009" officeooo:paragraph-rsid="004307ba"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P18" style:family="paragraph" style:parent-style-name="Standard">
      <style:paragraph-properties fo:margin-left="0in" fo:margin-right="0in" style:line-height-at-least="0.1874in" fo:text-align="start" style:justify-single-word="false" fo:orphans="2" fo:widows="2" fo:text-indent="0in" style:auto-text-indent="false"/>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24009" officeooo:paragraph-rsid="00a40af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P19" style:family="paragraph" style:parent-style-name="Standard">
      <style:paragraph-properties fo:margin-left="0in" fo:margin-right="0in"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normal" officeooo:paragraph-rsid="006a2eea" style:text-blinking="false" style:font-size-asian="12pt" style:font-style-asian="normal" style:font-weight-asian="normal" style:font-size-complex="12pt" style:font-weight-complex="normal"/>
    </style:style>
    <style:style style:name="P20"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596069"/>
    </style:style>
    <style:style style:name="P21"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59f413"/>
    </style:style>
    <style:style style:name="P22"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703b4d"/>
    </style:style>
    <style:style style:name="P23"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a05343"/>
    </style:style>
    <style:style style:name="P24"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a35edf"/>
    </style:style>
    <style:style style:name="P25"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c3b49c"/>
    </style:style>
    <style:style style:name="P26"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bold" officeooo:paragraph-rsid="00a2a89e" style:text-blinking="false" style:font-size-asian="12pt" style:font-style-asian="normal" style:font-weight-asian="bold" style:font-size-complex="12pt" style:font-weight-complex="bold"/>
    </style:style>
    <style:style style:name="P27"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bold" officeooo:paragraph-rsid="00a05343" style:text-blinking="false" style:font-size-asian="12pt" style:font-style-asian="normal" style:font-weight-asian="bold" style:font-size-complex="12pt" style:font-weight-complex="bold"/>
    </style:style>
    <style:style style:name="P28"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bold" officeooo:paragraph-rsid="00c3b49c" style:text-blinking="false" style:font-size-asian="12pt" style:font-style-asian="normal" style:font-weight-asian="bold" style:font-size-complex="12pt" style:font-weight-complex="bold"/>
    </style:style>
    <style:style style:name="P29"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bold" officeooo:rsid="0033afde" officeooo:paragraph-rsid="00c3b49c" style:text-blinking="false" style:font-size-asian="12pt" style:font-style-asian="normal" style:font-weight-asian="bold" style:font-name-complex="Arial Unicode MS1" style:font-size-complex="12pt" style:font-weight-complex="bold"/>
    </style:style>
    <style:style style:name="P30"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bold" officeooo:rsid="00991bf5" officeooo:paragraph-rsid="00c3b49c" style:text-blinking="false" style:font-size-asian="12pt" style:font-style-asian="normal" style:font-weight-asian="bold" style:font-name-complex="Arial Unicode MS1" style:font-size-complex="12pt" style:font-weight-complex="bold"/>
    </style:style>
    <style:style style:name="P31"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fo:font-size="12pt" fo:letter-spacing="normal" fo:font-style="normal" style:text-underline-style="none" fo:font-weight="normal" officeooo:rsid="00703b4d" officeooo:paragraph-rsid="004307ba" style:text-blinking="false" style:font-size-asian="12pt" style:font-style-asian="normal" style:font-weight-asian="normal" style:font-size-complex="12pt" style:font-weight-complex="normal"/>
    </style:style>
    <style:style style:name="P32"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6bad2" officeooo:paragraph-rsid="00596069"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P33"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998559"/>
    </style:style>
    <style:style style:name="P34"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9a6f8d"/>
    </style:style>
    <style:style style:name="P35"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9fb56f"/>
    </style:style>
    <style:style style:name="P36"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a35edf"/>
    </style:style>
    <style:style style:name="P37"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aa5ca2"/>
    </style:style>
    <style:style style:name="P38"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c20558"/>
    </style:style>
    <style:style style:name="P39"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c22b8a"/>
    </style:style>
    <style:style style:name="P40"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c3b49c"/>
    </style:style>
    <style:style style:name="P41"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c97876"/>
    </style:style>
    <style:style style:name="P42"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fo:font-variant="normal" fo:text-transform="none" fo:color="#000000" style:text-line-through-style="none" style:text-line-through-type="none" fo:font-size="12pt" fo:letter-spacing="normal" fo:font-style="normal" style:text-underline-style="none" fo:font-weight="bold" officeooo:paragraph-rsid="00a2a89e" style:text-blinking="false" style:font-size-asian="12pt" style:font-style-asian="normal" style:font-weight-asian="bold" style:font-size-complex="12pt" style:font-weight-complex="bold"/>
    </style:style>
    <style:style style:name="P43"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fo:font-variant="normal" fo:text-transform="none" fo:color="#000000" style:text-line-through-style="none" style:text-line-through-type="none" fo:font-size="12pt" fo:letter-spacing="normal" fo:font-style="normal" style:text-underline-style="none" fo:font-weight="bold" officeooo:paragraph-rsid="00a05343" style:text-blinking="false" style:font-size-asian="12pt" style:font-style-asian="normal" style:font-weight-asian="bold" style:font-size-complex="12pt" style:font-weight-complex="bold"/>
    </style:style>
    <style:style style:name="P44"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fo:font-variant="normal" fo:text-transform="none" fo:color="#000000" style:text-line-through-style="none" style:text-line-through-type="none" fo:font-size="12pt" fo:letter-spacing="normal" fo:font-style="normal" style:text-underline-style="none" fo:font-weight="bold" officeooo:paragraph-rsid="00c3b49c" style:text-blinking="false" style:font-size-asian="12pt" style:font-style-asian="normal" style:font-weight-asian="bold" style:font-size-complex="12pt" style:font-weight-complex="bold"/>
    </style:style>
    <style:style style:name="P45" style:family="paragraph" style:parent-style-name="Standard">
      <style:paragraph-properties fo:margin-left="0in" fo:margin-right="0in" fo:margin-top="0.0398in" fo:margin-bottom="0.1783in" loext:contextual-spacing="false" fo:line-height="200%" fo:text-align="start" style:justify-single-word="false" fo:orphans="2" fo:widows="2" fo:text-indent="0in" style:auto-text-indent="false" fo:break-before="page"/>
      <style:text-properties officeooo:paragraph-rsid="00a35edf"/>
    </style:style>
    <style:style style:name="P46" style:family="paragraph" style:parent-style-name="Standard">
      <style:paragraph-properties fo:margin-left="0in" fo:margin-right="0in" style:line-height-at-least="0.1874in" fo:text-align="start" style:justify-single-word="false" fo:orphans="2" fo:widows="2" fo:text-indent="0in" style:auto-text-indent="false" fo:break-before="page"/>
      <style:text-properties officeooo:paragraph-rsid="00596069"/>
    </style:style>
    <style:style style:name="P47" style:family="paragraph" style:parent-style-name="Standard">
      <style:paragraph-properties fo:margin-left="0in" fo:margin-right="0in" style:line-height-at-least="0.1874in" fo:text-align="start" style:justify-single-word="false" fo:orphans="2" fo:widows="2" fo:text-indent="0in" style:auto-text-indent="false" fo:break-before="page"/>
      <style:text-properties officeooo:paragraph-rsid="007440d1"/>
    </style:style>
    <style:style style:name="P48" style:family="paragraph" style:parent-style-name="Standard">
      <style:paragraph-properties fo:margin-left="0in" fo:margin-right="0in" style:line-height-at-least="0.1874in" fo:text-align="start" style:justify-single-word="false" fo:orphans="2" fo:widows="2" fo:text-indent="0in" style:auto-text-indent="false" fo:break-before="page"/>
      <style:text-properties officeooo:paragraph-rsid="009fb56f"/>
    </style:style>
    <style:style style:name="P49" style:family="paragraph" style:parent-style-name="Standard">
      <style:paragraph-properties fo:break-before="page"/>
      <style:text-properties officeooo:paragraph-rsid="009c4630"/>
    </style:style>
    <style:style style:name="P50" style:family="paragraph" style:parent-style-name="Standard" style:master-page-name="First_20_Page">
      <style:paragraph-properties fo:text-align="center" style:justify-single-word="false" style:page-number="auto"/>
      <style:text-properties fo:font-size="36pt" fo:letter-spacing="0.0043in" fo:font-weight="bold" style:font-size-asian="36pt" style:font-weight-asian="bold" style:font-size-complex="36pt" style:font-weight-complex="bold"/>
    </style:style>
    <style:style style:name="P51"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style:text-properties officeooo:paragraph-rsid="006129c4"/>
    </style:style>
    <style:style style:name="P52"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6129c4"/>
    </style:style>
    <style:style style:name="P53" style:family="paragraph" style:parent-style-name="Standard">
      <style:paragraph-properties fo:margin-left="0in" fo:margin-right="0in" fo:margin-top="0.0398in" fo:margin-bottom="0.1783in" loext:contextual-spacing="false" style:line-height-at-least="0.1874in" fo:text-align="start" style:justify-single-word="false" fo:orphans="2" fo:widows="2" fo:text-indent="0in" style:auto-text-indent="false" fo:break-before="page"/>
      <style:text-properties officeooo:paragraph-rsid="00cef4ab"/>
    </style:style>
    <style:style style:name="P54" style:family="paragraph">
      <loext:graphic-properties draw:fill="solid" draw:fill-color="#000000"/>
      <style:paragraph-properties fo:text-align="start"/>
      <style:text-properties fo:font-size="18pt"/>
    </style:style>
    <style:style style:name="P55" style:family="paragraph">
      <loext:graphic-properties draw:fill="solid" draw:fill-color="#ff0000"/>
      <style:paragraph-properties fo:text-align="start"/>
      <style:text-properties fo:font-size="18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9e719"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fo:letter-spacing="0.0028in" fo:font-weight="bold" style:font-size-asian="26pt" style:font-weight-asian="bold" style:font-size-complex="26pt" style:font-weight-complex="bold"/>
    </style:style>
    <style:style style:name="T8" style:family="text">
      <style:text-properties fo:font-size="10pt" style:font-size-asian="10pt" style:font-size-complex="10pt"/>
    </style:style>
    <style:style style:name="T9"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0" style:family="text">
      <style:text-properties fo:font-variant="normal" fo:text-transform="none" fo:color="#000000" style:text-line-through-style="none" style:text-line-through-type="none" fo:font-size="12pt" fo:letter-spacing="normal" fo:font-style="normal" style:text-underline-style="none" fo:font-weight="normal" officeooo:rsid="001fc7c1" style:text-blinking="false" style:font-size-asian="12pt" style:font-style-asian="normal" style:font-weight-asian="normal" style:font-size-complex="12pt" style:font-weight-complex="normal"/>
    </style:style>
    <style:style style:name="T11" style:family="text">
      <style:text-properties fo:font-variant="normal" fo:text-transform="none" fo:color="#000000" style:text-line-through-style="none" style:text-line-through-type="none" fo:font-size="12pt" fo:letter-spacing="normal" fo:font-style="normal" style:text-underline-style="none" fo:font-weight="normal" officeooo:rsid="00215803" style:text-blinking="false" style:font-size-asian="12pt" style:font-style-asian="normal" style:font-weight-asian="normal" style:font-size-complex="12pt" style:font-weight-complex="normal"/>
    </style:style>
    <style:style style:name="T12" style:family="text">
      <style:text-properties fo:font-variant="normal" fo:text-transform="none" fo:color="#000000" style:text-line-through-style="none" style:text-line-through-type="none" fo:font-size="12pt" fo:letter-spacing="normal" fo:font-style="normal" style:text-underline-style="none" fo:font-weight="normal" officeooo:rsid="0021b44a" style:text-blinking="false" style:font-size-asian="12pt" style:font-style-asian="normal" style:font-weight-asian="normal" style:font-size-complex="12pt" style:font-weight-complex="normal"/>
    </style:style>
    <style:style style:name="T13" style:family="text">
      <style:text-properties fo:font-variant="normal" fo:text-transform="none" fo:color="#000000" style:text-line-through-style="none" style:text-line-through-type="none" fo:font-size="12pt" fo:letter-spacing="normal" fo:font-style="normal" style:text-underline-style="none" fo:font-weight="normal" officeooo:rsid="0021c4da" style:text-blinking="false" style:font-size-asian="12pt" style:font-style-asian="normal" style:font-weight-asian="normal" style:font-size-complex="12pt" style:font-weight-complex="normal"/>
    </style:style>
    <style:style style:name="T14" style:family="text">
      <style:text-properties fo:font-variant="normal" fo:text-transform="none" fo:color="#000000" style:text-line-through-style="none" style:text-line-through-type="none" fo:font-size="12pt" fo:letter-spacing="normal" fo:font-style="normal" style:text-underline-style="none" fo:font-weight="normal" officeooo:rsid="0022ea06" style:text-blinking="false"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style:text-line-through-type="none" fo:font-size="12pt" fo:letter-spacing="normal" fo:font-style="normal" style:text-underline-style="none" fo:font-weight="normal" officeooo:rsid="00233ff2" style:text-blinking="false" style:font-size-asian="12pt" style:font-style-asian="normal" style:font-weight-asian="normal" style:font-size-complex="12pt" style:font-weight-complex="normal"/>
    </style:style>
    <style:style style:name="T16" style:family="text">
      <style:text-properties fo:font-variant="normal" fo:text-transform="none" fo:color="#000000" style:text-line-through-style="none" style:text-line-through-type="none" fo:font-size="12pt" fo:letter-spacing="normal" fo:font-style="normal" style:text-underline-style="none" fo:font-weight="normal" officeooo:rsid="00252765" style:text-blinking="false" style:font-size-asian="12pt" style:font-style-asian="normal" style:font-weight-asian="normal" style:font-size-complex="12pt" style:font-weight-complex="normal"/>
    </style:style>
    <style:style style:name="T17" style:family="text">
      <style:text-properties fo:font-variant="normal" fo:text-transform="none" fo:color="#000000" style:text-line-through-style="none" style:text-line-through-type="none" fo:font-size="12pt" fo:letter-spacing="normal" fo:font-style="normal" style:text-underline-style="none" fo:font-weight="normal" officeooo:rsid="0025fe59" style:text-blinking="false" style:font-size-asian="12pt" style:font-style-asian="normal" style:font-weight-asian="normal" style:font-size-complex="12pt" style:font-weight-complex="normal"/>
    </style:style>
    <style:style style:name="T18" style:family="text">
      <style:text-properties fo:font-variant="normal" fo:text-transform="none" fo:color="#000000" style:text-line-through-style="none" style:text-line-through-type="none" fo:font-size="12pt" fo:letter-spacing="normal" fo:font-style="normal" style:text-underline-style="none" fo:font-weight="normal" officeooo:rsid="00261c2b" style:text-blinking="false" style:font-size-asian="12pt" style:font-style-asian="normal" style:font-weight-asian="normal" style:font-size-complex="12pt" style:font-weight-complex="normal"/>
    </style:style>
    <style:style style:name="T19" style:family="text">
      <style:text-properties fo:font-variant="normal" fo:text-transform="none" fo:color="#000000" style:text-line-through-style="none" style:text-line-through-type="none" fo:font-size="12pt" fo:letter-spacing="normal" fo:font-style="normal" style:text-underline-style="none" fo:font-weight="normal" officeooo:rsid="00266b81" style:text-blinking="false" style:font-size-asian="12pt" style:font-style-asian="normal" style:font-weight-asian="normal" style:font-size-complex="12pt" style:font-weight-complex="normal"/>
    </style:style>
    <style:style style:name="T20" style:family="text">
      <style:text-properties fo:font-variant="normal" fo:text-transform="none" fo:color="#000000" style:text-line-through-style="none" style:text-line-through-type="none" fo:font-size="12pt" fo:letter-spacing="normal" fo:font-style="normal" style:text-underline-style="none" fo:font-weight="normal" officeooo:rsid="00279c40" style:text-blinking="false" style:font-size-asian="12pt" style:font-style-asian="normal" style:font-weight-asian="normal" style:font-size-complex="12pt" style:font-weight-complex="normal"/>
    </style:style>
    <style:style style:name="T21" style:family="text">
      <style:text-properties fo:font-variant="normal" fo:text-transform="none" fo:color="#000000" style:text-line-through-style="none" style:text-line-through-type="none" fo:font-size="12pt" fo:letter-spacing="normal" fo:font-style="normal" style:text-underline-style="none" fo:font-weight="normal" officeooo:rsid="00283d0a" style:text-blinking="false" style:font-size-asian="12pt" style:font-style-asian="normal" style:font-weight-asian="normal" style:font-size-complex="12pt" style:font-weight-complex="normal"/>
    </style:style>
    <style:style style:name="T22" style:family="text">
      <style:text-properties fo:font-variant="normal" fo:text-transform="none" fo:color="#000000" style:text-line-through-style="none" style:text-line-through-type="none" fo:font-size="12pt" fo:letter-spacing="normal" fo:font-style="normal" style:text-underline-style="none" fo:font-weight="normal" officeooo:rsid="00284594" style:text-blinking="false" style:font-size-asian="12pt" style:font-style-asian="normal" style:font-weight-asian="normal" style:font-size-complex="12pt" style:font-weight-complex="normal"/>
    </style:style>
    <style:style style:name="T23" style:family="text">
      <style:text-properties fo:font-variant="normal" fo:text-transform="none" fo:color="#000000" style:text-line-through-style="none" style:text-line-through-type="none" fo:font-size="12pt" fo:letter-spacing="normal" fo:font-style="normal" style:text-underline-style="none" fo:font-weight="normal" officeooo:rsid="002a1bfd" style:text-blinking="false" style:font-size-asian="12pt" style:font-style-asian="normal" style:font-weight-asian="normal" style:font-size-complex="12pt" style:font-weight-complex="normal"/>
    </style:style>
    <style:style style:name="T24" style:family="text">
      <style:text-properties fo:font-variant="normal" fo:text-transform="none" fo:color="#000000" style:text-line-through-style="none" style:text-line-through-type="none" fo:font-size="12pt" fo:letter-spacing="normal" fo:font-style="normal" style:text-underline-style="none" fo:font-weight="normal" officeooo:rsid="002ba630" style:text-blinking="false" style:font-size-asian="12pt" style:font-style-asian="normal" style:font-weight-asian="normal" style:font-size-complex="12pt" style:font-weight-complex="normal"/>
    </style:style>
    <style:style style:name="T25" style:family="text">
      <style:text-properties fo:font-variant="normal" fo:text-transform="none" fo:color="#000000" style:text-line-through-style="none" style:text-line-through-type="none" fo:font-size="12pt" fo:letter-spacing="normal" fo:font-style="normal" style:text-underline-style="none" fo:font-weight="normal" officeooo:rsid="002cf178" style:text-blinking="false" style:font-size-asian="12pt" style:font-style-asian="normal" style:font-weight-asian="normal" style:font-size-complex="12pt" style:font-weight-complex="normal"/>
    </style:style>
    <style:style style:name="T26" style:family="text">
      <style:text-properties fo:font-variant="normal" fo:text-transform="none" fo:color="#000000" style:text-line-through-style="none" style:text-line-through-type="none" fo:font-size="12pt" fo:letter-spacing="normal" fo:font-style="normal" style:text-underline-style="none" fo:font-weight="normal" officeooo:rsid="002ee18f" style:text-blinking="false" style:font-size-asian="12pt" style:font-style-asian="normal" style:font-weight-asian="normal" style:font-size-complex="12pt" style:font-weight-complex="normal"/>
    </style:style>
    <style:style style:name="T27" style:family="text">
      <style:text-properties fo:font-variant="normal" fo:text-transform="none" fo:color="#000000" style:text-line-through-style="none" style:text-line-through-type="none" fo:font-size="12pt" fo:letter-spacing="normal" fo:font-style="normal" style:text-underline-style="none" fo:font-weight="normal" officeooo:rsid="003a6acd" style:text-blinking="false" style:font-size-asian="12pt" style:font-style-asian="normal" style:font-weight-asian="normal" style:font-size-complex="12pt" style:font-weight-complex="normal"/>
    </style:style>
    <style:style style:name="T28" style:family="text">
      <style:text-properties fo:font-variant="normal" fo:text-transform="none" fo:color="#000000" style:text-line-through-style="none" style:text-line-through-type="none" fo:font-size="12pt" fo:letter-spacing="normal" fo:font-style="normal" style:text-underline-style="none" fo:font-weight="normal" officeooo:rsid="004b7ead" style:text-blinking="false" style:font-size-asian="12pt" style:font-style-asian="normal" style:font-weight-asian="normal" style:font-size-complex="12pt" style:font-weight-complex="normal"/>
    </style:style>
    <style:style style:name="T29" style:family="text">
      <style:text-properties fo:font-variant="normal" fo:text-transform="none" fo:color="#000000" style:text-line-through-style="none" style:text-line-through-type="none" fo:font-size="12pt" fo:letter-spacing="normal" fo:font-style="normal" style:text-underline-style="none" fo:font-weight="normal" officeooo:rsid="004cb072" style:text-blinking="false" style:font-size-asian="12pt" style:font-style-asian="normal" style:font-weight-asian="normal" style:font-size-complex="12pt" style:font-weight-complex="normal"/>
    </style:style>
    <style:style style:name="T30" style:family="text">
      <style:text-properties fo:font-variant="normal" fo:text-transform="none" fo:color="#000000" style:text-line-through-style="none" style:text-line-through-type="none" fo:font-size="12pt" fo:letter-spacing="normal" fo:font-style="normal" style:text-underline-style="none" fo:font-weight="normal" officeooo:rsid="004ddb08" style:text-blinking="false" style:font-size-asian="12pt" style:font-style-asian="normal" style:font-weight-asian="normal" style:font-size-complex="12pt" style:font-weight-complex="normal"/>
    </style:style>
    <style:style style:name="T31" style:family="text">
      <style:text-properties fo:font-variant="normal" fo:text-transform="none" fo:color="#000000" style:text-line-through-style="none" style:text-line-through-type="none" fo:font-size="12pt" fo:letter-spacing="normal" fo:font-style="normal" style:text-underline-style="none" fo:font-weight="normal" officeooo:rsid="0054d710" style:text-blinking="false" style:font-size-asian="12pt" style:font-style-asian="normal" style:font-weight-asian="normal" style:font-size-complex="12pt" style:font-weight-complex="normal"/>
    </style:style>
    <style:style style:name="T32" style:family="text">
      <style:text-properties fo:font-variant="normal" fo:text-transform="none" fo:color="#000000" style:text-line-through-style="none" style:text-line-through-type="none" fo:font-size="12pt" fo:letter-spacing="normal" fo:font-style="normal" style:text-underline-style="none" fo:font-weight="normal" officeooo:rsid="005655cb" style:text-blinking="false" style:font-size-asian="12pt" style:font-style-asian="normal" style:font-weight-asian="normal" style:font-size-complex="12pt" style:font-weight-complex="normal"/>
    </style:style>
    <style:style style:name="T33" style:family="text">
      <style:text-properties fo:font-variant="normal" fo:text-transform="none" fo:color="#000000" style:text-line-through-style="none" style:text-line-through-type="none" fo:font-size="12pt" fo:letter-spacing="normal" fo:font-style="normal" style:text-underline-style="none" fo:font-weight="normal" officeooo:rsid="0059f413" style:text-blinking="false" style:font-size-asian="12pt" style:font-style-asian="normal" style:font-weight-asian="normal" style:font-size-complex="12pt" style:font-weight-complex="normal"/>
    </style:style>
    <style:style style:name="T34" style:family="text">
      <style:text-properties fo:font-variant="normal" fo:text-transform="none" fo:color="#000000" style:text-line-through-style="none" style:text-line-through-type="none" fo:font-size="12pt" fo:letter-spacing="normal" fo:font-style="normal" style:text-underline-style="none" fo:font-weight="normal" officeooo:rsid="005d74ca" style:text-blinking="false" style:font-size-asian="12pt" style:font-style-asian="normal" style:font-weight-asian="normal" style:font-size-complex="12pt" style:font-weight-complex="normal"/>
    </style:style>
    <style:style style:name="T35" style:family="text">
      <style:text-properties fo:font-variant="normal" fo:text-transform="none" fo:color="#000000" style:text-line-through-style="none" style:text-line-through-type="none" fo:font-size="12pt" fo:letter-spacing="normal" fo:font-style="normal" style:text-underline-style="none" fo:font-weight="normal" officeooo:rsid="005da3b0" style:text-blinking="false" style:font-size-asian="12pt" style:font-style-asian="normal" style:font-weight-asian="normal" style:font-size-complex="12pt" style:font-weight-complex="normal"/>
    </style:style>
    <style:style style:name="T36" style:family="text">
      <style:text-properties fo:font-variant="normal" fo:text-transform="none" fo:color="#000000" style:text-line-through-style="none" style:text-line-through-type="none" fo:font-size="12pt" fo:letter-spacing="normal" fo:font-style="normal" style:text-underline-style="none" fo:font-weight="normal" officeooo:rsid="005ea9be" style:text-blinking="false" style:font-size-asian="12pt" style:font-style-asian="normal" style:font-weight-asian="normal" style:font-size-complex="12pt" style:font-weight-complex="normal"/>
    </style:style>
    <style:style style:name="T37" style:family="text">
      <style:text-properties fo:font-variant="normal" fo:text-transform="none" fo:color="#000000" style:text-line-through-style="none" style:text-line-through-type="none" fo:font-size="12pt" fo:letter-spacing="normal" fo:font-style="normal" style:text-underline-style="none" fo:font-weight="normal" officeooo:rsid="005fc302" style:text-blinking="false" style:font-size-asian="12pt" style:font-style-asian="normal" style:font-weight-asian="normal" style:font-size-complex="12pt" style:font-weight-complex="normal"/>
    </style:style>
    <style:style style:name="T38" style:family="text">
      <style:text-properties fo:font-variant="normal" fo:text-transform="none" fo:color="#000000" style:text-line-through-style="none" style:text-line-through-type="none" fo:font-size="12pt" fo:letter-spacing="normal" fo:font-style="normal" style:text-underline-style="none" fo:font-weight="normal" officeooo:rsid="006129c4" style:text-blinking="false" style:font-size-asian="12pt" style:font-style-asian="normal" style:font-weight-asian="normal" style:font-size-complex="12pt" style:font-weight-complex="normal"/>
    </style:style>
    <style:style style:name="T39" style:family="text">
      <style:text-properties fo:font-variant="normal" fo:text-transform="none" fo:color="#000000" style:text-line-through-style="none" style:text-line-through-type="none" fo:font-size="12pt" fo:letter-spacing="normal" fo:font-style="normal" style:text-underline-style="none" fo:font-weight="normal" officeooo:rsid="0062a692" style:text-blinking="false" style:font-size-asian="12pt" style:font-style-asian="normal" style:font-weight-asian="normal" style:font-size-complex="12pt" style:font-weight-complex="normal"/>
    </style:style>
    <style:style style:name="T40" style:family="text">
      <style:text-properties fo:font-variant="normal" fo:text-transform="none" fo:color="#000000" style:text-line-through-style="none" style:text-line-through-type="none" fo:font-size="12pt" fo:letter-spacing="normal" fo:font-style="normal" style:text-underline-style="none" fo:font-weight="normal" officeooo:rsid="0064602c" style:text-blinking="false" style:font-size-asian="12pt" style:font-style-asian="normal" style:font-weight-asian="normal" style:font-size-complex="12pt" style:font-weight-complex="normal"/>
    </style:style>
    <style:style style:name="T41" style:family="text">
      <style:text-properties fo:font-variant="normal" fo:text-transform="none" fo:color="#000000" style:text-line-through-style="none" style:text-line-through-type="none" fo:font-size="12pt" fo:letter-spacing="normal" fo:font-style="normal" style:text-underline-style="none" fo:font-weight="normal" officeooo:rsid="00675f4d" style:text-blinking="false" style:font-size-asian="12pt" style:font-style-asian="normal" style:font-weight-asian="normal" style:font-size-complex="12pt" style:font-weight-complex="normal"/>
    </style:style>
    <style:style style:name="T42" style:family="text">
      <style:text-properties fo:font-variant="normal" fo:text-transform="none" fo:color="#000000" style:text-line-through-style="none" style:text-line-through-type="none" fo:font-size="12pt" fo:letter-spacing="normal" fo:font-style="normal" style:text-underline-style="none" fo:font-weight="normal" officeooo:rsid="0068b802" style:text-blinking="false" style:font-size-asian="12pt" style:font-style-asian="normal" style:font-weight-asian="normal" style:font-size-complex="12pt" style:font-weight-complex="normal"/>
    </style:style>
    <style:style style:name="T43" style:family="text">
      <style:text-properties fo:font-variant="normal" fo:text-transform="none" fo:color="#000000" style:text-line-through-style="none" style:text-line-through-type="none" fo:font-size="12pt" fo:letter-spacing="normal" fo:font-style="normal" style:text-underline-style="none" fo:font-weight="normal" officeooo:rsid="006907c6" style:text-blinking="false" style:font-size-asian="12pt" style:font-style-asian="normal" style:font-weight-asian="normal" style:font-size-complex="12pt" style:font-weight-complex="normal"/>
    </style:style>
    <style:style style:name="T44" style:family="text">
      <style:text-properties fo:font-variant="normal" fo:text-transform="none" fo:color="#000000" style:text-line-through-style="none" style:text-line-through-type="none" fo:font-size="12pt" fo:letter-spacing="normal" fo:font-style="normal" style:text-underline-style="none" fo:font-weight="normal" officeooo:rsid="006a2eea" style:text-blinking="false" style:font-size-asian="12pt" style:font-style-asian="normal" style:font-weight-asian="normal" style:font-size-complex="12pt" style:font-weight-complex="normal"/>
    </style:style>
    <style:style style:name="T45" style:family="text">
      <style:text-properties fo:font-variant="normal" fo:text-transform="none" fo:color="#000000" style:text-line-through-style="none" style:text-line-through-type="none" fo:font-size="12pt" fo:letter-spacing="normal" fo:font-style="normal" style:text-underline-style="none" fo:font-weight="normal" officeooo:rsid="006bc602" style:text-blinking="false" style:font-size-asian="12pt" style:font-style-asian="normal" style:font-weight-asian="normal" style:font-size-complex="12pt" style:font-weight-complex="normal"/>
    </style:style>
    <style:style style:name="T46" style:family="text">
      <style:text-properties fo:font-variant="normal" fo:text-transform="none" fo:color="#000000" style:text-line-through-style="none" style:text-line-through-type="none" fo:font-size="12pt" fo:letter-spacing="normal" fo:font-style="normal" style:text-underline-style="none" fo:font-weight="normal" officeooo:rsid="006c5a0c" style:text-blinking="false" style:font-size-asian="12pt" style:font-style-asian="normal" style:font-weight-asian="normal" style:font-size-complex="12pt" style:font-weight-complex="normal"/>
    </style:style>
    <style:style style:name="T47" style:family="text">
      <style:text-properties fo:font-variant="normal" fo:text-transform="none" fo:color="#000000" style:text-line-through-style="none" style:text-line-through-type="none" fo:font-size="12pt" fo:letter-spacing="normal" fo:font-style="normal" style:text-underline-style="none" fo:font-weight="normal" officeooo:rsid="006e21d8" style:text-blinking="false" style:font-size-asian="12pt" style:font-style-asian="normal" style:font-weight-asian="normal" style:font-size-complex="12pt" style:font-weight-complex="normal"/>
    </style:style>
    <style:style style:name="T48" style:family="text">
      <style:text-properties fo:font-variant="normal" fo:text-transform="none" fo:color="#000000" style:text-line-through-style="none" style:text-line-through-type="none" fo:font-size="12pt" fo:letter-spacing="normal" fo:font-style="normal" style:text-underline-style="none" fo:font-weight="normal" officeooo:rsid="006f1abf" style:text-blinking="false" style:font-size-asian="12pt" style:font-style-asian="normal" style:font-weight-asian="normal" style:font-size-complex="12pt" style:font-weight-complex="normal"/>
    </style:style>
    <style:style style:name="T49" style:family="text">
      <style:text-properties fo:font-variant="normal" fo:text-transform="none" fo:color="#000000" style:text-line-through-style="none" style:text-line-through-type="none" fo:font-size="12pt" fo:letter-spacing="normal" fo:font-style="normal" style:text-underline-style="none" fo:font-weight="normal" officeooo:rsid="006fa38f" style:text-blinking="false" style:font-size-asian="12pt" style:font-style-asian="normal" style:font-weight-asian="normal" style:font-size-complex="12pt" style:font-weight-complex="normal"/>
    </style:style>
    <style:style style:name="T50" style:family="text">
      <style:text-properties fo:font-variant="normal" fo:text-transform="none" fo:color="#000000" style:text-line-through-style="none" style:text-line-through-type="none" fo:font-size="12pt" fo:letter-spacing="normal" fo:font-style="normal" style:text-underline-style="none" fo:font-weight="normal" officeooo:rsid="00703b4d" style:text-blinking="false" style:font-size-asian="12pt" style:font-style-asian="normal" style:font-weight-asian="normal" style:font-size-complex="12pt" style:font-weight-complex="normal"/>
    </style:style>
    <style:style style:name="T51" style:family="text">
      <style:text-properties fo:font-variant="normal" fo:text-transform="none" fo:color="#000000" style:text-line-through-style="none" style:text-line-through-type="none" fo:font-size="12pt" fo:letter-spacing="normal" fo:font-style="normal" style:text-underline-style="none" fo:font-weight="normal" officeooo:rsid="0070470c" style:text-blinking="false" style:font-size-asian="12pt" style:font-style-asian="normal" style:font-weight-asian="normal" style:font-size-complex="12pt" style:font-weight-complex="normal"/>
    </style:style>
    <style:style style:name="T52" style:family="text">
      <style:text-properties fo:font-variant="normal" fo:text-transform="none" fo:color="#000000" style:text-line-through-style="none" style:text-line-through-type="none" fo:font-size="12pt" fo:letter-spacing="normal" fo:font-style="normal" style:text-underline-style="none" fo:font-weight="normal" officeooo:rsid="00815099" style:text-blinking="false" style:font-size-asian="12pt" style:font-style-asian="normal" style:font-weight-asian="normal" style:font-size-complex="12pt" style:font-weight-complex="normal"/>
    </style:style>
    <style:style style:name="T53" style:family="text">
      <style:text-properties fo:font-variant="normal" fo:text-transform="none" fo:color="#000000" style:text-line-through-style="none" style:text-line-through-type="none" fo:font-size="12pt" fo:letter-spacing="normal" fo:font-style="normal" style:text-underline-style="none" fo:font-weight="normal" officeooo:rsid="00829b3b" style:text-blinking="false" style:font-size-asian="12pt" style:font-style-asian="normal" style:font-weight-asian="normal" style:font-size-complex="12pt" style:font-weight-complex="normal"/>
    </style:style>
    <style:style style:name="T54" style:family="text">
      <style:text-properties fo:font-variant="normal" fo:text-transform="none" fo:color="#000000" style:text-line-through-style="none" style:text-line-through-type="none" fo:font-size="12pt" fo:letter-spacing="normal" fo:font-style="normal" style:text-underline-style="none" fo:font-weight="normal" officeooo:rsid="00847aab" style:text-blinking="false" style:font-size-asian="12pt" style:font-style-asian="normal" style:font-weight-asian="normal" style:font-size-complex="12pt" style:font-weight-complex="normal"/>
    </style:style>
    <style:style style:name="T55" style:family="text">
      <style:text-properties fo:font-variant="normal" fo:text-transform="none" fo:color="#000000" style:text-line-through-style="none" style:text-line-through-type="none" fo:font-size="12pt" fo:letter-spacing="normal" fo:font-style="normal" style:text-underline-style="none" fo:font-weight="normal" officeooo:rsid="008a48b0" style:text-blinking="false" style:font-size-asian="12pt" style:font-style-asian="normal" style:font-weight-asian="normal" style:font-size-complex="12pt" style:font-weight-complex="normal"/>
    </style:style>
    <style:style style:name="T56" style:family="text">
      <style:text-properties fo:font-variant="normal" fo:text-transform="none" fo:color="#000000" style:text-line-through-style="none" style:text-line-through-type="none" fo:font-size="12pt" fo:letter-spacing="normal" fo:font-style="normal" style:text-underline-style="none" fo:font-weight="normal" officeooo:rsid="0095af4f" style:text-blinking="false" style:font-size-asian="12pt" style:font-style-asian="normal" style:font-weight-asian="normal" style:font-size-complex="12pt" style:font-weight-complex="normal"/>
    </style:style>
    <style:style style:name="T57" style:family="text">
      <style:text-properties fo:font-variant="normal" fo:text-transform="none" fo:color="#000000" style:text-line-through-style="none" style:text-line-through-type="none" fo:font-size="12pt" fo:letter-spacing="normal" fo:font-style="normal" style:text-underline-style="none" fo:font-weight="normal" officeooo:rsid="00973555" style:text-blinking="false" style:font-size-asian="12pt" style:font-style-asian="normal" style:font-weight-asian="normal" style:font-size-complex="12pt" style:font-weight-complex="normal"/>
    </style:style>
    <style:style style:name="T58" style:family="text">
      <style:text-properties fo:font-variant="normal" fo:text-transform="none" fo:color="#000000" style:text-line-through-style="none" style:text-line-through-type="none" fo:font-size="12pt" fo:letter-spacing="normal" fo:font-style="normal" style:text-underline-style="none" fo:font-weight="normal" officeooo:rsid="009a6f8d" style:text-blinking="false" style:font-size-asian="12pt" style:font-style-asian="normal" style:font-weight-asian="normal" style:font-size-complex="12pt" style:font-weight-complex="normal"/>
    </style:style>
    <style:style style:name="T59" style:family="text">
      <style:text-properties fo:font-variant="normal" fo:text-transform="none" fo:color="#000000" style:text-line-through-style="none" style:text-line-through-type="none" fo:font-size="12pt" fo:letter-spacing="normal" fo:font-style="normal" style:text-underline-style="none" fo:font-weight="normal" officeooo:rsid="009a90ed" style:text-blinking="false" style:font-size-asian="12pt" style:font-style-asian="normal" style:font-weight-asian="normal" style:font-size-complex="12pt" style:font-weight-complex="normal"/>
    </style:style>
    <style:style style:name="T60" style:family="text">
      <style:text-properties fo:font-variant="normal" fo:text-transform="none" fo:color="#000000" style:text-line-through-style="none" style:text-line-through-type="none" fo:font-size="12pt" fo:letter-spacing="normal" fo:font-style="normal" style:text-underline-style="none" fo:font-weight="normal" officeooo:rsid="009c4630" style:text-blinking="false" style:font-size-asian="12pt" style:font-style-asian="normal" style:font-weight-asian="normal" style:font-size-complex="12pt" style:font-weight-complex="normal"/>
    </style:style>
    <style:style style:name="T61" style:family="text">
      <style:text-properties fo:font-variant="normal" fo:text-transform="none" fo:color="#000000" style:text-line-through-style="none" style:text-line-through-type="none" fo:font-size="12pt" fo:letter-spacing="normal" fo:font-style="normal" style:text-underline-style="none" fo:font-weight="normal" officeooo:rsid="009fb56f" style:text-blinking="false" style:font-size-asian="12pt" style:font-style-asian="normal" style:font-weight-asian="normal" style:font-size-complex="12pt" style:font-weight-complex="normal"/>
    </style:style>
    <style:style style:name="T62" style:family="text">
      <style:text-properties fo:font-variant="normal" fo:text-transform="none" fo:color="#000000" style:text-line-through-style="none" style:text-line-through-type="none" fo:font-size="12pt" fo:letter-spacing="normal" fo:font-style="normal" style:text-underline-style="none" fo:font-weight="normal" officeooo:rsid="00a05343" style:text-blinking="false" style:font-size-asian="12pt" style:font-style-asian="normal" style:font-weight-asian="normal" style:font-size-complex="12pt" style:font-weight-complex="normal"/>
    </style:style>
    <style:style style:name="T63" style:family="text">
      <style:text-properties fo:font-variant="normal" fo:text-transform="none" fo:color="#000000" style:text-line-through-style="none" style:text-line-through-type="none" fo:font-size="12pt" fo:letter-spacing="normal" fo:font-style="normal" style:text-underline-style="none" fo:font-weight="normal" officeooo:rsid="00a3c5f0" style:text-blinking="false" style:font-size-asian="12pt" style:font-style-asian="normal" style:font-weight-asian="normal" style:font-size-complex="12pt" style:font-weight-complex="normal"/>
    </style:style>
    <style:style style:name="T64" style:family="text">
      <style:text-properties fo:font-variant="normal" fo:text-transform="none" fo:color="#000000" style:text-line-through-style="none" style:text-line-through-type="none" fo:font-size="12pt" fo:letter-spacing="normal" fo:font-style="normal" style:text-underline-style="none" fo:font-weight="normal" officeooo:rsid="00ab6d8a" style:text-blinking="false" style:font-size-asian="12pt" style:font-style-asian="normal" style:font-weight-asian="normal" style:font-size-complex="12pt" style:font-weight-complex="normal"/>
    </style:style>
    <style:style style:name="T65"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weight-complex="bold"/>
    </style:style>
    <style:style style:name="T66" style:family="text">
      <style:text-properties fo:font-variant="normal" fo:text-transform="none" fo:color="#000000" style:text-line-through-style="none" style:text-line-through-type="none" fo:font-size="12pt" fo:letter-spacing="normal" fo:font-style="normal" style:text-underline-style="none" fo:font-weight="normal" officeooo:rsid="0054d710" style:text-blinking="false" style:font-size-asian="12pt" style:font-style-asian="normal" style:font-weight-asian="normal" style:font-size-complex="12pt" style:font-weight-complex="bold"/>
    </style:style>
    <style:style style:name="T67"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Arial Unicode MS1" style:font-size-complex="12pt" style:font-weight-complex="bold"/>
    </style:style>
    <style:style style:name="T68" style:family="text">
      <style:text-properties fo:font-variant="normal" fo:text-transform="none" fo:color="#000000" style:text-line-through-style="none" style:text-line-through-type="none" fo:font-size="12pt" fo:letter-spacing="normal" fo:font-style="normal" style:text-underline-style="none" fo:font-weight="normal" officeooo:rsid="000cffa2" style:text-blinking="false" style:font-size-asian="12pt" style:font-style-asian="normal" style:font-weight-asian="normal" style:font-name-complex="Arial Unicode MS1" style:font-size-complex="12pt" style:font-weight-complex="bold"/>
    </style:style>
    <style:style style:name="T69" style:family="text">
      <style:text-properties fo:font-variant="normal" fo:text-transform="none" fo:color="#000000" style:text-line-through-style="none" style:text-line-through-type="none" fo:font-size="12pt" fo:letter-spacing="normal" fo:font-style="normal" style:text-underline-style="none" fo:font-weight="normal" officeooo:rsid="000d11db" style:text-blinking="false" style:font-size-asian="12pt" style:font-style-asian="normal" style:font-weight-asian="normal" style:font-name-complex="Arial Unicode MS1" style:font-size-complex="12pt" style:font-weight-complex="bold"/>
    </style:style>
    <style:style style:name="T70" style:family="text">
      <style:text-properties fo:font-variant="normal" fo:text-transform="none" fo:color="#000000" style:text-line-through-style="none" style:text-line-through-type="none" fo:font-size="12pt" fo:letter-spacing="normal" fo:font-style="normal" style:text-underline-style="none" fo:font-weight="normal" officeooo:rsid="000e8f4a" style:text-blinking="false" style:font-size-asian="12pt" style:font-style-asian="normal" style:font-weight-asian="normal" style:font-name-complex="Arial Unicode MS1" style:font-size-complex="12pt" style:font-weight-complex="bold"/>
    </style:style>
    <style:style style:name="T71" style:family="text">
      <style:text-properties fo:font-variant="normal" fo:text-transform="none" fo:color="#000000" style:text-line-through-style="none" style:text-line-through-type="none" fo:font-size="12pt" fo:letter-spacing="normal" fo:font-style="normal" style:text-underline-style="none" fo:font-weight="normal" officeooo:rsid="000fccb7" style:text-blinking="false" style:font-size-asian="12pt" style:font-style-asian="normal" style:font-weight-asian="normal" style:font-name-complex="Arial Unicode MS1" style:font-size-complex="12pt" style:font-weight-complex="bold"/>
    </style:style>
    <style:style style:name="T72" style:family="text">
      <style:text-properties fo:font-variant="normal" fo:text-transform="none" fo:color="#000000" style:text-line-through-style="none" style:text-line-through-type="none" fo:font-size="12pt" fo:letter-spacing="normal" fo:font-style="normal" style:text-underline-style="none" fo:font-weight="normal" officeooo:rsid="00116ff3" style:text-blinking="false" style:font-size-asian="12pt" style:font-style-asian="normal" style:font-weight-asian="normal" style:font-name-complex="Arial Unicode MS1" style:font-size-complex="12pt" style:font-weight-complex="bold"/>
    </style:style>
    <style:style style:name="T73" style:family="text">
      <style:text-properties fo:font-variant="normal" fo:text-transform="none" fo:color="#000000" style:text-line-through-style="none" style:text-line-through-type="none" fo:font-size="12pt" fo:letter-spacing="normal" fo:font-style="normal" style:text-underline-style="none" fo:font-weight="normal" officeooo:rsid="0012db9b" style:text-blinking="false" style:font-size-asian="12pt" style:font-style-asian="normal" style:font-weight-asian="normal" style:font-name-complex="Arial Unicode MS1" style:font-size-complex="12pt" style:font-weight-complex="bold"/>
    </style:style>
    <style:style style:name="T74" style:family="text">
      <style:text-properties fo:font-variant="normal" fo:text-transform="none" fo:color="#000000" style:text-line-through-style="none" style:text-line-through-type="none" fo:font-size="12pt" fo:letter-spacing="normal" fo:font-style="normal" style:text-underline-style="none" fo:font-weight="normal" officeooo:rsid="0012fc12" style:text-blinking="false" style:font-size-asian="12pt" style:font-style-asian="normal" style:font-weight-asian="normal" style:font-name-complex="Arial Unicode MS1" style:font-size-complex="12pt" style:font-weight-complex="bold"/>
    </style:style>
    <style:style style:name="T75" style:family="text">
      <style:text-properties fo:font-variant="normal" fo:text-transform="none" fo:color="#000000" style:text-line-through-style="none" style:text-line-through-type="none" fo:font-size="12pt" fo:letter-spacing="normal" fo:font-style="normal" style:text-underline-style="none" fo:font-weight="normal" officeooo:rsid="005678cf" style:text-blinking="false" style:font-size-asian="12pt" style:font-style-asian="normal" style:font-weight-asian="normal" style:font-name-complex="Arial Unicode MS1" style:font-size-complex="12pt" style:font-weight-complex="bold"/>
    </style:style>
    <style:style style:name="T76"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Arial Unicode MS1" style:font-size-complex="12pt" style:font-weight-complex="normal"/>
    </style:style>
    <style:style style:name="T77" style:family="text">
      <style:text-properties fo:font-variant="normal" fo:text-transform="none" fo:color="#000000" style:text-line-through-style="none" style:text-line-through-type="none" fo:font-size="12pt" fo:letter-spacing="normal" fo:font-style="normal" style:text-underline-style="none" fo:font-weight="normal" officeooo:rsid="0032c397" style:text-blinking="false" style:font-size-asian="12pt" style:font-style-asian="normal" style:font-weight-asian="normal" style:font-name-complex="Arial Unicode MS1" style:font-size-complex="12pt" style:font-weight-complex="normal"/>
    </style:style>
    <style:style style:name="T78" style:family="text">
      <style:text-properties fo:font-variant="normal" fo:text-transform="none" fo:color="#000000" style:text-line-through-style="none" style:text-line-through-type="none" fo:font-size="12pt" fo:letter-spacing="normal" fo:font-style="normal" style:text-underline-style="none" fo:font-weight="normal" officeooo:rsid="00576f58" style:text-blinking="false" style:font-size-asian="12pt" style:font-style-asian="normal" style:font-weight-asian="normal" style:font-name-complex="Arial Unicode MS1" style:font-size-complex="12pt" style:font-weight-complex="normal"/>
    </style:style>
    <style:style style:name="T79" style:family="text">
      <style:text-properties fo:font-variant="normal" fo:text-transform="none" fo:color="#000000" style:text-line-through-style="none" style:text-line-through-type="none" fo:font-size="12pt" fo:letter-spacing="normal" fo:font-style="normal" style:text-underline-style="none" fo:font-weight="normal" officeooo:rsid="00a5a1ab" style:text-blinking="false" style:font-size-asian="12pt" style:font-style-asian="normal" style:font-weight-asian="normal" style:font-name-complex="Arial Unicode MS1" style:font-size-complex="12pt" style:font-weight-complex="normal"/>
    </style:style>
    <style:style style:name="T80" style:family="text">
      <style:text-properties fo:font-variant="normal" fo:text-transform="none" fo:color="#000000" style:text-line-through-style="none" style:text-line-through-type="none" fo:font-size="12pt" fo:letter-spacing="normal" fo:font-style="normal" style:text-underline-style="none" fo:font-weight="normal" officeooo:rsid="00a62436" style:text-blinking="false" style:font-size-asian="12pt" style:font-style-asian="normal" style:font-weight-asian="normal" style:font-name-complex="Arial Unicode MS1" style:font-size-complex="12pt" style:font-weight-complex="normal"/>
    </style:style>
    <style:style style:name="T81" style:family="text">
      <style:text-properties fo:font-variant="normal" fo:text-transform="none" fo:color="#000000" style:text-line-through-style="none" style:text-line-through-type="none" fo:font-size="12pt" fo:letter-spacing="normal" fo:font-style="normal" style:text-underline-style="none" fo:font-weight="normal" officeooo:rsid="00a79d45" style:text-blinking="false" style:font-size-asian="12pt" style:font-style-asian="normal" style:font-weight-asian="normal" style:font-name-complex="Arial Unicode MS1" style:font-size-complex="12pt" style:font-weight-complex="normal"/>
    </style:style>
    <style:style style:name="T82" style:family="text">
      <style:text-properties fo:font-variant="normal" fo:text-transform="none" fo:color="#000000" style:text-line-through-style="none" style:text-line-through-type="none" fo:font-size="12pt" fo:letter-spacing="normal" fo:font-style="normal" style:text-underline-style="none" fo:font-weight="normal" officeooo:rsid="00a8229d" style:text-blinking="false" style:font-size-asian="12pt" style:font-style-asian="normal" style:font-weight-asian="normal" style:font-name-complex="Arial Unicode MS1" style:font-size-complex="12pt" style:font-weight-complex="normal"/>
    </style:style>
    <style:style style:name="T83" style:family="text">
      <style:text-properties fo:font-variant="normal" fo:text-transform="none" fo:color="#000000" style:text-line-through-style="none" style:text-line-through-type="none" fo:font-size="12pt" fo:letter-spacing="normal" fo:font-style="normal" style:text-underline-style="none" fo:font-weight="normal" officeooo:rsid="009a6f8d" style:text-blinking="false" style:font-size-asian="12pt" style:font-style-asian="normal" style:font-weight-asian="normal" style:font-name-complex="Arial Unicode MS1" style:font-size-complex="12pt" style:font-weight-complex="normal"/>
    </style:style>
    <style:style style:name="T84" style:family="text">
      <style:text-properties fo:font-variant="normal" fo:text-transform="none" fo:color="#000000" style:text-line-through-style="none" style:text-line-through-type="none" fo:font-size="12pt" fo:letter-spacing="normal" fo:font-style="normal" style:text-underline-style="none" fo:font-weight="normal" officeooo:rsid="00ab6d8a" style:text-blinking="false" style:font-size-asian="12pt" style:font-style-asian="normal" style:font-weight-asian="normal" style:font-name-complex="Arial Unicode MS1" style:font-size-complex="12pt" style:font-weight-complex="normal"/>
    </style:style>
    <style:style style:name="T85" style:family="text">
      <style:text-properties fo:font-variant="normal" fo:text-transform="none" fo:color="#000000" style:text-line-through-style="none" style:text-line-through-type="none" fo:font-size="12pt" fo:letter-spacing="normal" fo:font-style="normal" style:text-underline-style="none" fo:font-weight="normal" officeooo:rsid="00ad4a30" style:text-blinking="false" style:font-size-asian="12pt" style:font-style-asian="normal" style:font-weight-asian="normal" style:font-name-complex="Arial Unicode MS1" style:font-size-complex="12pt" style:font-weight-complex="normal"/>
    </style:style>
    <style:style style:name="T86" style:family="text">
      <style:text-properties fo:font-variant="normal" fo:text-transform="none" fo:color="#000000" style:text-line-through-style="none" style:text-line-through-type="none" fo:font-size="12pt" fo:letter-spacing="normal" fo:font-style="normal" style:text-underline-style="none" fo:font-weight="normal" officeooo:rsid="00af390e" style:text-blinking="false" style:font-size-asian="12pt" style:font-style-asian="normal" style:font-weight-asian="normal" style:font-name-complex="Arial Unicode MS1" style:font-size-complex="12pt" style:font-weight-complex="normal"/>
    </style:style>
    <style:style style:name="T87" style:family="text">
      <style:text-properties fo:font-variant="normal" fo:text-transform="none" fo:color="#000000" style:text-line-through-style="none" style:text-line-through-type="none" fo:font-size="12pt" fo:letter-spacing="normal" fo:font-style="normal" style:text-underline-style="none" fo:font-weight="normal" officeooo:rsid="00bb5852" style:text-blinking="false" style:font-size-asian="12pt" style:font-style-asian="normal" style:font-weight-asian="normal" style:font-name-complex="Arial Unicode MS1" style:font-size-complex="12pt" style:font-weight-complex="normal"/>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officeooo:rsid="00bcff74" style:text-blinking="false" style:font-size-asian="12pt" style:font-style-asian="normal" style:font-weight-asian="normal" style:font-name-complex="Arial Unicode MS1" style:font-size-complex="12pt" style:font-weight-complex="normal"/>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0c1b1d2" style:text-blinking="false" style:font-size-asian="12pt" style:font-style-asian="normal" style:font-weight-asian="normal" style:font-name-complex="Arial Unicode MS1" style:font-size-complex="12pt" style:font-weight-complex="normal"/>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0c20558" style:text-blinking="false" style:font-size-asian="12pt" style:font-style-asian="normal" style:font-weight-asian="normal" style:font-name-complex="Arial Unicode MS1" style:font-size-complex="12pt" style:font-weight-complex="normal"/>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0c22b8a" style:text-blinking="false" style:font-size-asian="12pt" style:font-style-asian="normal" style:font-weight-asian="normal" style:font-name-complex="Arial Unicode MS1" style:font-size-complex="12pt"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0c3b49c" style:text-blinking="false" style:font-size-asian="12pt" style:font-style-asian="normal" style:font-weight-asian="normal" style:font-name-complex="Arial Unicode MS1" style:font-size-complex="12pt" style:font-weight-complex="normal"/>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officeooo:rsid="00c7e325" style:text-blinking="false" style:font-size-asian="12pt" style:font-style-asian="normal" style:font-weight-asian="normal" style:font-name-complex="Arial Unicode MS1" style:font-size-complex="12pt" style:font-weight-complex="normal"/>
    </style:style>
    <style:style style:name="T94" style:family="text">
      <style:text-properties fo:font-variant="normal" fo:text-transform="none" fo:color="#000000" style:text-line-through-style="none" style:text-line-through-type="none" fo:font-size="12pt" fo:letter-spacing="normal" fo:font-style="normal" style:text-underline-style="none" fo:font-weight="normal" officeooo:rsid="00cb6c44" style:text-blinking="false" style:font-size-asian="12pt" style:font-style-asian="normal" style:font-weight-asian="normal" style:font-name-complex="Arial Unicode MS1" style:font-size-complex="12pt" style:font-weight-complex="normal"/>
    </style:style>
    <style:style style:name="T95" style:family="text">
      <style:text-properties fo:font-variant="normal" fo:text-transform="none" fo:color="#000000" style:text-line-through-style="none" style:text-line-through-type="none" fo:font-size="12pt" fo:letter-spacing="normal" fo:font-style="normal" style:text-underline-style="none" fo:font-weight="normal" officeooo:rsid="009a90ed" style:text-blinking="false" style:font-size-asian="12pt" style:font-style-asian="normal" style:font-weight-asian="normal" style:font-name-complex="Arial Unicode MS1" style:font-size-complex="12pt" style:font-style-complex="italic" style:font-weight-complex="normal"/>
    </style:style>
    <style:style style:name="T96" style:family="text">
      <style:text-properties fo:font-variant="normal" fo:text-transform="none" fo:color="#000000" style:text-line-through-style="none" style:text-line-through-type="none" fo:font-size="12pt" fo:letter-spacing="normal" fo:font-style="normal" style:text-underline-style="none" fo:font-weight="bold" style:text-blinking="false" style:font-size-asian="12pt" style:font-style-asian="normal" style:font-weight-asian="bold" style:font-size-complex="12pt" style:font-weight-complex="bold"/>
    </style:style>
    <style:style style:name="T97" style:family="text">
      <style:text-properties fo:font-variant="normal" fo:text-transform="none" fo:color="#000000" style:text-line-through-style="none" style:text-line-through-type="none" fo:font-size="12pt" fo:letter-spacing="normal" fo:font-style="normal" style:text-underline-style="none" fo:font-weight="bold" officeooo:rsid="001eb2c6" style:text-blinking="false" style:font-size-asian="12pt" style:font-style-asian="normal" style:font-weight-asian="bold" style:font-size-complex="12pt" style:font-weight-complex="bold"/>
    </style:style>
    <style:style style:name="T98" style:family="text">
      <style:text-properties fo:font-variant="normal" fo:text-transform="none" fo:color="#000000" style:text-line-through-style="none" style:text-line-through-type="none" fo:font-size="12pt" fo:letter-spacing="normal" fo:font-style="normal" style:text-underline-style="none" fo:font-weight="bold" officeooo:rsid="001fc7c1" style:text-blinking="false" style:font-size-asian="12pt" style:font-style-asian="normal" style:font-weight-asian="bold" style:font-size-complex="12pt" style:font-weight-complex="bold"/>
    </style:style>
    <style:style style:name="T99" style:family="text">
      <style:text-properties fo:font-variant="normal" fo:text-transform="none" fo:color="#000000" style:text-line-through-style="none" style:text-line-through-type="none" fo:font-size="12pt" fo:letter-spacing="normal" fo:font-style="normal" style:text-underline-style="none" fo:font-weight="bold" officeooo:rsid="00227d41" style:text-blinking="false" style:font-size-asian="12pt" style:font-style-asian="normal" style:font-weight-asian="bold" style:font-size-complex="12pt" style:font-weight-complex="bold"/>
    </style:style>
    <style:style style:name="T100" style:family="text">
      <style:text-properties fo:font-variant="normal" fo:text-transform="none" fo:color="#000000" style:text-line-through-style="none" style:text-line-through-type="none" fo:font-size="12pt" fo:letter-spacing="normal" fo:font-style="normal" style:text-underline-style="none" fo:font-weight="bold" officeooo:rsid="00279c40" style:text-blinking="false" style:font-size-asian="12pt" style:font-style-asian="normal" style:font-weight-asian="bold" style:font-size-complex="12pt" style:font-weight-complex="bold"/>
    </style:style>
    <style:style style:name="T101" style:family="text">
      <style:text-properties fo:font-variant="normal" fo:text-transform="none" fo:color="#000000" style:text-line-through-style="none" style:text-line-through-type="none" fo:font-size="12pt" fo:letter-spacing="normal" fo:font-style="normal" style:text-underline-style="none" fo:font-weight="bold" officeooo:rsid="0033afde" style:text-blinking="false" style:font-size-asian="12pt" style:font-style-asian="normal" style:font-weight-asian="bold" style:font-size-complex="12pt" style:font-weight-complex="bold"/>
    </style:style>
    <style:style style:name="T102" style:family="text">
      <style:text-properties fo:font-variant="normal" fo:text-transform="none" fo:color="#000000" style:text-line-through-style="none" style:text-line-through-type="none" fo:font-size="12pt" fo:letter-spacing="normal" fo:font-style="normal" style:text-underline-style="none" fo:font-weight="bold" officeooo:rsid="004f33a4" style:text-blinking="false" style:font-size-asian="12pt" style:font-style-asian="normal" style:font-weight-asian="bold" style:font-size-complex="12pt" style:font-weight-complex="bold"/>
    </style:style>
    <style:style style:name="T103" style:family="text">
      <style:text-properties fo:font-variant="normal" fo:text-transform="none" fo:color="#000000" style:text-line-through-style="none" style:text-line-through-type="none" fo:font-size="12pt" fo:letter-spacing="normal" fo:font-style="normal" style:text-underline-style="none" fo:font-weight="bold" officeooo:rsid="0050263f" style:text-blinking="false" style:font-size-asian="12pt" style:font-style-asian="normal" style:font-weight-asian="bold" style:font-size-complex="12pt" style:font-weight-complex="bold"/>
    </style:style>
    <style:style style:name="T104" style:family="text">
      <style:text-properties fo:font-variant="normal" fo:text-transform="none" fo:color="#000000" style:text-line-through-style="none" style:text-line-through-type="none" fo:font-size="12pt" fo:letter-spacing="normal" fo:font-style="normal" style:text-underline-style="none" fo:font-weight="bold" officeooo:rsid="00973555" style:text-blinking="false" style:font-size-asian="12pt" style:font-style-asian="normal" style:font-weight-asian="bold" style:font-size-complex="12pt" style:font-weight-complex="bold"/>
    </style:style>
    <style:style style:name="T105" style:family="text">
      <style:text-properties fo:font-variant="normal" fo:text-transform="none" fo:color="#000000" style:text-line-through-style="none" style:text-line-through-type="none" fo:font-size="12pt" fo:letter-spacing="normal" fo:font-style="normal" style:text-underline-style="none" fo:font-weight="bold" officeooo:rsid="009a6f8d" style:text-blinking="false" style:font-size-asian="12pt" style:font-style-asian="normal" style:font-weight-asian="bold" style:font-size-complex="12pt" style:font-weight-complex="bold"/>
    </style:style>
    <style:style style:name="T106" style:family="text">
      <style:text-properties fo:font-variant="normal" fo:text-transform="none" fo:color="#000000" style:text-line-through-style="none" style:text-line-through-type="none" fo:font-size="12pt" fo:letter-spacing="normal" fo:font-style="normal" style:text-underline-style="none" fo:font-weight="bold" officeooo:rsid="009a90ed" style:text-blinking="false" style:font-size-asian="12pt" style:font-style-asian="normal" style:font-weight-asian="bold" style:font-size-complex="12pt" style:font-weight-complex="bold"/>
    </style:style>
    <style:style style:name="T107" style:family="text">
      <style:text-properties fo:font-variant="normal" fo:text-transform="none" fo:color="#000000" style:text-line-through-style="none" style:text-line-through-type="none" fo:font-size="12pt" fo:letter-spacing="normal" fo:font-style="normal" style:text-underline-style="none" fo:font-weight="bold" officeooo:rsid="009c4630" style:text-blinking="false" style:font-size-asian="12pt" style:font-style-asian="normal" style:font-weight-asian="bold" style:font-size-complex="12pt" style:font-weight-complex="bold"/>
    </style:style>
    <style:style style:name="T108" style:family="text">
      <style:text-properties fo:font-variant="normal" fo:text-transform="none" fo:color="#000000" style:text-line-through-style="none" style:text-line-through-type="none" fo:font-size="12pt" fo:letter-spacing="normal" fo:font-style="normal" style:text-underline-style="none" fo:font-weight="bold" officeooo:rsid="009fb56f" style:text-blinking="false" style:font-size-asian="12pt" style:font-style-asian="normal" style:font-weight-asian="bold" style:font-size-complex="12pt" style:font-weight-complex="bold"/>
    </style:style>
    <style:style style:name="T109" style:family="text">
      <style:text-properties fo:font-variant="normal" fo:text-transform="none" fo:color="#000000" style:text-line-through-style="none" style:text-line-through-type="none" fo:font-size="12pt" fo:letter-spacing="normal" fo:font-style="normal" style:text-underline-style="none" fo:font-weight="bold" style:text-blinking="false" style:font-size-asian="12pt" style:font-style-asian="normal" style:font-weight-asian="bold" style:font-name-complex="Arial Unicode MS1" style:font-size-complex="12pt" style:font-weight-complex="bold"/>
    </style:style>
    <style:style style:name="T110" style:family="text">
      <style:text-properties fo:font-variant="normal" fo:text-transform="none" fo:color="#000000" style:text-line-through-style="none" style:text-line-through-type="none" fo:font-size="12pt" fo:letter-spacing="normal" fo:font-style="normal" style:text-underline-style="none" fo:font-weight="bold" officeooo:rsid="003b9f09" style:text-blinking="false" style:font-size-asian="12pt" style:font-style-asian="normal" style:font-weight-asian="bold" style:font-name-complex="Arial Unicode MS1" style:font-size-complex="12pt" style:font-weight-complex="bold"/>
    </style:style>
    <style:style style:name="T111" style:family="text">
      <style:text-properties fo:font-variant="normal" fo:text-transform="none" fo:color="#000000" style:text-line-through-style="none" style:text-line-through-type="none" fo:font-size="12pt" fo:letter-spacing="normal" fo:font-style="normal" style:text-underline-style="none" fo:font-weight="bold" officeooo:rsid="0030cc1c" style:text-blinking="false" style:font-size-asian="12pt" style:font-style-asian="normal" style:font-weight-asian="bold" style:font-name-complex="Arial Unicode MS1" style:font-size-complex="12pt" style:font-weight-complex="bold"/>
    </style:style>
    <style:style style:name="T112" style:family="text">
      <style:text-properties fo:font-variant="normal" fo:text-transform="none" fo:color="#000000" style:text-line-through-style="none" style:text-line-through-type="none" fo:font-size="12pt" fo:letter-spacing="normal" fo:font-style="normal" style:text-underline-style="none" fo:font-weight="bold" officeooo:rsid="00991bf5" style:text-blinking="false" style:font-size-asian="12pt" style:font-style-asian="normal" style:font-weight-asian="bold" style:font-name-complex="Arial Unicode MS1" style:font-size-complex="12pt" style:font-weight-complex="bold"/>
    </style:style>
    <style:style style:name="T113" style:family="text">
      <style:text-properties fo:font-variant="normal" fo:text-transform="none" fo:color="#000000" style:text-line-through-style="none" style:text-line-through-type="none" fo:font-size="12pt" fo:letter-spacing="normal" fo:font-style="normal" style:text-underline-style="none" fo:font-weight="bold" officeooo:rsid="0095d9ab" style:text-blinking="false" style:font-size-asian="12pt" style:font-style-asian="normal" style:font-weight-asian="bold" style:font-name-complex="Arial Unicode MS1" style:font-size-complex="12pt" style:font-weight-complex="bold"/>
    </style:style>
    <style:style style:name="T114" style:family="text">
      <style:text-properties fo:font-variant="normal" fo:text-transform="none" fo:color="#000000" style:text-line-through-style="none" style:text-line-through-type="none" fo:font-size="12pt" fo:letter-spacing="normal" fo:font-style="normal" style:text-underline-style="none" fo:font-weight="bold" officeooo:rsid="00476ce6" style:text-blinking="false" style:font-size-asian="12pt" style:font-style-asian="normal" style:font-weight-asian="bold" style:font-name-complex="Arial Unicode MS1" style:font-size-complex="12pt" style:font-weight-complex="bold"/>
    </style:style>
    <style:style style:name="T115" style:family="text">
      <style:text-properties fo:font-variant="normal" fo:text-transform="none" fo:color="#000000" style:text-line-through-style="none" style:text-line-through-type="none" fo:font-size="12pt" fo:letter-spacing="normal" fo:font-style="normal" style:text-underline-style="none" fo:font-weight="bold" officeooo:rsid="009750ab" style:text-blinking="false" style:font-size-asian="12pt" style:font-style-asian="normal" style:font-weight-asian="bold" style:font-name-complex="Arial Unicode MS1" style:font-size-complex="12pt" style:font-weight-complex="bold"/>
    </style:style>
    <style:style style:name="T116" style:family="text">
      <style:text-properties fo:font-variant="normal" fo:text-transform="none" fo:color="#000000" style:text-line-through-style="none" style:text-line-through-type="none" fo:font-size="12pt" fo:letter-spacing="normal" fo:font-style="normal" style:text-underline-style="none" fo:font-weight="bold" officeooo:rsid="0097856b" style:text-blinking="false" style:font-size-asian="12pt" style:font-style-asian="normal" style:font-weight-asian="bold" style:font-name-complex="Arial Unicode MS1" style:font-size-complex="12pt" style:font-weight-complex="bold"/>
    </style:style>
    <style:style style:name="T117" style:family="text">
      <style:text-properties fo:font-variant="normal" fo:text-transform="none" fo:color="#000000" style:text-line-through-style="none" style:text-line-through-type="none" fo:font-size="12pt" fo:letter-spacing="normal" fo:font-style="normal" style:text-underline-style="none" fo:font-weight="bold" officeooo:rsid="0097189d" style:text-blinking="false" style:font-size-asian="12pt" style:font-style-asian="normal" style:font-weight-asian="bold" style:font-name-complex="Arial Unicode MS1" style:font-size-complex="12pt" style:font-weight-complex="bold"/>
    </style:style>
    <style:style style:name="T118" style:family="text">
      <style:text-properties fo:font-variant="normal" fo:text-transform="none" fo:color="#000000" style:text-line-through-style="none" style:text-line-through-type="none" fo:font-size="12pt" fo:letter-spacing="normal" fo:font-style="normal" style:text-underline-style="none" fo:font-weight="bold" officeooo:rsid="003a6acd" style:text-blinking="false" style:font-size-asian="12pt" style:font-style-asian="normal" style:font-weight-asian="bold" style:font-name-complex="Arial Unicode MS1" style:font-size-complex="12pt" style:font-weight-complex="bold"/>
    </style:style>
    <style:style style:name="T119" style:family="text">
      <style:text-properties fo:font-variant="normal" fo:text-transform="none" fo:color="#000000" style:text-line-through-style="none" style:text-line-through-type="none" fo:font-size="12pt" fo:letter-spacing="normal" fo:font-style="normal" style:text-underline-style="none" fo:font-weight="bold" officeooo:rsid="00998559" style:text-blinking="false" style:font-size-asian="12pt" style:font-style-asian="normal" style:font-weight-asian="bold" style:font-name-complex="Arial Unicode MS1" style:font-size-complex="12pt" style:font-weight-complex="bold"/>
    </style:style>
    <style:style style:name="T120" style:family="text">
      <style:text-properties fo:font-variant="normal" fo:text-transform="none" fo:color="#000000" style:text-line-through-style="none" style:text-line-through-type="none" fo:font-size="12pt" fo:letter-spacing="normal" fo:font-style="normal" style:text-underline-style="none" fo:font-weight="bold" officeooo:rsid="00973555" style:text-blinking="false" style:font-size-asian="12pt" style:font-style-asian="normal" style:font-weight-asian="bold" style:font-name-complex="Arial Unicode MS1" style:font-size-complex="12pt" style:font-weight-complex="bold"/>
    </style:style>
    <style:style style:name="T121" style:family="text">
      <style:text-properties fo:font-variant="normal" fo:text-transform="none" fo:color="#000000" style:text-line-through-style="none" style:text-line-through-type="none" fo:font-size="12pt" fo:letter-spacing="normal" fo:font-style="normal" style:text-underline-style="none" fo:font-weight="bold" officeooo:rsid="009a6f8d" style:text-blinking="false" style:font-size-asian="12pt" style:font-style-asian="normal" style:font-weight-asian="bold" style:font-name-complex="Arial Unicode MS1" style:font-size-complex="12pt" style:font-weight-complex="bold"/>
    </style:style>
    <style:style style:name="T122" style:family="text">
      <style:text-properties fo:font-variant="normal" fo:text-transform="none" fo:color="#000000" style:text-line-through-style="none" style:text-line-through-type="none" fo:font-size="12pt" fo:letter-spacing="normal" fo:font-style="normal" style:text-underline-style="none" fo:font-weight="bold" officeooo:rsid="009c4630" style:text-blinking="false" style:font-size-asian="12pt" style:font-style-asian="normal" style:font-weight-asian="bold" style:font-name-complex="Arial Unicode MS1" style:font-size-complex="12pt" style:font-weight-complex="bold"/>
    </style:style>
    <style:style style:name="T123" style:family="text">
      <style:text-properties fo:font-variant="normal" fo:text-transform="none" fo:color="#000000" style:text-line-through-style="none" style:text-line-through-type="none" fo:font-size="12pt" fo:letter-spacing="normal" fo:font-style="normal" style:text-underline-style="none" fo:font-weight="bold" officeooo:rsid="0033afde" style:text-blinking="false" style:font-size-asian="12pt" style:font-style-asian="normal" style:font-weight-asian="bold" style:font-name-complex="Arial Unicode MS1" style:font-size-complex="12pt" style:font-weight-complex="bold"/>
    </style:style>
    <style:style style:name="T124" style:family="text">
      <style:text-properties fo:font-variant="normal" fo:text-transform="none" fo:color="#000000" style:text-line-through-style="none" style:text-line-through-type="none" fo:font-size="12pt" fo:letter-spacing="normal" fo:font-style="normal" style:text-underline-style="none" fo:font-weight="bold" officeooo:rsid="003b9f09" style:text-blinking="false" style:font-size-asian="12pt" style:font-style-asian="normal" style:font-weight-asian="bold" style:font-name-complex="Arial Unicode MS1" style:font-size-complex="12pt" style:font-style-complex="italic" style:font-weight-complex="bold"/>
    </style:style>
    <style:style style:name="T125" style:family="text">
      <style:text-properties fo:font-variant="normal" fo:text-transform="none" fo:color="#000000" style:text-line-through-style="none" style:text-line-through-type="none" fo:font-size="12pt" fo:letter-spacing="normal" fo:font-style="normal" style:text-underline-style="none" fo:font-weight="bold" officeooo:rsid="00973555" style:text-blinking="false" style:font-size-asian="12pt" style:font-style-asian="normal" style:font-weight-asian="bold" style:font-name-complex="Arial Unicode MS1" style:font-size-complex="12pt" style:font-style-complex="italic" style:font-weight-complex="bold"/>
    </style:style>
    <style:style style:name="T126" style:family="text">
      <style:text-properties fo:font-variant="normal" fo:text-transform="none" fo:color="#000000" style:text-line-through-style="none" style:text-line-through-type="none" fo:font-size="12pt" fo:letter-spacing="normal" fo:font-style="normal" style:text-underline-style="none" fo:font-weight="bold" officeooo:rsid="009a6f8d" style:text-blinking="false" style:font-size-asian="12pt" style:font-style-asian="normal" style:font-weight-asian="bold" style:font-name-complex="Arial Unicode MS1" style:font-size-complex="12pt" style:font-style-complex="italic" style:font-weight-complex="bold"/>
    </style:style>
    <style:style style:name="T127" style:family="text">
      <style:text-properties fo:font-variant="normal" fo:text-transform="none" fo:color="#000000" style:text-line-through-style="none" style:text-line-through-type="none" fo:font-size="12pt" fo:letter-spacing="normal" fo:font-style="normal" style:text-underline-style="none" fo:font-weight="bold" officeooo:rsid="009a90ed" style:text-blinking="false" style:font-size-asian="12pt" style:font-style-asian="normal" style:font-weight-asian="bold" style:font-name-complex="Arial Unicode MS1" style:font-size-complex="12pt" style:font-style-complex="italic" style:font-weight-complex="bold"/>
    </style:style>
    <style:style style:name="T128" style:family="text">
      <style:text-properties fo:font-variant="normal" fo:text-transform="none" fo:color="#000000" style:text-line-through-style="none" style:text-line-through-type="none" fo:font-size="12pt" fo:letter-spacing="normal" fo:language="en" fo:country="US" fo:font-style="normal" style:text-underline-style="none" fo:font-weight="normal" officeooo:rsid="0076b8f4"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29" style:family="text">
      <style:text-properties fo:font-variant="normal" fo:text-transform="none" fo:color="#000000" style:text-line-through-style="none" style:text-line-through-type="none" fo:font-size="12pt" fo:letter-spacing="normal" fo:language="en" fo:country="US" fo:font-style="normal" style:text-underline-style="none" fo:font-weight="normal" officeooo:rsid="00783c97"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30" style:family="text">
      <style:text-properties fo:font-variant="normal" fo:text-transform="none" fo:color="#000000" style:text-line-through-style="none" style:text-line-through-type="none" fo:font-size="12pt" fo:letter-spacing="normal" fo:language="en" fo:country="US" fo:font-style="normal" style:text-underline-style="none" fo:font-weight="normal" officeooo:rsid="007a13e7"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31" style:family="text">
      <style:text-properties fo:font-variant="normal" fo:text-transform="none" fo:color="#000000" style:text-line-through-style="none" style:text-line-through-type="none" fo:font-size="12pt" fo:letter-spacing="normal" fo:language="en" fo:country="US" fo:font-style="normal" style:text-underline-style="none" fo:font-weight="normal" officeooo:rsid="00a2a89e"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32" style:family="text">
      <style:text-properties fo:font-variant="normal" fo:text-transform="none" fo:color="#000000" style:text-line-through-style="none" style:text-line-through-type="none" fo:font-size="12pt" fo:letter-spacing="normal" fo:language="en" fo:country="US" fo:font-style="normal" style:text-underline-style="none" fo:font-weight="normal" officeooo:rsid="00a40af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33" style:family="text">
      <style:text-properties fo:font-variant="normal" fo:text-transform="none" fo:color="#000000" style:text-line-through-style="none" style:text-line-through-type="none" fo:font-size="12pt" fo:letter-spacing="normal" fo:language="en" fo:country="US" fo:font-style="normal" style:text-underline-style="none" fo:font-weight="normal" officeooo:rsid="00cb6c44"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34" style:family="text">
      <style:text-properties fo:font-variant="normal" fo:text-transform="none" fo:color="#000000" style:text-line-through-style="none" style:text-line-through-type="none" fo:font-size="12pt" fo:letter-spacing="normal" fo:language="en" fo:country="US" fo:font-style="normal" style:text-underline-style="none" fo:font-weight="bold" officeooo:rsid="0076b8f4" style:letter-kerning="false" style:text-blinking="false" style:font-name-asian="Calibri" style:font-size-asian="12pt" style:language-asian="en" style:country-asian="US" style:font-style-asian="normal" style:font-weight-asian="bold" style:font-name-complex="Arial Unicode MS1" style:font-size-complex="12pt" style:language-complex="ar" style:country-complex="SA" style:font-weight-complex="bold"/>
    </style:style>
    <style:style style:name="T135" style:family="text">
      <style:text-properties fo:font-variant="normal" fo:text-transform="none" fo:color="#000000" style:text-line-through-style="none" style:text-line-through-type="none" fo:font-size="12pt" fo:letter-spacing="normal" fo:language="en" fo:country="US" fo:font-style="normal" style:text-underline-style="none" fo:font-weight="bold" officeooo:rsid="007a13e7" style:letter-kerning="false" style:text-blinking="false" style:font-name-asian="Calibri" style:font-size-asian="12pt" style:language-asian="en" style:country-asian="US" style:font-style-asian="normal" style:font-weight-asian="bold" style:font-name-complex="Arial Unicode MS1" style:font-size-complex="12pt" style:language-complex="ar" style:country-complex="SA" style:font-weight-complex="bold"/>
    </style:style>
    <style:style style:name="T136" style:family="text">
      <style:text-properties fo:font-variant="normal" fo:text-transform="none" fo:color="#000000" style:text-line-through-style="none" style:text-line-through-type="none" fo:font-size="12pt" fo:letter-spacing="normal" fo:language="en" fo:country="US" fo:font-style="normal" style:text-underline-style="none" fo:font-weight="bold" officeooo:rsid="00a2a89e" style:letter-kerning="false" style:text-blinking="false" style:font-name-asian="Calibri" style:font-size-asian="12pt" style:language-asian="en" style:country-asian="US" style:font-style-asian="normal" style:font-weight-asian="bold" style:font-name-complex="Arial Unicode MS1" style:font-size-complex="12pt" style:language-complex="ar" style:country-complex="SA" style:font-weight-complex="bold"/>
    </style:style>
    <style:style style:name="T137"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style:text-blinking="false" style:font-size-asian="12pt" style:font-style-asian="normal" style:font-weight-asian="normal" style:font-name-complex="Arial Unicode MS1" style:font-size-complex="12pt" style:font-weight-complex="normal"/>
    </style:style>
    <style:style style:name="T138"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officeooo:rsid="00991bf5" style:text-blinking="false" style:font-size-asian="12pt" style:font-style-asian="normal" style:font-weight-asian="normal" style:font-name-complex="Arial Unicode MS1" style:font-size-complex="12pt" style:font-weight-complex="normal"/>
    </style:style>
    <style:style style:name="T139"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officeooo:rsid="00c3b49c" style:text-blinking="false" style:font-size-asian="12pt" style:font-style-asian="normal" style:font-weight-asian="normal" style:font-name-complex="Arial Unicode MS1" style:font-size-complex="12pt" style:font-weight-complex="normal"/>
    </style:style>
    <style:style style:name="T140"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style:text-blinking="false" style:font-size-asian="12pt" style:font-style-asian="normal" style:font-weight-asian="normal" style:font-name-complex="Arial Unicode MS1" style:font-size-complex="12pt" style:font-weight-complex="bold"/>
    </style:style>
    <style:style style:name="T141"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officeooo:rsid="00233ff2" style:text-blinking="false" style:font-size-asian="12pt" style:font-style-asian="normal" style:font-weight-asian="normal" style:font-name-complex="Arial Unicode MS1" style:font-size-complex="12pt" style:font-weight-complex="bold"/>
    </style:style>
    <style:style style:name="T142"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officeooo:rsid="002ee18f" style:text-blinking="false" style:font-size-asian="12pt" style:font-style-asian="normal" style:font-weight-asian="normal" style:font-name-complex="Arial Unicode MS1" style:font-size-complex="12pt" style:font-weight-complex="bold"/>
    </style:style>
    <style:style style:name="T143" style:family="text">
      <style:text-properties fo:font-variant="normal" fo:text-transform="none" fo:color="#000000" style:text-line-through-style="none" style:text-line-through-type="none" style:font-name="Arial Unicode MS" fo:font-size="12pt" fo:letter-spacing="normal" fo:font-style="normal" style:text-underline-style="none" fo:font-weight="normal" officeooo:rsid="0033afde" style:text-blinking="false" style:font-size-asian="12pt" style:font-style-asian="normal" style:font-weight-asian="normal" style:font-name-complex="Arial Unicode MS1" style:font-size-complex="12pt" style:font-weight-complex="bold"/>
    </style:style>
    <style:style style:name="T144" style:family="text">
      <style:text-properties fo:font-variant="normal" fo:text-transform="none" fo:color="#000000" style:text-line-through-style="none" style:text-line-through-type="none" style:font-name="Arial Unicode MS" fo:font-size="12pt" fo:letter-spacing="normal" fo:language="en" fo:country="US" fo:font-style="normal" style:text-underline-style="none" fo:font-weight="normal" officeooo:rsid="0036bad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45" style:family="text">
      <style:text-properties fo:font-variant="normal" fo:text-transform="none" fo:color="#000000" style:text-line-through-style="none" style:text-line-through-type="none" style:font-name="Arial Unicode MS" fo:font-size="12pt" fo:letter-spacing="normal" fo:language="en" fo:country="US" fo:font-style="normal" style:text-underline-style="none" fo:font-weight="normal" officeooo:rsid="00233ff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46" style:family="text">
      <style:text-properties fo:font-variant="normal" fo:text-transform="none" fo:color="#000000" style:text-line-through-style="none" style:text-line-through-type="none" style:font-name="Arial Unicode MS" fo:font-size="12pt" fo:letter-spacing="normal" fo:language="en" fo:country="US" fo:font-style="normal" style:text-underline-style="none" fo:font-weight="normal" officeooo:rsid="007a13e7"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47" style:family="text">
      <style:text-properties fo:font-variant="normal" fo:text-transform="none" fo:color="#000000" style:text-line-through-style="none" style:text-line-through-type="none" style:text-position="super 58%" style:font-name="Times New Roman" fo:font-size="12pt" fo:letter-spacing="normal" fo:language="en" fo:country="US" fo:font-style="normal" style:text-underline-style="none" fo:font-weight="normal" officeooo:rsid="00324009"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48" style:family="text">
      <style:text-properties fo:font-variant="normal" fo:text-transform="none" fo:color="#000000" style:text-line-through-style="none" style:text-line-through-type="none" fo:font-size="16pt" fo:letter-spacing="normal" fo:font-style="normal" style:text-underline-style="none" fo:font-weight="bold" style:text-blinking="false" style:font-size-asian="16pt" style:font-style-asian="normal" style:font-weight-asian="bold" style:font-name-complex="Arial Unicode MS1" style:font-size-complex="16pt" style:font-weight-complex="bold"/>
    </style:style>
    <style:style style:name="T149"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officeooo:rsid="0030cc1c" style:letter-kerning="false" style:text-blinking="false" style:font-name-asian="Calibri" style:font-size-asian="12pt" style:language-asian="en" style:country-asian="US" style:font-style-asian="normal" style:font-weight-asian="bold" style:font-name-complex="Arial Unicode MS1" style:font-size-complex="12pt" style:language-complex="ar" style:country-complex="SA" style:font-weight-complex="bold"/>
    </style:style>
    <style:style style:name="T150"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officeooo:rsid="007d3700" style:letter-kerning="false" style:text-blinking="false" style:font-name-asian="Calibri" style:font-size-asian="12pt" style:language-asian="en" style:country-asian="US" style:font-style-asian="normal" style:font-weight-asian="bold" style:font-name-complex="Arial Unicode MS1" style:font-size-complex="12pt" style:language-complex="ar" style:country-complex="SA" style:font-weight-complex="bold"/>
    </style:style>
    <style:style style:name="T15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officeooo:rsid="009a6f8d" style:letter-kerning="false" style:text-blinking="false" style:font-name-asian="Calibri" style:font-size-asian="12pt" style:language-asian="en" style:country-asian="US" style:font-style-asian="normal" style:font-weight-asian="bold" style:font-name-complex="Tahoma1" style:font-size-complex="12pt" style:language-complex="ar" style:country-complex="SA" style:font-weight-complex="bold"/>
    </style:style>
    <style:style style:name="T15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officeooo:rsid="009a90ed" style:letter-kerning="false" style:text-blinking="false" style:font-name-asian="Calibri" style:font-size-asian="12pt" style:language-asian="en" style:country-asian="US" style:font-style-asian="normal" style:font-weight-asian="bold" style:font-name-complex="Tahoma1" style:font-size-complex="12pt" style:language-complex="ar" style:country-complex="SA" style:font-weight-complex="bold"/>
    </style:style>
    <style:style style:name="T15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officeooo:rsid="009a6f8d" style:letter-kerning="false" style:text-blinking="false" style:font-name-asian="Calibri" style:font-size-asian="12pt" style:language-asian="en" style:country-asian="US" style:font-style-asian="normal" style:font-weight-asian="bold" style:font-name-complex="Tahoma1" style:font-size-complex="12pt" style:language-complex="ar" style:country-complex="SA" style:font-style-complex="italic" style:font-weight-complex="bold"/>
    </style:style>
    <style:style style:name="T15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24009"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55"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0cc1c"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56"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53c79"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57"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6bad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58"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5678cf"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59"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596069"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0"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5bb8ae"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5d74ca"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7d3700"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7eade5"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7fbaa7"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5"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a40af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normal"/>
    </style:style>
    <style:style style:name="T166"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6bad2"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67"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596069"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68"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7d3700" style:letter-kerning="false" style:text-blinking="false" style:font-name-asian="Calibri" style:font-size-asian="12pt" style:language-asian="en" style:country-asian="US" style:font-style-asian="normal" style:font-weight-asian="normal" style:font-name-complex="Arial Unicode MS1" style:font-size-complex="12pt" style:language-complex="ar" style:country-complex="SA" style:font-weight-complex="bold"/>
    </style:style>
    <style:style style:name="T169"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officeooo:rsid="0030cc1c" style:letter-kerning="false" style:text-blinking="false" style:font-name-asian="Calibri" style:font-size-asian="12pt" style:language-asian="en" style:country-asian="US" style:font-style-asian="normal" style:font-name-complex="Arial Unicode MS1" style:font-size-complex="12pt" style:language-complex="ar" style:country-complex="SA"/>
    </style:style>
    <style:style style:name="T170"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officeooo:rsid="00324009" style:letter-kerning="false" style:text-blinking="false" style:font-name-asian="Calibri" style:font-size-asian="12pt" style:language-asian="en" style:country-asian="US" style:font-style-asian="normal" style:font-name-complex="Arial Unicode MS1" style:font-size-complex="12pt" style:language-complex="ar" style:country-complex="SA"/>
    </style:style>
    <style:style style:name="T17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officeooo:rsid="0033168a" style:letter-kerning="false" style:text-blinking="false" style:font-name-asian="Calibri" style:font-size-asian="12pt" style:language-asian="en" style:country-asian="US" style:font-style-asian="normal" style:font-name-complex="Arial Unicode MS1" style:font-size-complex="12pt" style:language-complex="ar" style:country-complex="SA"/>
    </style:style>
    <style:style style:name="T17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officeooo:rsid="003b9f09" style:letter-kerning="false" style:text-blinking="false" style:font-name-asian="Calibri" style:font-size-asian="12pt" style:language-asian="en" style:country-asian="US" style:font-style-asian="normal" style:font-name-complex="Arial Unicode MS1" style:font-size-complex="12pt" style:language-complex="ar" style:country-complex="SA"/>
    </style:style>
    <style:style style:name="T17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officeooo:rsid="007fbaa7" style:letter-kerning="false" style:text-blinking="false" style:font-name-asian="Calibri" style:font-size-asian="12pt" style:language-asian="en" style:country-asian="US" style:font-style-asian="normal" style:font-name-complex="Arial Unicode MS1" style:font-size-complex="12pt" style:language-complex="ar" style:country-complex="SA"/>
    </style:style>
    <style:style style:name="T17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officeooo:rsid="008007f9" style:letter-kerning="false" style:text-blinking="false" style:font-name-asian="Calibri" style:font-size-asian="12pt" style:language-asian="en" style:country-asian="US" style:font-style-asian="normal" style:font-name-complex="Arial Unicode MS1" style:font-size-complex="12pt" style:language-complex="ar" style:country-complex="SA"/>
    </style:style>
    <style:style style:name="T17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c22b8a" style:text-blinking="false" style:font-size-asian="12pt" style:font-style-asian="normal" style:font-weight-asian="normal" style:font-name-complex="Arial Unicode MS1" style:font-size-complex="12pt" style:font-weight-complex="bold"/>
    </style:style>
    <style:style style:name="T17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c3b49c" style:text-blinking="false" style:font-size-asian="12pt" style:font-style-asian="normal" style:font-weight-asian="normal" style:font-name-complex="Arial Unicode MS1" style:font-size-complex="12pt" style:font-weight-complex="bold"/>
    </style:style>
    <style:style style:name="T177" style:family="text">
      <style:text-properties fo:font-variant="normal" fo:text-transform="none" fo:color="#000000" style:text-line-through-style="none" style:text-line-through-type="none" fo:font-size="96pt" fo:letter-spacing="normal" fo:font-style="normal" style:text-underline-style="none" fo:font-weight="bold" officeooo:rsid="00aa5ca2" style:text-blinking="false" style:font-size-asian="96pt" style:font-style-asian="normal" style:font-weight-asian="bold" style:font-size-complex="96pt" style:font-weight-complex="bold"/>
    </style:style>
    <style:style style:name="T178" style:family="text">
      <style:text-properties fo:font-variant="normal" fo:text-transform="none" style:text-line-through-style="none" style:text-line-through-type="none" fo:font-size="12pt" fo:letter-spacing="normal" fo:font-style="normal" fo:font-weight="bold" officeooo:rsid="0033afde" style:text-blinking="false" style:font-size-asian="12pt" style:font-style-asian="normal" style:font-weight-asian="bold" style:font-name-complex="Arial Unicode MS1" style:font-size-complex="12pt" style:font-weight-complex="bold"/>
    </style:style>
    <style:style style:name="T179" style:family="text">
      <style:text-properties fo:font-variant="normal" fo:text-transform="none" style:text-line-through-style="none" style:text-line-through-type="none" fo:font-size="12pt" fo:letter-spacing="normal" fo:font-style="normal" style:text-underline-style="none" fo:font-weight="bold" officeooo:rsid="0033afde" style:text-blinking="false" style:font-size-asian="12pt" style:font-style-asian="normal" style:font-weight-asian="bold" style:font-name-complex="Arial Unicode MS1" style:font-size-complex="12pt" style:font-weight-complex="bold"/>
    </style:style>
    <style:style style:name="T180" style:family="text">
      <style:text-properties officeooo:rsid="0022ea06"/>
    </style:style>
    <style:style style:name="T181" style:family="text">
      <style:text-properties officeooo:rsid="003b9f09"/>
    </style:style>
    <style:style style:name="T182" style:family="text">
      <style:text-properties officeooo:rsid="005678cf"/>
    </style:style>
    <style:style style:name="T183" style:family="text">
      <style:text-properties officeooo:rsid="00596069"/>
    </style:style>
    <style:style style:name="T184" style:family="text">
      <style:text-properties officeooo:rsid="0059f413"/>
    </style:style>
    <style:style style:name="T185" style:family="text">
      <style:text-properties officeooo:rsid="00675f4d"/>
    </style:style>
    <style:style style:name="T186" style:family="text">
      <style:text-properties officeooo:rsid="0068b802"/>
    </style:style>
    <style:style style:name="T187" style:family="text">
      <style:text-properties officeooo:rsid="006907c6"/>
    </style:style>
    <style:style style:name="T188" style:family="text">
      <style:text-properties officeooo:rsid="007d3700"/>
    </style:style>
    <style:style style:name="T189" style:family="text">
      <style:text-properties officeooo:rsid="007fbaa7"/>
    </style:style>
    <style:style style:name="T190" style:family="text">
      <style:text-properties officeooo:rsid="003b9f09" style:font-name-complex="Arial Unicode MS1"/>
    </style:style>
    <style:style style:name="T191" style:family="text">
      <style:text-properties officeooo:rsid="00476ce6" style:font-name-complex="Arial Unicode MS1"/>
    </style:style>
    <style:style style:name="T192" style:family="text">
      <style:text-properties officeooo:rsid="00998559" style:font-name-complex="Arial Unicode MS1"/>
    </style:style>
    <style:style style:name="T193" style:family="text">
      <style:text-properties officeooo:rsid="00991bf5" style:font-name-complex="Arial Unicode MS1"/>
    </style:style>
    <style:style style:name="T194" style:family="text">
      <style:text-properties officeooo:rsid="0097189d" style:font-name-complex="Arial Unicode MS1"/>
    </style:style>
    <style:style style:name="T195" style:family="text">
      <style:text-properties officeooo:rsid="003a6acd" style:font-name-complex="Arial Unicode MS1"/>
    </style:style>
    <style:style style:name="T196" style:family="text">
      <style:text-properties fo:font-weight="normal" officeooo:rsid="003a6acd" style:font-weight-asian="normal" style:font-name-complex="Arial Unicode MS1" style:font-weight-complex="normal"/>
    </style:style>
    <style:style style:name="T197" style:family="text">
      <style:text-properties fo:font-weight="normal" officeooo:rsid="00c3b49c" style:font-weight-asian="normal" style:font-name-complex="Arial Unicode MS1" style:font-weight-complex="normal"/>
    </style:style>
    <style:style style:name="T198" style:family="text">
      <style:text-properties style:font-name="Arial Unicode MS" fo:font-weight="normal" officeooo:rsid="003a6acd" style:font-weight-asian="normal" style:font-name-complex="Arial Unicode MS1"/>
    </style:style>
    <style:style style:name="T199" style:family="text">
      <style:text-properties fo:color="#000000" style:font-name="Arial Unicode MS" style:text-underline-style="none" fo:font-weight="normal" officeooo:rsid="0033afde" style:font-weight-asian="normal" style:font-name-complex="Arial Unicode MS1"/>
    </style:style>
    <style:style style:name="gr1" style:family="graphic">
      <style:graphic-properties draw:stroke="solid" svg:stroke-width="0.0102in" svg:stroke-color="#000000" draw:stroke-linejoin="round" draw:fill="solid" draw:fill-color="#000000" draw:textarea-vertical-align="top" draw:auto-grow-height="false" fo:min-height="0.1728in" fo:min-width="0.0366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ff" draw:stroke-linejoin="miter" draw:fill="solid" draw:fill-color="#ff0000" draw:textarea-vertical-align="top" draw:auto-grow-height="false" fo:min-height="1.5346in" fo:min-width="1.686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he Sofia Diaries’ ~</text:p>
      <text:p text:style-name="P6"><draw:custom-shape text:anchor-type="paragraph" draw:z-index="0" draw:name="Rectangle 4" draw:style-name="gr2" draw:text-style-name="P55" svg:width="1.8831in" svg:height="1.6331in" svg:x="2.4008in" svg:y="0.32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text:p>
      <text:p text:style-name="P5"/>
      <text:p text:style-name="P5"/>
      <text:p text:style-name="P7"><draw:custom-shape text:anchor-type="paragraph" draw:z-index="1" draw:name="Oval 3" draw:style-name="gr1" draw:text-style-name="P54" svg:width="0.3315in" svg:height="0.3831in" svg:x="4.7138in" svg:y="0.279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8"/>
      <text:p text:style-name="P8"/>
      <text:p text:style-name="P5"><text:span text:style-name="Emphasis"><text:span text:style-name="T7">An American Bachelor in Bulgaria</text:span></text:span><text:span text:style-name="Emphasis"><text:span text:style-name="T6"><text:line-break/><text:line-break/></text:span></text:span><text:span text:style-name="Emphasis"><text:span text:style-name="T4">Greg Marcy da Gama<text:line-break/><text:line-break/></text:span></text:span><text:span text:style-name="Emphasis"><text:span text:style-name="T5">Book. Film. Play.</text:span></text:span><text:span text:style-name="Emphasis"><text:span text:style-name="T6"><text:line-break/></text:span></text:span><text:span text:style-name="T3"><text:line-break/>神道 OM</text:span></text:p>
      <text:p text:style-name="P9">♛</text:p>
      <text:p text:style-name="P5"><text:span text:style-name="T8">© MMXIX</text:span><text:line-break/><text:line-break/>Sofia, Bulgaria<text:line-break/></text:p>
      <text:p text:style-name="P10">Contact</text:p>
      <text:p text:style-name="P5"><text:a xlink:type="simple" xlink:href="mailto:gregmarcydagama@yahoo.com" text:style-name="ListLabel_20_1" text:visited-style-name="ListLabel_20_1"><text:span text:style-name="Internet_20_link">madelinapetkovachristo@yahoo.com</text:span></text:a></text:p>
      <text:p text:style-name="P51"><text:span text:style-name="T96"/></text:p>
      <text:p text:style-name="P53"><text:span text:style-name="T65">The Sofia Diaries’ is a multi-themed, romantic comedy set in Sofia, Bulgaria, first quarter of the XXIst century. Its subjects are friendship, love, art, food, knowledge, sex, memory, fear, freedom, and hope. It is a visual, cultural, and culinary homage to ‘An American in Paris’; ‘My Dinner with Andre’; and ‘The Graduate’. Its heroes and heroines a nod to McQueen-di Caprio / Jim Harrison-Pedro Almodovar / Simone de Beauvoir</text:span><text:span text:style-name="T66"> – </text:span><text:span text:style-name="T65">Meryl Streep.<text:line-break/><text:line-break/></text:span><text:span text:style-name="T96">PLOT SUMMARY – </text:span><text:span text:style-name="T9">A semi-retired, </text:span><text:span text:style-name="T12">suave</text:span><text:span text:style-name="T9"> and sophisticated American artist, El Senor, is waylaid (a stranger comes to town) by Romanian border police en route from Istanbul where he was in production for his latest play, ‘Paris to Istanbul’. Refused entry due to visa timing issues, he is held in the Bucharest airport cafe for 24 hours while his best friend plans a destination city for his temporary banishment. For its natural charms, poignant history, and great historic beauty, Sofia is chosen. <text:line-break/> <text:line-break/>Arriving into Bulgaria, a thrashing rainstorm endangering their landing, days without sleep, ruffled and weary, hailing a cab, not entirely by happenstance, his friend has gift-booked him into the most sophisticated, elegant apartment in all of Sofia. Hosted by a Sofian naturalist beauty, Madame Christo, she longs for art and the artist, life free of domination, and the mature chance to be greater than the sum of her parts. In the Senor she has found her Ulysses.<text:line-break/><text:line-break/>Over three months a duel is played out between them – who can love the other the most without admitting it; who can prove that love is but a state of mind; who can survive the complex contradictions Nature and biological imperatives impose on us, often against our imagined wills. Because Madame Christo is married and has a family, and because El Senor is not but wishes he was to her, they suffer the throes of intense attraction tingle battling with proper morality. El Senor is a ladies man. Madame Christo knows it. She is a one-man woman. </text:span><text:span text:style-name="T29">H</text:span><text:span text:style-name="T9">e knows it. Th</text:span><text:span text:style-name="T29">is </text:span><text:span text:style-name="T9">does not make it easy for either of them. </text:span><text:span text:style-name="T29">In fact, it makes it very, very difficult.</text:span><text:span text:style-name="T9"><text:line-break/><text:line-break/>Against her </text:span><text:span text:style-name="T12">judgment,</text:span><text:span text:style-name="T9"> yet favored by her heart, to find a way to keep him near without breaking her moral vows, Madame Christo suggests she </text:span><text:span text:style-name="T29">come with</text:span><text:span text:style-name="T9"> all her </text:span><text:span text:style-name="T12">girlfriends</text:span><text:span text:style-name="T9"> over to his apartment</text:span><text:span text:style-name="T35"> – </text:span><text:span text:style-name="T9">only women and him. El Senor can choose among them. </text:span><text:span text:style-name="T29">Such a gift! </text:span><text:span text:style-name="T9">Sensing a trap, El Senor is not a stupid man, </text:span><text:span text:style-name="T29">he is </text:span><text:span text:style-name="T9">only stupid for women. </text:span><text:span text:style-name="T29">H</text:span><text:span text:style-name="T9">e counters </text:span><text:span text:style-name="T29">Madame Christo’s</text:span><text:span text:style-name="T9"> offer, </text:span><text:span text:style-name="T29">creatively </text:span><text:span text:style-name="T9">suggesting he should meet them individually, one at time, in various restaurants around Sofia. In this way, over cocktails, conversation, and fine dining, once seduced, for the Senor is nothing if not confident, lucky or not, <text:s/>nearby awaits Sofia’s finest love-nest. <text:line-break/><text:line-break/>Thus, through this series of Madame Christo arranged dates and culinary extravaganzas, intimate conversational tête-à-tête</text:span><text:span text:style-name="T12">s</text:span><text:span text:style-name="T9"> are conducted in the finest Sofian restaurants, each as attentive and unique as their menus. While ‘The Six Dates’ take on a life of their own, they also come to drive a maddening wedge between Madame Christo and El Senor, for while they outwardly proclaim ‘</text:span><text:span text:style-name="T30">The Six Dates’</text:span><text:span text:style-name="T9"> </text:span><text:span text:style-name="T30">are</text:span><text:span text:style-name="T9"> what they </text:span><text:span text:style-name="T30">both </text:span><text:span text:style-name="T9">want, in the tender reality that lies in the unspoken contours of the </text:span><text:span text:style-name="T30">desiring </text:span><text:span text:style-name="T9">heart, what they want is each other. Not having it is literally driving them both quite mad. Consequently, in ways they sometimes don’t even realize, </text:span><text:span text:style-name="T30">El</text:span><text:span text:style-name="T9"> Senor and the Madame scheme and conspire to lovingly shipwreck the other.<text:line-break/><text:line-break/>The heart wants what the heart wants. Even if </text:span><text:span text:style-name="T56">its</text:span><text:span text:style-name="T30"> garden of love is strewn</text:span><text:span text:style-name="T9"> </text:span><text:span text:style-name="T30">with</text:span><text:span text:style-name="T9"> dead bodies. </text:span><text:span text:style-name="T137">♛</text:span></text:p>
      <text:p text:style-name="P52"><text:span text:style-name="T96">CHARACTERS</text:span><text:span text:style-name="T9">: <text:line-break/> <text:line-break/></text:span><text:span text:style-name="T96">El Senor</text:span><text:span text:style-name="T31"> – </text:span><text:span text:style-name="T96">Leonardo Alexander da Gama</text:span><text:span text:style-name="T99"> – </text:span><text:span text:style-name="T39">A</text:span><text:span text:style-name="T9">merican </text:span><text:span text:style-name="T38">a</text:span><text:span text:style-name="T18">rtist, playwright,</text:span><text:span text:style-name="T9"> social philosopher, </text:span><text:span text:style-name="T40">an explorer, da Gama</text:span><text:span text:style-name="T9"> has come to Sofia by accident of Fate. </text:span><text:span text:style-name="T56">M</text:span><text:span text:style-name="T31">an’s man, woman’s rights advocate, democratic secular humanist, </text:span><text:span text:style-name="T18">El Senor is a teeming mass of charming contradictions. Filled with self-confidence, a thinker, he is </text:span><text:span text:style-name="T38">disarmingly</text:span><text:span text:style-name="T18"> plagued by diffidence. </text:span><text:span text:style-name="T56">G</text:span><text:span text:style-name="T18">ood looking in a </text:span><text:span text:style-name="T56">rough, odd sort</text:span><text:span text:style-name="T38"> of</text:span><text:span text:style-name="T18"> way, sometimes unbearably so, </text:span><text:span text:style-name="T56">Senor’s</text:span><text:span text:style-name="T18"> grit and laugh, scars and smile, swagger and bow, </text:span><text:span text:style-name="T21">keen </text:span><text:span text:style-name="T56">of </text:span><text:span text:style-name="T21">mind and fit </text:span><text:span text:style-name="T56">of </text:span><text:span text:style-name="T21">body, </text:span><text:span text:style-name="T18">these and </text:span><text:span text:style-name="T21">other discreet </text:span><text:span text:style-name="T18">weapons he carries hidden, always </text:span><text:span text:style-name="T31">tucked</text:span><text:span text:style-name="T18"> </text:span><text:span text:style-name="T21">under his hat,</text:span><text:span text:style-name="T18"> in his boots, or </text:span><text:span text:style-name="T21">his</text:span><text:span text:style-name="T18"> backside. </text:span><text:span text:style-name="T31">T</text:span><text:span text:style-name="T18">hey are the stuff that other men respect </text:span><text:span text:style-name="T21">but </text:span><text:span text:style-name="T31">none</text:span><text:span text:style-name="T21"> have need to</text:span><text:span text:style-name="T18"> fear. <text:s/></text:span><text:span text:style-name="T31">Th</text:span><text:span text:style-name="T32">ese are</text:span><text:span text:style-name="T31"> the secret</text:span><text:span text:style-name="T32">s</text:span><text:span text:style-name="T31"> to his success.</text:span><text:span text:style-name="T9"><text:line-break/><text:line-break/></text:span><text:span text:style-name="T96">Madelina Petkova Christo – </text:span><text:span text:style-name="T9">Bulgarian native,</text:span><text:span text:style-name="T34"> proud of herself and her roots, Madame Christo is </text:span><text:span text:style-name="T39">an</text:span><text:span text:style-name="T34"> unalterable light, the charismatic ambiance that is woman, she fairly radiates an </text:span><text:span text:style-name="T36">effervescence the Senor could taste if he were allowed, treasure if it were his bounty, adore, regardless. Madame Christo is that woman who men want because it appears she is free, and, she is free, in her spirit, her mind, her love, and her caring. O, the Madame is a very caring person, so much, in fact, that sometimes she cares so deeply the depth soundings of her heart echo little warning chimes that the oxygen of </text:span><text:span text:style-name="T39">her </text:span><text:span text:style-name="T36">love is not enough to sustain. One must also carry with them reason. And it is in reason that Madame Christo places her trust. Hence, she </text:span><text:span text:style-name="T40">i</text:span><text:span text:style-name="T36">s easily tormented. </text:span><text:span text:style-name="T37">Physical stalwart, she can throw or take a punch, muscles ache to be touched, yearn </text:span><text:span text:style-name="T40">to be</text:span><text:span text:style-name="T37"> loved. Life is easy when happy. It’s when we meet one we did</text:span><text:span text:style-name="T40">n’</text:span><text:span text:style-name="T37">t know we loved then it hurts.</text:span><text:span text:style-name="T9"><text:line-break/><text:line-break/></text:span><text:span text:style-name="T96">The Producer – </text:span><text:span text:style-name="T97">B. </text:span><text:span text:style-name="T98">D.</text:span><text:span text:style-name="T97"> Belasarius – </text:span><text:span text:style-name="T10">Boris </text:span><text:span text:style-name="T13">Diogenes</text:span><text:span text:style-name="T10"> </text:span><text:span text:style-name="T13">Belasarius</text:span><text:span text:style-name="T10">, “B.D.” to his friends, ‘Big Dick’ among his admirer</text:span><text:span text:style-name="T11">s </text:span><text:span text:style-name="T32">and enemies</text:span><text:span text:style-name="T10">, is Bulgaria’s leading arts and culture producer. A tough, </text:span><text:span text:style-name="T13">empathetic</text:span><text:span text:style-name="T10">, intelligent </text:span><text:span text:style-name="T13">but non-intellectual</text:span><text:span text:style-name="T10"> man, b</text:span><text:span text:style-name="T11">eefy and physically strong, not particularly handsome, in fact, plain in a pug faced way, ‘B.D.’ can have almost any actress or singer he desires, <text:s/>and whi</text:span><text:span text:style-name="T13">le he indeed has many</text:span><text:span text:style-name="T32"> – </text:span><text:span text:style-name="T13">the one he longs for is the beloved Madame Christo. Doing her a favor by embracing the works and </text:span><text:span text:style-name="T27">repertoire</text:span><text:span text:style-name="T13"> of El Senor, unbeknownst to the Madame, B.D. with </text:span><text:span text:style-name="T32">his </text:span><text:span text:style-name="T13">well connected Mafia associates plots to have the Senor either done in or removed from Bulgaria by </text:span><text:span text:style-name="T32">any</text:span><text:span text:style-name="T13"> means </text:span><text:span text:style-name="T32">necessary</text:span><text:span text:style-name="T13">. Taking the trust and confidences of Madame Christo’s plans for The Six Dates, B.D. schemes to plant the Vegetable Girl as a culinary assassin to El Senor. </text:span><text:span text:style-name="T37">B.D. is our Great Cyclops.</text:span><text:span text:style-name="T13"><text:line-break/><text:line-break/></text:span><text:span text:style-name="T102">The Six Dates – The </text:span><text:span text:style-name="T103">Fashion Ingenue</text:span><text:span text:style-name="T102"> / </text:span><text:span text:style-name="T103">The Human Rights Lawyer / The Elegant<text:line-break/><text:line-break/>Courtesan / The Classics Professor / The Psychotherapist / The Vegetable Girl </text:span><text:span text:style-name="T13"><text:line-break/><text:line-break/></text:span><text:span text:style-name="T100">The Six Chefs - <text:s/>___________________ / <text:s text:c="2"/>___________________ / <text:s text:c="2"/>___________________ / <text:line-break/><text:line-break/> <text:s/>___________________ / <text:s text:c="2"/>___________________ / <text:s text:c="2"/>___________________ / </text:span><text:span text:style-name="T97"><text:line-break/></text:span><text:span text:style-name="T96"><text:line-break/><text:line-break/><text:line-break/><text:tab/><text:tab/><text:tab/><text:tab/><text:tab/><text:tab/></text:span><text:span text:style-name="T137">♛</text:span></text:p>
      <text:p text:style-name="P34"><text:span text:style-name="T110">SETTINGS </text:span><text:span text:style-name="T111">CHRONOLOGY</text:span><text:span text:style-name="T110"><text:line-break/><text:line-break/>* The </text:span><text:span text:style-name="T112">Plane in the Sky and the Sofia </text:span><text:span text:style-name="T110">Airport<text:line-break/><text:line-break/>* The Apartment </text:span><text:span text:style-name="T112">In All Its Glories </text:span><text:span text:style-name="T110"><text:line-break/><text:line-break/>* The Churches, Courthouses, and Parks of Sofia<text:line-break/><text:line-break/>* The Farmer’s Open Air Market </text:span><text:span text:style-name="T113">&amp; The </text:span><text:span text:style-name="T112">Fated </text:span><text:span text:style-name="T113">Lunch</text:span><text:span text:style-name="T110"><text:line-break/><text:line-break/>* The Apartment </text:span><text:span text:style-name="T112">&amp; ‘The Sofia Diaries’</text:span><text:span text:style-name="T110"><text:line-break/><text:line-break/>* The Producer’s Office – </text:span><text:span text:style-name="T113">Madame Christo &amp; Boris ‘B. D.’ Belasarius</text:span><text:span text:style-name="T110"><text:line-break/><text:line-break/></text:span><text:span text:style-name="T114">* The Six </text:span><text:span text:style-name="T115">Dates – Date #1 ‘The Fashion Ingenue’ /</text:span><text:span text:style-name="T114"> Restaurant </text:span><text:span text:style-name="T113">#1</text:span><text:span text:style-name="T114"><text:line-break/><text:line-break/>* The Apartment </text:span><text:span text:style-name="T112">&amp; ‘The Sofia Diaries’</text:span><text:span text:style-name="T110"><text:line-break/><text:line-break/>* </text:span><text:span text:style-name="T114">The Six </text:span><text:span text:style-name="T115">Dates – Date #2 ‘</text:span><text:span text:style-name="T116">The Human Rights Lawyer’</text:span><text:span text:style-name="T115"> /</text:span><text:span text:style-name="T114"> Restaurant </text:span><text:span text:style-name="T113">#</text:span><text:span text:style-name="T115">2</text:span><text:span text:style-name="T110"><text:line-break/><text:line-break/>* The Apartment </text:span><text:span text:style-name="T112">&amp; ‘The Sofia Diaries’</text:span><text:span text:style-name="T110"><text:line-break/><text:line-break/>* </text:span><text:span text:style-name="T114">The Six </text:span><text:span text:style-name="T115">Dates – Date #</text:span><text:span text:style-name="T116">3</text:span><text:span text:style-name="T115"> ‘</text:span><text:span text:style-name="T116">The Courtesan</text:span><text:span text:style-name="T115">’ /</text:span><text:span text:style-name="T114"> Restaurant </text:span><text:span text:style-name="T113">#</text:span><text:span text:style-name="T116">3</text:span><text:span text:style-name="T110"><text:line-break/><text:line-break/>* The Apartment </text:span><text:span text:style-name="T112">&amp; ‘The Sofia Diaries’</text:span><text:span text:style-name="T110"><text:line-break/><text:line-break/>* </text:span><text:span text:style-name="T114">The </text:span><text:span text:style-name="T119">Mysterious &amp; Frantic </text:span><text:span text:style-name="T114">Phone Calls </text:span><text:span text:style-name="T112">&amp; Texts </text:span><text:span text:style-name="T110"><text:line-break/><text:line-break/>* </text:span><text:span text:style-name="T114">The Six </text:span><text:span text:style-name="T115">Dates – Date #</text:span><text:span text:style-name="T116">4</text:span><text:span text:style-name="T115"> ‘The </text:span><text:span text:style-name="T116">Classics Professor</text:span><text:span text:style-name="T115">’ /</text:span><text:span text:style-name="T114"> Restaurant </text:span><text:span text:style-name="T113">#</text:span><text:span text:style-name="T116">4</text:span><text:span text:style-name="T110"><text:line-break/><text:line-break/>* The Apartment </text:span><text:span text:style-name="T112">&amp; ‘The Sofia Diaries’</text:span><text:span text:style-name="T110"><text:line-break/><text:line-break/>* </text:span><text:span text:style-name="T114">The Six </text:span><text:span text:style-name="T115">Dates – Date #</text:span><text:span text:style-name="T116">5</text:span><text:span text:style-name="T115"> ‘Th</text:span><text:span text:style-name="T116">e Psychotherapist</text:span><text:span text:style-name="T115">’ /</text:span><text:span text:style-name="T114"> Restaurant </text:span><text:span text:style-name="T113">#</text:span><text:span text:style-name="T116">5</text:span><text:span text:style-name="T110"><text:line-break/><text:line-break/>* The Apartment </text:span><text:span text:style-name="T112">&amp; ‘The Sofia Diaries’</text:span><text:span text:style-name="T110"><text:line-break/><text:line-break/>* </text:span><text:span text:style-name="T114">The Six </text:span><text:span text:style-name="T115">Dates – Date #</text:span><text:span text:style-name="T116">6</text:span><text:span text:style-name="T115"> ‘The </text:span><text:span text:style-name="T116">Vegetable Girl</text:span><text:span text:style-name="T115">’ /</text:span><text:span text:style-name="T114"> Restaurant </text:span><text:span text:style-name="T113">#</text:span><text:span text:style-name="T116">6</text:span><text:span text:style-name="T110"><text:line-break/><text:line-break/>* </text:span><text:span text:style-name="T114">The </text:span><text:span text:style-name="T119">Mysterious &amp; Frantic </text:span><text:span text:style-name="T114">Phone Calls </text:span><text:span text:style-name="T112">&amp; Texts </text:span><text:span text:style-name="T110"><text:line-break/><text:line-break/>* The </text:span><text:span text:style-name="T117">Grand Last Supper – Dinner for 8 ½ <text:s/></text:span><text:span text:style-name="T119">– </text:span><text:span text:style-name="T110">A</text:span><text:span text:style-name="T118">mbulance Street Scene du Noir N</text:span><text:span text:style-name="T112">uit</text:span><text:span text:style-name="T118"> </text:span><text:span text:style-name="T110"><text:line-break/><text:line-break/>* The </text:span><text:span text:style-name="T112">Sofia </text:span><text:span text:style-name="T110">Airport</text:span><text:span text:style-name="T119"> – </text:span><text:span text:style-name="T112">Hands in The Sky</text:span><text:span text:style-name="T119"> – </text:span><text:span text:style-name="T112">Lovers Locks on a Paris Bridge <text:line-break/><text:line-break/><text:tab/><text:tab/><text:tab/><text:tab/><text:tab/><text:tab/> <text:s text:c="2"/></text:span><text:span text:style-name="T138">♛</text:span></text:p>
      <text:p text:style-name="P33"><text:span text:style-name="T109">THE BOOK / THE FILM / THE PLAY </text:span><text:span text:style-name="T110">~</text:span><text:span text:style-name="T67"><text:line-break/><text:line-break/>* </text:span><text:span text:style-name="T109">THE BOOK </text:span><text:span text:style-name="T67"><text:line-break/><text:line-break/> </text:span><text:span text:style-name="T148"><text:s/>I</text:span><text:span text:style-name="T67">t’s early morning and I’m on a plane flying out of Bucharest to Sofia, Bulgaria, a place I’</text:span><text:span text:style-name="T69">ve</text:span><text:span text:style-name="T67"> known </text:span><text:span text:style-name="T69">only </text:span><text:span text:style-name="T67">on </text:span><text:span text:style-name="T72">boyhood </text:span><text:span text:style-name="T67">maps </text:span><text:span text:style-name="T72">of</text:span><text:span text:style-name="T67"> </text:span><text:span text:style-name="T72">ancient</text:span><text:span text:style-name="T68"> </text:span><text:span text:style-name="T67">folklore, medieval kingdoms,</text:span><text:span text:style-name="T70"> </text:span><text:span text:style-name="T72">and </text:span><text:span text:style-name="T70">haunted</text:span><text:span text:style-name="T67"> </text:span><text:span text:style-name="T69">battlegrounds</text:span><text:span text:style-name="T67">. Little did I know my life was about to </text:span><text:span text:style-name="T70">soon </text:span><text:span text:style-name="T72">be </text:span><text:span text:style-name="T67">changed </text:span><text:span text:style-name="T69">in </text:span><text:span text:style-name="T70">unimaginable</text:span><text:span text:style-name="T69"> ways</text:span><text:span text:style-name="T67">, </text:span><text:span text:style-name="T69">which, given I’ve just gone through half-a-year of Hell to get to this point, </text:span><text:span text:style-name="T70">that</text:span><text:span text:style-name="T69"> may be </text:span><text:span text:style-name="T67">a good thing. The plane, a four engine prop job, is starting to wobble in the sky. </text:span><text:span text:style-name="T70">I</text:span><text:span text:style-name="T67">n the thunderstorm engulfing us I can tell the Captain is having a hard time controlling his rig. The passengers </text:span><text:span text:style-name="T72">are</text:span><text:span text:style-name="T67"> exuding fear under </text:span><text:span text:style-name="T72">their</text:span><text:span text:style-name="T67"> breath </text:span><text:span text:style-name="T72">which </text:span><text:span text:style-name="T67">is only making them more scared by the second. </text:span><text:span text:style-name="T70">I do not say anything. </text:span><text:span text:style-name="T67">I’m not scared. If Fate has your number, you ain’t goin’ nowhere ‘cept where she’s taking you. </text:span><text:span text:style-name="T70">None of us </text:span><text:span text:style-name="T72">are</text:span><text:span text:style-name="T70">. </text:span><text:span text:style-name="T67">The best thing </text:span><text:span text:style-name="T72">you</text:span><text:span text:style-name="T67"> can to do is stay shut-up, eyes open, </text:span><text:span text:style-name="T71">and listen hard. If Fate’s gonna </text:span><text:span text:style-name="T67">give you a chance to be either the hero, or the lucky son-of-a-bitch who walks away, </text:span><text:span text:style-name="T71">she’ll let you know. </text:span><text:span text:style-name="T72">She always does.</text:span><text:span text:style-name="T67"> </text:span><text:span text:style-name="T72">Me? </text:span><text:span text:style-name="T67">I’ve always been one of the two, </text:span><text:span text:style-name="T72">so</text:span><text:span text:style-name="T67"> far. </text:span><text:span text:style-name="T72">I aim to stay that way.</text:span><text:span text:style-name="T67"><text:line-break/><text:line-break/> <text:s/>The stewardess, a </text:span><text:span text:style-name="T72">chiseled</text:span><text:span text:style-name="T67"> Eastern European </text:span><text:span text:style-name="T72">beauty</text:span><text:span text:style-name="T67">,</text:span><text:span text:style-name="T73"> </text:span><text:span text:style-name="T72">cake-walks </text:span><text:span text:style-name="T67">down the aisle, hands groping </text:span><text:span text:style-name="T73">the </text:span><text:span text:style-name="T67">upper railings, checking that all are buckled in, </text:span><text:span text:style-name="T73">as the plane dips </text:span><text:span text:style-name="T67">she sways with a </text:span><text:span text:style-name="T73">fine </text:span><text:span text:style-name="T67">face locked in grimace and frozen smile. Damn, she looks hot. I am sure at any moment the oxygen masks are going to drop down – they do that sometimes by stress sensors and the stress this bird is taking is enormous. </text:span><text:span text:style-name="T73">J</text:span><text:span text:style-name="T67">ust then the sky pops a beauty of a lightening bolt as clear to me as a vision for I am running my camera out the starboard window capturing </text:span><text:span text:style-name="T73">for posterity</text:span><text:span text:style-name="T67"> what may be my and our final moments. It is the least I can do to support the black box evidence. The camera falls from my hands with the jolt </text:span><text:span text:style-name="T73">bang</text:span><text:span text:style-name="T67"> of lightening, </text:span><text:span text:style-name="T73">the cabin lights flicker, the gasps audible, but</text:span><text:span text:style-name="T67"> just because we have been struck and the plane is now shaking violently, it does not mean we are all going to die, it just means </text:span><text:span text:style-name="T73">our</text:span><text:span text:style-name="T67"> pilot better </text:span><text:span text:style-name="T73">call </text:span><text:span text:style-name="T67">on some of that </text:span><text:span text:style-name="T73">fancy </text:span><text:span text:style-name="T67">pilot shit </text:span><text:span text:style-name="T73">of his </text:span><text:span text:style-name="T67">and fast or </text:span><text:span text:style-name="T73">else </text:span><text:span text:style-name="T67">we’re going to be on the news this afternoon and </text:span><text:span text:style-name="T73">I promise</text:span><text:span text:style-name="T67"> it won’t be because an American in Sofia, a stranger came to town. <text:s/></text:span><text:span text:style-name="T73">It’ll be ‘Pity all tho</text:span><text:span text:style-name="T75">se</text:span><text:span text:style-name="T73"> poor SOB’s.’</text:span><text:span text:style-name="T67"><text:line-break/><text:line-break/> <text:s/>There’s so much in life I don’t know. </text:span><text:span text:style-name="T73">So much none of us know. </text:span><text:span text:style-name="T67">I don’t know that the pilot is on his last flight and has served 35 years of distinguished service. I don’t know that the fire engines which are </text:span><text:span text:style-name="T73">now </text:span><text:span text:style-name="T67">lining up on the tarmac </text:span><text:span text:style-name="T73">runway </text:span><text:span text:style-name="T74">waiting for us</text:span><text:span text:style-name="T67"> are there to shoot water hose cannons over the fuselage as a salute to his career. I don’t know that the woman who picks up my camera when it fell in the seat next to her as the lightening struck had a look of abject fear on her face that would make her husband cry when he finally saw the last moments of his beloved and the mother of his </text:span><text:span text:style-name="T74">two </text:span><text:span text:style-name="T67">children. I don’t know anything. </text:span><text:span text:style-name="T74">None of us do. </text:span><text:span text:style-name="T67">Especially, I don’t know that there’s a beautiful woman waiting for me in Sofia and </text:span><text:span text:style-name="T74">if we make it there</text:span><text:span text:style-name="T67"> she will be the gift </text:span><text:span text:style-name="T75">of the gods</text:span><text:span text:style-name="T67"> to this near broken artist, a total failure on his trip to Istanbul, done in by the double-crossed love of a woman. </text:span><text:span text:style-name="T74">How fitting. </text:span><text:span text:style-name="T67">All I can say now is it’s been a good life. </text:span><text:span text:style-name="T74">I’ve had a good run. I’ve a good son. </text:span><text:span text:style-name="T67">I’m prepared to die. Je t'aime.<text:line-break/><text:line-break/><text:tab/><text:tab/><text:tab/><text:tab/><text:tab/> <text:s text:c="11"/></text:span><text:span text:style-name="T140">♛</text:span><text:span text:style-name="T67"><text:line-break/><text:line-break/></text:span></text:p>
      <text:p text:style-name="P47"><text:span text:style-name="T76"><text:s text:c="2"/></text:span><text:span text:style-name="T148">O</text:span><text:span text:style-name="T76">nce upon a time, so long ago now I can hardly remember even who it is I was, or even where it is I was, pero (that is Spanish for ‘but’) I remember this: I was in Istanbul, a big shot artist, a man of the world, going to set the center of the universe afire!! “They’ll forget Constantine when I am done!!” Well, you see, I was dreaming, a walking nightmare, for none of that was really quite true, the truth was, well, that part of the truth we will hold for now. I am here to tell you of Sofia, Bulgaria. A lovely place, if you don’t already know that, you will soon see. <text:line-break/><text:line-break/>It is said that I am an American. True, that is where my I was born and raised, in the Northern part, Chicago, the Windy City, a months-old babe in swaddling cloth. Mother an artist, father a jazz musician, with my two year old sister, the four of us made our way South on the two lane blacktop, a ‘39, big fender and headlight, steel-framed Hudson, not a bad car for a couple of good looking young kids and their babies – New Orleans, French Quarter</text:span><text:span text:style-name="T78"> – </text:span><text:span text:style-name="T76">here we come! <text:s/>Move over, Louis Armstrong. <text:line-break/><text:line-break/>As life tends to happen to us when we are busy making other plans, Mother and Father, each a turbulent, gorgeous mess, found their attraction to the other was as strong as their repelling need for individual independence. Naturally, the early ‘50’s, Mother won that match. As Fate often takes her hand, sometimes in soft embrace to the cheek, other times, a cruel slap, she fated me to early on read. Read I did. ‘What’s that, a newspaper? Gimme that! Listen!! Blah-blah-blah-blah!!’ The adult faces were long and red. ‘How did you do that?’ ‘Does it matter? Now may I go to school?!!’ You see, it was not fair to me that Sissie got to leave the apartment every morning with a nice lunch and walk to St. Louis Cathedral elementary school in her sun dress to the French Quarter, it then more like Europe than ever I knew, while I stayed home with Great Grandmother Howell, she, the Creole woman who took my daily charge and never once laughed while I paraded the house in my underwear. But this is a history story so let us return to its telling. Ah, Sofia, Sofia, Sofia . . . <text:line-break/> <text:line-break/>My host in Sofia is none other than the esteemed Madelina Petkova Christo. Incredible, pero, verdade. In my mind, my Art Girl. Muse. Bulgarian femme extraordinaire. Gazing at her chiseled cheek bones hollowed by crystal blue eyes, I know that I am lucky to be having lunch with her. The __________ Cafe is renowned to locals as having some of the healthiest and yet most gorgeous native dishes and breads in Sofia and, truth to be told, about food and love I always tell the truth, our lunch does not disappoint – neither does Madame Madelina. Athletic blonde, the Marina Navratilova type with just a mad dash of Natasha from Boris and Bullwinkle, except Madelina is quicker to smile with a winsome charm that makes a hard man good, and a good man hard. Ah, yes, the lunch. <text:line-break/><text:line-break/>Ever the attentive Muse, Madelina bids me as her guest to remain seated. A few minutes pass and she returns to the table, the noon sidewalk a bubbly carafe of midday diners, - “Don’t these people have jobs?” “Why yes, of course they do. They work in the neighborhood and take the time for lunch. They don’t do the same in America?” I look her in the eye. “No. They don’t. It’s why I’m here.” <text:s/>- her hands and fingers, lovely, they jangle with clean glasses and a tall cold bottle of __________ beer. Aging Quixote, I am hoping we will drink enough so the only sensible, caring option is to return to my deadly glamorous apartment, the better to while away the afternoon sunlight dans une étreinte tendre. Hey, I’m American, what did you expect? We </text:span><text:soft-page-break/><text:span text:style-name="T76">went to the moon, right Armstrong? I pass on the beer. “Do you have a drinking problem?”, she asks. “Not when I don’t drink.” A wink is as good as a nod. A moment passes. Madelina return</text:span><text:span text:style-name="T93">s</text:span><text:span text:style-name="T76"> with plates and settings. What she lays on the table is </text:span><text:span text:style-name="T93">as </text:span><text:span text:style-name="T76">beautiful as any Renoir. <text:line-break/><text:line-break/>Two </text:span><text:span text:style-name="T77">visual </text:span><text:span text:style-name="T76">sentences of ingredients . . . <text:s/><text:line-break/><text:line-break/></text:span><text:span text:style-name="T77">F</text:span><text:span text:style-name="T76">ollowed by several back and forth conversational exchanges . . . <text:s text:c="2"/><text:line-break/><text:line-break/>Followed by a musical discussion of Coltrane’s new release record from Blue Train . . . <text:line-break/><text:line-break/></text:span><text:span text:style-name="T77">F</text:span><text:span text:style-name="T76">ollowed by two </text:span><text:span text:style-name="T77">visual </text:span><text:span text:style-name="T76">sentences of cooking instructions . . . <text:line-break/><text:line-break/></text:span><text:span text:style-name="T77">F</text:span><text:span text:style-name="T76">ollowed by several back and forth conversational exchanges on what is freedom, it is of the mind as much as of the historical person . . . <text:s text:c="2"/><text:line-break/><text:line-break/></text:span><text:span text:style-name="T77">Followed by eating, the restaurant, the street, the ambiance, the sounds of dining and city life . . . <text:s/></text:span><text:span text:style-name="T76"><text:line-break/></text:span><text:span text:style-name="T77">Followed</text:span><text:span text:style-name="T76"> a discussion of smoking, of health, of the mountain resort, of all the </text:span><text:span text:style-name="T77">possibility</text:span><text:span text:style-name="T76"> that is Sofia, Bulgaria . . . <text:s/><text:line-break/><text:line-break/>Closing with the sadness of three cheek kisses, and a sober, </text:span><text:span text:style-name="T77">solitary</text:span><text:span text:style-name="T76"> walking trip to the local farmer’s market . . . <text:s/><text:line-break/><text:line-break/></text:span><text:span text:style-name="T77">The shopping to music soundtrack, the food fresh, the ingredients, always the glory of food . . . <text:s/><text:line-break/><text:line-break/>The apartment. The unpacking. The delicate, caring, elegant storage of all . . . <text:s/><text:line-break/><text:line-break/>The shower to Mozart . . . <text:s/><text:line-break/><text:line-break/>The bathrobe . . . <text:s/><text:line-break/><text:line-break/>The writing desk . . . <text:s/><text:line-break/><text:line-break/>The glass of wine . . . <text:s/><text:line-break/><text:line-break/>The cigar . . . <text:s/><text:line-break/><text:line-break/>The paper. . . . <text:s/><text:line-break/><text:line-break/>The pen . . . <text:s/><text:line-break/><text:line-break/>The words . . . <text:s/></text:span><text:span text:style-name="T76"><text:line-break/><text:line-break/><text:tab/><text:tab/><text:tab/><text:tab/><text:tab/> <text:s text:c="12"/></text:span><text:span text:style-name="T140">♛</text:span><text:span text:style-name="T76"><text:line-break/><text:line-break/></text:span></text:p>
      <text:p text:style-name="P46"><text:span text:style-name="T154">Sofia, Bulgaria, <text:line-break/>August 23</text:span><text:span text:style-name="T147">rd</text:span><text:span text:style-name="T154">.</text:span><text:span text:style-name="T149"><text:line-break/><text:line-break/></text:span><text:span text:style-name="T160">Here I am, stranger in a strange land, how I got here, only the gods know. I know this. My ancestors came from Europe, by gut and grit they made their way to the new world, the Americas, and from there sprang up life based on the European experience, its flirtation with ancient democracy writ new in parliaments and legislatures, the blood of the people often shed to preserve it, the rich as always cheering on those who keep them alive, still, my people persevered. In that way, on my return to my ancestral roots, Europe, here where I now call home, <text:s/>it is incumbent upon me to carry back </text:span><text:span text:style-name="T161">in the moment the quest for fire and</text:span><text:span text:style-name="T160"> the lessons I learned, taught to me by the elders, and instructed that I bring them in safe herald, home to our Europe. <text:line-break/><text:line-break/></text:span><text:span text:style-name="T165">Madame Christo, </text:span><text:span text:style-name="T160">I’</text:span><text:span text:style-name="T161">m going</text:span><text:span text:style-name="T166"> to say a few words about what I repeatedly refer to as ‘fundamental universal human rights.’ “TOTM, ‘The One &amp; The Many’ – People. Money. Power – Human Rights In The 21st Century.’ This is </text:span><text:span text:style-name="T167">a </text:span><text:span text:style-name="T166">phrase which to me has a specific meaning; it is factual, they exist, and it is incumbent upon us to determine what they are and what are the meaningful circumstances of their existence. By fundamental, I mean basic, a root source; by universal I mean they apply to every human being on earth regardless of gender, </text:span><text:span text:style-name="T168">age, </text:span><text:span text:style-name="T166">race, faith, no faith, national origin, or cultural identity; by human rights I mean those innate, inherent, inalienable rights we intuitively understand as natural impulses encoded into our biological DNA and manifestly expressed in an actionable, observable, and annotated coda of ‘fundamental universal human rights.’</text:span></text:p>
      <text:p text:style-name="P32">For example, the first fundamental universal human right is the right to life itself. This is an inviolate right; by inviolate I mean that no one has the fundamental, first principle, willfully assertive right to kill another human being. We know this right to life is a genetically programmed impulse for it is seen universally in all people regardless of gender, race, <text:span text:style-name="T188">etc</text:span>. If any human anywhere is under direct threat of losing their life, no matter whether the life-taking incident is being effected by another human, or by natural or accidental occurrence, such as a hungry bear attempting to eat one alive in the woods; or a roller coaster off its track plunging one to their death; in any and all cases the universal human impulse encoded into our DNA and reflected by our intuitive reactionable responses is to stay alive; to avoid being killed, for even though we know that every single human being who has ever lived has died or will eventually, for life and death are fundamental and natural to each other and the fact that our universal human nature is to stay alive at all reasonable costs, from this we can rationally deduce that the first fundamental universal human right is the right to life itself.</text:p>
      <text:p text:style-name="P20"><text:span text:style-name="T166">One can agree with this general principle that there are fundamental universal human rights, and that the first of them is the right to life itself, while simultaneously contextualizing the meaning and implications of that right into a myriad number of circumstantial, existential, and conditional interpretations. My goal herein is only to initiate an explication of the factual principle that there are fundamental universal human rights and that the first of them is the right to life itself. I will address the other contextual interpretations in a separate essay. <text:line-break/><text:line-break/>For purposes of matching vocabulary and abstraction level to writer and reader, I am purposefully choosing to express these principles in easy to read, intelligent conversational terms </text:span><text:soft-page-break/><text:span text:style-name="T166">without repeated reference to other philosophers and human rights advocates for these are my ideas, not theirs, and any responsibility for their worth or discredit rests solely on my shoulders and the merits of the words themselves. </text:span><text:span text:style-name="T157"><text:line-break/><text:line-break/><text:tab/><text:tab/><text:tab/><text:tab/><text:tab/><text:tab/> <text:s text:c="2"/></text:span></text:p>
      <text:p text:style-name="P12"><text:span text:style-name="T157"><text:tab/><text:tab/><text:tab/><text:tab/><text:tab/><text:tab/> <text:s text:c="3"/></text:span><text:span text:style-name="T144">♛</text:span><text:span text:style-name="T166"> </text:span><text:span text:style-name="T149"><text:line-break/><text:line-break/><text:line-break/><text:line-break/></text:span><text:span text:style-name="T150">A</text:span><text:span text:style-name="T155">s a</text:span><text:span text:style-name="T156">n artist</text:span><text:span text:style-name="T155">, thinker, social philosopher raised in the tradition of the classics starting with Hammurabi, wending one's way to the Mediterranean </text:span><text:span text:style-name="T162">shores,</text:span><text:span text:style-name="T155"> I ask </text:span><text:span text:style-name="T162">myself</text:span><text:span text:style-name="T155"> the question of who is writing the new myths? </text:span><text:span text:style-name="T162">F</text:span><text:span text:style-name="T155">or the West the tales of Homer, the actual lives from Plutarch forward, in this 'modern age' </text:span><text:span text:style-name="T163">–</text:span><text:span text:style-name="T155"> and it truly is modern if we consider the difference between 1995 </text:span><text:span text:style-name="T163">and </text:span><text:span text:style-name="T155">2020’</text:span><text:span text:style-name="T164">s</text:span><text:span text:style-name="T163"> </text:span><text:span text:style-name="T155">internet and the end of paper stories as we knew them </text:span><text:span text:style-name="T163">is</text:span><text:span text:style-name="T155"> as equal </text:span><text:span text:style-name="T163">in impact </text:span><text:span text:style-name="T155">to </text:span><text:span text:style-name="T163">our time as was </text:span><text:span text:style-name="T155">the 1500's and Gutenberg </text:span><text:span text:style-name="T163">to the oral and hand lettered eras</text:span><text:span text:style-name="T155"> </text:span><text:span text:style-name="T163">– </text:span><text:span text:style-name="T164">h</text:span><text:span text:style-name="T163">ence, today</text:span><text:span text:style-name="T155"> one reasonably asks the question, what will follow this, for it is as obvious to the layperson as the scholar, this post-papyrus era as revealed thus far shows no signs of creating new constructive myths similar to what </text:span><text:span text:style-name="T164">wa</text:span><text:span text:style-name="T155">s seen </text:span><text:span text:style-name="T164">o</text:span><text:span text:style-name="T158">n Acropolis</text:span><text:span text:style-name="T155">. </text:span></text:p>
      <text:p text:style-name="P14"><text:span text:style-name="T169">In these tectonic times we have deconstruction myths, 'Blade Runner', 'Game of Thrones', and </text:span><text:span text:style-name="T173">a</text:span><text:span text:style-name="T169"> host of other 'Why we were failures' myths churned out by corporate media bent on entertainment and cash producing sequels, not preservation of the social fabric or its meaning. I suppose one could easily see this as depressive lamentations on this writer's part, and in a way that would not be wrong. The question I am asking is how are there new Bukowsi's, </text:span><text:span text:style-name="T170">Baudelaire's</text:span><text:span text:style-name="T169">, Browning's, Nin's, etc. etc. </text:span></text:p>
      <text:p text:style-name="P15">A realist, I don't see it. Conundrums abound<text:span text:style-name="T182"> – </text:span>diffused technology platforms allow greater exchange of information than at any time previous, period. Yet, the audience of same also simultaneously grows more diffuse so that the amount of information increases but the amount of <text:span text:style-name="T189">absorbed</text:span> social knowledge decreases. None of this <text:span text:style-name="T189">was </text:span>done with a conscience. It was done out of curiosity, hubris, and survival by profit<text:span text:style-name="T181"> – </text:span>none of which are criminal, but also none of which are moral. </text:p>
      <text:p text:style-name="P15">When Plato and his crew were writing, it was the time of when every 5 people in the Republic were matched by 3 slaves. Fascism's most noted feature is amoral efficiency, and if you can't produce great works of philosophy and culture with that level of citizen to slave ratio, you are not worth the stone and papyrus used to record you. <text:span text:style-name="T183">(A </text:span>little gallows humor there.) </text:p>
      <text:p text:style-name="P16">In any case, I read the papers, the blogs, the headlines, the dark web, and it does not seem to me, amigo, that there are new voices similar to these bubbling out of the subterranean ecosphere. I hope I'm wrong. I know that as a writer with a portfolio of works ready to go to press, that the overarching theme of them, the human Odyssey, would be better served if it carried with it elements of these classics merged and married to the new platform megaphones of today for only in this way will the young, soon to be one day old, have the cultural myths passed on to them for their beneficence and descendants. <text:s text:c="2"/><text:line-break/></text:p>
      <text:p text:style-name="P18"><text:soft-page-break/>I would further note, I have consistent and persistent issues with the abstract intellectualization of these concepts. I am a working class boy from the Southern United States, Louisiana, New Orleans, and while I went to very good private schools and was afforded an excellent education through the prescient luck of my mother, it was no secret to me that my people and kinfolk were the common working person, the ones with two hands in the mix, their backs, their sweat, their grunts the fuel of society. </text:p>
      <text:p text:style-name="P17">O, yes, of course, it was the 'smart elites' who ran all, as has been true since Herodotus, but for me, I was always reticent to go so far, or entwine myself into abstractions, many of which I dearly love and appreciate the need for them in intelligent discourse of any abstraction such as 'myth', etc. but, I run from the likes of Zizek, more into the arms of Russell or others who could speak eloquent of complexities with simple sentences. </text:p>
      <text:p text:style-name="P14"><text:span text:style-name="T170">This is not </text:span><text:span text:style-name="T174">a</text:span><text:span text:style-name="T170"> knock on </text:span><text:span text:style-name="T171">what </text:span><text:span text:style-name="T173">others</text:span><text:span text:style-name="T171"> </text:span><text:span text:style-name="T170">wr</text:span><text:span text:style-name="T173">i</text:span><text:span text:style-name="T170">te for it is quite clear what </text:span><text:span text:style-name="T173">they</text:span><text:span text:style-name="T170"> mean and among educated cultural historians</text:span><text:span text:style-name="T172"> – </text:span><text:span text:style-name="T170">all of whom are endowed with highly efficient abstractional conceptualization</text:span><text:span text:style-name="T172"> – </text:span><text:span text:style-name="T170">it lays an intelligent foundation. Yet </text:span><text:span text:style-name="T173">some make the case </text:span><text:span text:style-name="T170">that </text:span><text:span text:style-name="T173">they</text:span><text:span text:style-name="T170"> 'don't think myth is an original individual creation'. I get what </text:span><text:span text:style-name="T173">they</text:span><text:span text:style-name="T170"> mean for no man is an island, but I would counter and say Homer was a man, and individual, and while he was not an island, per se, he wrote by oral word these fine historical myths that still resonate with common working people like me, and many others</text:span><text:span text:style-name="T173"> – </text:span><text:span text:style-name="T170">ask Brad Pitt viewers of Troy</text:span><text:span text:style-name="T173"> – </text:span><text:span text:style-name="T170">so what I mean to ask, again and again, how do we keep alive and who will do the new myths for the post-papyrus, digital era? </text:span></text:p>
      <text:p text:style-name="P21"><text:span text:style-name="T154">I have these conversations in my head daily as I review and negotiate with agents over portfolio development. It's about more than the money; it's also about the works securing a lasting place, not because of ego, but because of honor to ancestors who made it all possible and the life force demanding by our existence we provide protocols for the descendants, the same or better than what we were given.<text:line-break/><text:line-break/></text:span><text:span text:style-name="T157">As someone who creates stories to be told in this era when media is driven by nearly the sole purpose of ‘finding content to fill the pipelines’, I think this</text:span><text:span text:style-name="T159"> – </text:span><text:span text:style-name="T157">Corporatist Fascism kills everything it touches, especially the arts. It's not a coincidence that with the rise of the accountants and corporate run studios all the arts directors are unemployed, truly great directors of the '90's, none can find work; only billion dollar movies get the start treatment; Weinstein was a pervy creep; apart from that, in the ‘90's he was able, prior to this corporate fascism, to make some great films with great directors. That type of independent film is mostly gone, morphed into the new landscape of ten thousand underwater tentacles of corporate film making for Netflix, Amazon, what's left of The Studios, etc. What will we do? We are all thinking on this.<text:line-break/><text:line-break/><text:line-break/> <text:s text:c="68"/></text:span><text:span text:style-name="T144">♛</text:span><text:span text:style-name="T166"> <text:line-break/><text:line-break/></text:span><text:span text:style-name="T157"><text:line-break/></text:span><text:span text:style-name="T155"><text:line-break/></text:span></text:p>
      <text:p text:style-name="P41"><text:span text:style-name="T110">* The Producer’s Office – </text:span><text:span text:style-name="T113">Madame Christo &amp; Boris ‘B. D.’ Belasarius</text:span><text:span text:style-name="T110"><text:line-break/><text:line-break/></text:span><text:span text:style-name="T84">NOTES – CSS – Committee for State Security / SIA – State Intelligence Agency / </text:span><text:span text:style-name="T86">Gendarme <text:line-break/><text:line-break/>This storytelling has a bit of ‘A Fish Called Wanda’ to it. Hilarious, yet serious, complexities.</text:span><text:span text:style-name="T84"><text:line-break/><text:line-break/>Somehow Madame Christo and The Courtesan are cousins or even sisters estranged/separated as babies from their parents – check the 1989 fall of Communism and the relationship between the BSIA and its operatives in Russia – EU and think how to conjoin them into a matched, secret pair with new identities. <text:line-break/><text:line-break/>B.D.’s father must have somehow been a big-wig bad guy/good guy holding together the State as it transformed from a bulwark of complex national priorities to one of seeing the writing on The Crumbling Wall, making sacrifices of certain ones so that the greater others could live. How the business of being a spy or an intelligence master can be a ‘family business’, not just a one-off excitement junkie, and in this case, the lineage may have produced a boor but one with a good nose for what it is men want, and men want three things – money, power, women – and knowing this and capitalizing on it is how B.D. is able to maintain his position in modern Bulgarian, post-Communist social fabric. Think. <text:line-break/><text:line-break/><text:line-break/><text:line-break/></text:span><text:span text:style-name="T157"> <text:tab/><text:tab/><text:tab/><text:tab/><text:tab/><text:tab/> <text:s text:c="2"/></text:span><text:span text:style-name="T144">♛</text:span><text:span text:style-name="T84"><text:line-break/></text:span><text:span text:style-name="T114"><text:line-break/><text:line-break/></text:span><text:span text:style-name="T112"> </text:span></text:p>
      <text:p text:style-name="P41"><text:span text:style-name="T110">* The Producer’s Office – </text:span><text:span text:style-name="T113">Madame Christo &amp; Boris ‘B. D.’ Belasarius<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157"> <text:tab/><text:tab/><text:tab/><text:tab/><text:tab/><text:tab/> <text:s text:c="2"/></text:span><text:span text:style-name="T144">♛</text:span></text:p>
      <text:p text:style-name="P35"><text:span text:style-name="T96">The Six Dates – </text:span><text:span text:style-name="T104">Date #1 / Restaurant #1 <text:s/>- “</text:span><text:span text:style-name="T96">The Fashion Ingenue”</text:span><text:span text:style-name="T9"> – <text:line-break/><text:line-break/></text:span><text:span text:style-name="T57">{ </text:span><text:span text:style-name="T59">Mise en scène interspersed with </text:span><text:span text:style-name="T57">conversation, faces, cooking, serving, dining, drinking. }</text:span><text:span text:style-name="T9"><text:line-break/><text:line-break/>“I </text:span><text:span text:style-name="T33">like you da Gama. Then again, I like men. </text:span><text:span text:style-name="T42">You</text:span><text:span text:style-name="T33"> serve a purpose. Let me tell you something while you sip your drink. I</text:span><text:span text:style-name="T9"> had always been a big drinker and alcohol always played a huge part of my life. </text:span><text:span text:style-name="T42">Social butterfly, </text:span><text:span text:style-name="T9">I drank for every occasion, happy or sad and before long alcohol </text:span><text:span text:style-name="T42">was becoming an escape for me from itself</text:span><text:span text:style-name="T9">. </text:span><text:span text:style-name="T42">T</text:span><text:span text:style-name="T9">he years went on </text:span><text:span text:style-name="T42">and it </text:span><text:span text:style-name="T9">was becoming more and more evident that drink was taking far more from me than it was giving. I was wasting precious days either drinking or feeling so terrible </text:span><text:span text:style-name="T42">from drinking</text:span><text:span text:style-name="T9"> I could hardly </text:span><text:span text:style-name="T42">keep up with my work</text:span><text:span text:style-name="T9">. </text:span><text:span text:style-name="T41">For a woman who makes her living in large part by her looks, that’s not a pretty picture.</text:span></text:p>
      <text:p text:style-name="P19">Drinking <text:span text:style-name="T184">and men were</text:span> my escape from the life <text:span text:style-name="T185">of the past mind, you know, the childhood demons we nearly all struggle with – and</text:span> I was so desperately unhappy <text:span text:style-name="T186">with that past I thought I could drink it away</text:span>. Physically and emotionally, I was wrecked. From years of not being able to just enjoy a couple . . . I was stuck on a loop, heading from one <text:span text:style-name="T187">opening</text:span> to the next, relying on alcohol to give me a false confidence in which I have since come to learn it destroyed. Drinking wasn't all bad, <text:span text:style-name="T180">of course.</text:span> I had some really fun times. <text:span text:style-name="T180">Sometimes even with a man like you – You don’t think it’s hard for me to get a man, do you?” <text:line-break/><text:line-break/>“For you? Not at all. I’m sure there are many who would worship at your altar. I would.”<text:line-break/><text:line-break/>“True that, </text:span>but <text:span text:style-name="T187">even with that,</text:span> I certainly wasn't happy. <text:span text:style-name="T180">Clinging to the past</text:span> was the very thing that was causing my unhappiness, anxiety and depression. I was constantly robbed of energy, suffering wild emotions as I muddled on. I didn't really understand or truly see. It took my lust for life, killed my creativity – <text:span text:style-name="T180">I’m an actress, all models are, and a damned good one – </text:span>and I see now I let it take so much of my time, <text:span text:style-name="T180">of my life, of my art . <text:s/>. .</text:span></text:p>
      <text:p text:style-name="P11"><text:span text:style-name="T9">I didn't have a clue who I actually was anymore. I sat there looking at pictures of people who'd given up drinking and thought ‘</text:span><text:span text:style-name="T14">C</text:span><text:span text:style-name="T9">an I do this’? I didn’t know anyone who had attempted a challenge like this, but I knew I had to do something drastic to change my lif</text:span><text:span text:style-name="T63">e. </text:span><text:span text:style-name="T14">After many years of therapy, making peace with what I now know I cannot change, I am</text:span><text:span text:style-name="T9"> alcohol free today . . . <text:line-break/><text:line-break/>and if you'd have said that to me at the beginning of this, I'd have found that extremely hard to believe as I sat there depressed, trying to piece together yet another blackout induced bender that filled me with immense shame. <text:s/>Its only now I </text:span><text:span text:style-name="T14">realize the past is forever, but if you’re lucky, or smart, you learn that it’s forever in the past, and the moment we hold now is the power of a future. One day at a time, every day more distant from that past. There’s something to be said for that.”</text:span><text:span text:style-name="T9"><text:line-break/><text:line-break/>“</text:span><text:span text:style-name="T43">Let’s</text:span><text:span text:style-name="T9"> drink to that, </text:span><text:span text:style-name="T43">my dear</text:span><text:span text:style-name="T9">.” <text:line-break/><text:line-break/>“</text:span><text:span text:style-name="T14">Very funny. Not.” <text:line-break/><text:line-break/>“I’m sorry. That was uncalled for. I didn’t mean any harm. Please, excuse me. Do go on.”<text:line-break/><text:line-break/></text:span><text:soft-page-break/><text:span text:style-name="T14">“</text:span><text:span text:style-name="T44">You think you could make a woman like me happy, Senor?”<text:line-break/></text:span><text:span text:style-name="T9"><text:line-break/>“</text:span><text:span text:style-name="T14">Oh, I would make you happy, darling. It would be my pleasure.” <text:line-break/><text:line-break/>“I bet it would. But listen, da Gama . . . </text:span><text:span text:style-name="T15">Oh, </text:span><text:span text:style-name="T44">I’m sure </text:span><text:span text:style-name="T15">you’re glad I’m here, alright. But . . . </text:span><text:span text:style-name="T14">No, you don’t understand. You just think you understand. Sitting there drinking your côte du Rhône. Salivating over the lamb chops </text:span><text:span text:style-name="T15">to come</text:span><text:span text:style-name="T14">. Hoping you’ll get me in your bed tonight. You won’t, </text:span><text:span text:style-name="T15">Senor.</text:span><text:span text:style-name="T14"> This is one tender sheep which you don’t understand at all. Nothing. </text:span><text:span text:style-name="T33">Nothing of me do you understand. Not that you wouldn’t want to take me into your arms and squeeze me like the soft flesh you so adore. Men. Like drink, you are so easy to get used to – and used by. I’ve had my fill of that. Still, as I said, I like you.</text:span><text:span text:style-name="T14">” <text:line-break/><text:line-break/>“Forgive me. I should never have said that. Men, we </text:span><text:span text:style-name="T44">can be</text:span><text:span text:style-name="T14"> such boors.” <text:s/><text:line-break/><text:line-break/>“</text:span><text:span text:style-name="T15">No, you’re not. You’re just men. </text:span><text:span text:style-name="T59">I</text:span><text:span text:style-name="T44">n spite of yourself, you’re a charming man. </text:span><text:span text:style-name="T33">The gods </text:span><text:span text:style-name="T44">seem to</text:span><text:span text:style-name="T33"> forgive you for you do not know what you do. </text:span><text:span text:style-name="T15">And, </text:span><text:span text:style-name="T33">Senor</text:span><text:span text:style-name="T15">? . . . </text:span><text:span text:style-name="T33">You? </text:span><text:span text:style-name="T15">You’re even kind of cute.” <text:line-break/><text:line-break/>“Why, thank-you, dear. You’re rather fetching, yourself.” <text:line-break/><text:line-break/>“</text:span><text:span text:style-name="T44">Do you know why I told you all this?” <text:line-break/><text:line-break/>“I’m fixing to know.” <text:line-break/><text:line-break/>“Because most men can’t do anything around an attractive woman except tell her how great they are. How much money they make. </text:span><text:span text:style-name="T47">The big</text:span><text:span text:style-name="T44"> house. The fancy car. What’</text:span><text:span text:style-name="T47">s</text:span><text:span text:style-name="T44"> that guy joke? ‘God invented </text:span><text:span text:style-name="T45">Rolex's</text:span><text:span text:style-name="T44"> because you can’t take your car into the bar. </text:span><text:span text:style-name="T46">You? Not a word </text:span><text:span text:style-name="T47">of that.</text:span><text:span text:style-name="T44">” <text:line-break/><text:line-break/>“</text:span><text:span text:style-name="T46">Thank-you, m</text:span><text:span text:style-name="T44">y dear, I am touched. Genuinely.” <text:line-break/><text:line-break/>“Senor. </text:span><text:span text:style-name="T47">Lucky you. </text:span><text:span text:style-name="T44">You’re going to be touched, and soon.” <text:s/></text:span><text:span text:style-name="T47">A wink. A smile.</text:span><text:span text:style-name="T15"><text:line-break/><text:line-break/></text:span><text:span text:style-name="T17">D</text:span><text:span text:style-name="T15">inner is served. <text:line-break/><text:line-break/></text:span><text:span text:style-name="T16">Folded money is left on the table next to </text:span><text:span text:style-name="T17">empty espresso cups and</text:span><text:span text:style-name="T16"> a burning cigar. <text:line-break/><text:line-break/></text:span><text:span text:style-name="T15">A couple walk on the </text:span><text:span text:style-name="T17">night lit </text:span><text:span text:style-name="T15">boulevard. <text:line-break/><text:line-break/>A </text:span><text:span text:style-name="T17">gate opens. A</text:span><text:span text:style-name="T15"> stairwell is ascended. Miles Davis, ‘The Scaffold.” A door open</text:span><text:span text:style-name="T17">s</text:span><text:span text:style-name="T15">. <text:line-break/><text:line-break/>A beautiful apartment. Laughter in darkness. A candle is lit. Windows are opened. <text:line-break/><text:line-break/>Moonlight streams in. A wind blows. Two bodies become one. <text:line-break/><text:line-break/><text:line-break/><text:tab/><text:tab/><text:tab/><text:tab/><text:tab/><text:tab/> <text:s text:c="2"/></text:span><text:span text:style-name="T141">♛</text:span><text:span text:style-name="T9"><text:line-break/></text:span></text:p>
      <text:p text:style-name="P45"><text:span text:style-name="T114">* The Apartment </text:span><text:span text:style-name="T112">&amp; ‘The Sofia Diaries’ -</text:span><text:span text:style-name="T110"><text:line-break/></text:span><text:span text:style-name="T134">THE DRUNKS OF </text:span><text:span text:style-name="T136">SOFIA</text:span><text:span text:style-name="T134"> </text:span><text:span text:style-name="T128">– The drunks of </text:span><text:span text:style-name="T131">Sofia</text:span><text:span text:style-name="T128"> are some of the best, nicest, kindest men I have ever met. Drunks, most of them are the same. Binky, Blinky, Nod, the State honors its old, its fallen, its war heroes, castoffs, </text:span><text:span text:style-name="T132">graybeard</text:span><text:span text:style-name="T128"> castaways, the fathers, the brothers, the sons, the fallen angels, the thin booted, the </text:span><text:span text:style-name="T129">thick</text:span><text:span text:style-name="T128"> headed, the thin haired, the slightly tattered, the treadworn, the shop worker, the dock yard man, the grinder, the eloper, the skip jack, the sailor, the gutsy guy, the one </text:span><text:span text:style-name="T133">who </text:span><text:span text:style-name="T128">took the bullet, the one who fired the shot, the one who smiled when they hung the enemy, glad to see his entrails, who did not whimper, did not whine, when twenty five thousand were impaled, a silent, not so silent message to them, the other, those who came to the homeland thinking they could take it. No, our man, our boy, our son, our father, drunk, drunk to his core, did </text:span><text:span text:style-name="T129">he </text:span><text:span text:style-name="T128">not have a big dick, yes he did, did he lay the north african girl on her back, kiss her y, lift her arch, turn her gently, butt high in the air, spank her ever so relentlessly, did he not, he did, he did, he did, over and over and over, she told him in tears what a man he was, how happy she was, what a good writer he was and he could not write and he knew it but he had copied poems and kept them in his case and passed them off as his own worn on the edges, a bit now like himself, and his dirt, and his sweat, and his palms were the dark brown of coffee, the whiskers in his beard the grounds, strewn around, streaks of </text:span><text:span text:style-name="T132">gray</text:span><text:span text:style-name="T128">, the great red ruddy cheeks had been to sea, and when Ahab had taken Moby’s carcass onto the ship, he was the first to pat the Captain on the back, the first to lend his knife to the gut, the first to sip the fat oil and the blood, the first to share the heart and the kid, the whale, the life, the wife, the water, the wind, the wordless wonder of it all were his and for this was why he did drink. <text:line-break/><text:tab/><text:tab/><text:tab/><text:tab/><text:tab/><text:tab/> <text:s text:c="2"/></text:span><text:span text:style-name="T145">♛</text:span></text:p>
      <text:p text:style-name="P35"><text:span text:style-name="T96">* The Six Dates – </text:span><text:span text:style-name="T104">Date #</text:span><text:span text:style-name="T105">2</text:span><text:span text:style-name="T104"> / Restaurant # </text:span><text:span text:style-name="T105">2 <text:s/>- “The Human Rights Lawyer”</text:span><text:span text:style-name="T58"> – </text:span><text:span text:style-name="T105"><text:line-break/><text:line-break/></text:span><text:span text:style-name="T57">{ </text:span><text:span text:style-name="T59">Mise en scène interspersed with </text:span><text:span text:style-name="T57">conversation, faces, cooking, serving, dining, drinking. }</text:span><text:span text:style-name="T96"><text:line-break/></text:span><text:span text:style-name="T9"><text:line-break/></text:span><text:span text:style-name="T49">“I read your play, ‘Paris to Istanbul’. Human rights to its core. What is it you wrote? You had Urbana Magellan cupping her breasts, one in each hand, she says to whomever will hear her, <text:line-break/><text:line-break/> <text:s text:c="8"/>“You have the Church. You have the State. Never the two together! Understand?”<text:line-break/><text:line-break/>“That touched me deeply. It’s one thing to write such a line. It’s another to face its conscience.” <text:line-break/><text:line-break/>“Go on.” <text:line-break/><text:line-break/>“I mean, you say lines like that, write plays like that, in Europe, and across the waters of the Mediterranean, these and those are stories that have been told since Justinian and Mehmet. Aren’t you a little afraid?”<text:line-break/><text:line-break/>“You mean of dying? For being killed for demanding democratic secular humanism as </text:span><text:span text:style-name="T50">a </text:span><text:span text:style-name="T49">universal way of life? For demanding and insisting that no matter gender, age, race, faith, no faith, national origin or cultural identity all humans have fundamental universal human rights and these are best achieved by means of secular democracy? Yes, I am afraid to die. To die is natural though. As it is to live. </text:span><text:span text:style-name="T50">To live with Heaven beside you but Hell within, that is no way to live.” <text:line-break/><text:line-break/>“How is it you came to feel this way? What was your tipping point? It’s source, da Gama.”</text:span><text:span text:style-name="T9"><text:line-break/><text:line-break/>“You see dear friend, </text:span><text:span text:style-name="T50">it’s like this</text:span><text:span text:style-name="T51"> – </text:span><text:span text:style-name="T50">and by the way, you are very damn beautiful</text:span><text:span text:style-name="T51"> – </text:span><text:span text:style-name="T50">I am </text:span><text:span text:style-name="T9">a man </text:span><text:span text:style-name="T50">who was </text:span><text:span text:style-name="T9">raised in early youth by four women, all of them smart, levelheaded, and hard working. </text:span><text:span text:style-name="T51">R</text:span><text:span text:style-name="T9">eason tells me it is only patriarchal social bigotry that malignantly ensures </text:span><text:span text:style-name="T51">unequal</text:span><text:span text:style-name="T9"> outcomes. It's a universal truth . . . Without equal women's rights, there cannot be </text:span><text:span text:style-name="T48">nor will there ever be</text:span><text:span text:style-name="T9"> equal human rights. <text:line-break/><text:line-break/>I am a democratic secular humanist. I oppose any system which precludes equal human rights. </text:span><text:span text:style-name="T48">It’s not complicated. Yet, the truth is, in the company I travel, and the places I go, to stand for such a notion, this is where the wheat is culled from the chaff. </text:span><text:span text:style-name="T51">It’s</text:span><text:span text:style-name="T48"> easy to find men </text:span><text:span text:style-name="T51">who claim to </text:span><text:span text:style-name="T48">believe </text:span><text:span text:style-name="T51">such</text:span><text:span text:style-name="T48"> words that come so easily to their lips when the company of friends is mixed. Yet, get some of these same men alon</text:span><text:span text:style-name="T51">e</text:span><text:span text:style-name="T48"> – and skip aside that men have every right and should speak easy and open about any and all in their private company – and that includes talk of women as well. </text:span><text:span text:style-name="T51">In private, over spirits and cigars, many men will tell you different. Just between men.</text:span><text:span text:style-name="T48"><text:line-break/><text:line-break/>Still, I assure you as easy as sitting here enjoying the moment with you, the man who makes the case for why men are superior by right and law to women, by nature, grace, and god, this is a man whom I know not only does not trust himself, he does not trust me, or his woman, for this type of false dominance is based on cowardice and fear. <text:line-break/><text:line-break/>Too afraid to admit a woman’s power and how it </text:span><text:span text:style-name="T51">affects him</text:span><text:span text:style-name="T48">; no</text:span><text:span text:style-name="T51">t having the</text:span><text:span text:style-name="T48"> courage to stand in front of other men and say, ‘Women? I may not understand them </text:span><text:span text:style-name="T51">the same way</text:span><text:span text:style-name="T48"> I </text:span><text:span text:style-name="T51">think I</text:span><text:span text:style-name="T48"> do a </text:span><text:soft-page-break/><text:span text:style-name="T48">man. </text:span><text:span text:style-name="T51">For me, w</text:span><text:span text:style-name="T48">hether I do or not </text:span><text:span text:style-name="T51">understand them</text:span><text:span text:style-name="T48">, I understand that life is composed of us both, and there cannot be any system, social, political, or economic, that can at one moment worship the mother, the daughter, the sister, the women from our youth, and then at another time look th</text:span><text:span text:style-name="T51">ese same</text:span><text:span text:style-name="T48"> woman in the eye and say, ‘Times have changed. You are no longer my equal or superior. You are my inferior and subordinate to me.’ <text:line-break/><text:line-break/>There’s the rub. There is the </text:span><text:span text:style-name="T51">nut-cutting </text:span><text:span text:style-name="T48">time the mind of the male either grows cloud or clear. Ambiguity? Of course. That is no reason to fear. </text:span><text:span text:style-name="T50">Look, we sit here as man and wom</text:span><text:span text:style-name="T52">a</text:span><text:span text:style-name="T50">n, each listens and eyes the other. Free to speak our minds and hearts. <text:line-break/><text:line-break/>Is that your foot touching mine? It is, isn’t it? <text:line-break/><text:line-break/>By god, you see just what I mean! Now that is worth fighting for . . .<text:line-break/><text:line-break/>But let me finish . . .</text:span><text:span text:style-name="T48"><text:line-break/><text:line-break/>Women </text:span><text:span text:style-name="T52">must</text:span><text:span text:style-name="T48"> hold and </text:span><text:span text:style-name="T52">be</text:span><text:span text:style-name="T48"> afforded and protected equal legal, social, and economic rights in every circumstance and institution</text:span><text:span text:style-name="T52"> – </text:span><text:span text:style-name="T48">governmental or social, intellectual or spiritual, it does not matter. Equality by law and experience are not divisible in any way or at any time </text:span><text:span text:style-name="T50">by any one</text:span><text:span text:style-name="T48">.”<text:line-break/><text:line-break/>“That’s quite a speech, Senor . . .” <text:line-break/><text:line-break/>“</text:span><text:span text:style-name="T50">T</text:span><text:span text:style-name="T48">hank-you, </text:span><text:span text:style-name="T50">dear</text:span><text:span text:style-name="T48">. I would have to agree.” <text:line-break/><text:line-break/>“</text:span><text:span text:style-name="T51">O, you are a bastard. But you are a very good bastard.”</text:span><text:span text:style-name="T48"><text:line-break/><text:line-break/>“</text:span><text:span text:style-name="T53">Why, thank-you, dear. </text:span><text:span text:style-name="T50">Waiter, </text:span><text:span text:style-name="T51">please.</text:span><text:span text:style-name="T50"> </text:span><text:span text:style-name="T51">A</text:span><text:span text:style-name="T50"> bottle of your best champagne.”</text:span></text:p>
      <text:p text:style-name="P31"/>
      <text:p text:style-name="P22"><text:span text:style-name="T50"><text:tab/><text:tab/><text:tab/><text:tab/><text:tab/><text:tab/></text:span><text:span text:style-name="T141">♛</text:span></text:p>
      <text:p text:style-name="P37"><text:span text:style-name="T110">* The Apartment </text:span><text:span text:style-name="T112">&amp; ‘The Sofia Diaries’</text:span><text:span text:style-name="T110"> <text:line-break/><text:line-break/></text:span><text:span text:style-name="T79">You see, it is like this. To the locals and even myself I may be a stranger in a strange land, but I am no blind man and it is evident to me the beauty, tranquility, security, and peace of Sofia is no fluke. The locals with whom I speak are shocked that I point out to them on their asking me what I think of their city and country and I tell them the flat-out truth – Sofia and Bulgaria is so far superior in quality of life to that of the United States that they are in no way comparable. Their faces grow wide, their mouths, silent. <text:line-break/><text:line-break/>Truth has the ring of truth to it, and it is not me the unhappy American to twist it to fit any personal needs. The quality of life here – the parks, the food, its freshness, its availability on every corner, the politeness, the dressing up, the order that comes from social cohesion and not a fascist corporatism instructing the masses on their phobias and which items purchased will relieve them of those provided only a debit card is secured to a monthly payment. <text:line-break/><text:line-break/>That is the America of today, a far more ugly place than either the locals here can comprehend from telling of it, or I could stand from watching </text:span><text:span text:style-name="T80">it </text:span><text:span text:style-name="T79">metamorphose and metastasize these past 50 years from days of golden glory to now, erstwhile lonely, isolate, worn, beat down troopers worried about the rent, getting sick, or being shot to death. It is an ugly picture that I tell in the most beautiful of places. Tell it, I do. <text:line-break/><text:line-break/></text:span><text:span text:style-name="T81">Everywhere in the world strangers pour out their hearts in this new scribe we call ‘social media’, I am no different at times, and there and then one can see the Tower of Babel come alive, in a universal form. What is it the gods have wrought? I tell the young workers behind the counter at the unbusy cafe that sure life is difficult for them in Sofia; it’s difficult everywhere for is it not the human condition to wish to suck our thumbs, gasp for air and bellow, ‘Bring me money!!” That in no way makes life in Sofia any less beautiful. Open your eyes and appreciate what you have. If you travel the seas, you will not find better. <text:line-break/><text:line-break/></text:span><text:span text:style-name="T82">Tomorrow I have a date with a beautiful woman. It is by the luck of the gods that I have been blessed to meet Madame Christo, and in her pain and in her love she has found a way to bathe this aging body a few more times in the arms of Beauty. For that there are no words. I am a quiet man, even though I talk a lot when I am with others, for I am the artist who creates alone, days and days at a time, only leaving to stroll the leafy streets in search of animal flesh and vegetables, coffee and cigarettes, flowers, and </text:span><text:span text:style-name="T94">to </text:span><text:span text:style-name="T82">look in the eye of a pretty maiden, when I can. The woman whom I will meet, Barbarella, I can sense she is a special woman, that kind of woman whose work we do not speak of, is not spoken of, is only enjoyed and appreciated in the quietest of terms and places. So be it. I have been down more roads than most men and there is still muscle in my shoulders and </text:span><text:span text:style-name="T94">a </text:span><text:span text:style-name="T82">steel sharp knife on my desk. I know how to take care of a woman, that is for sure. We will see. I will be sure to wash my face, wear the cleanest of shirts. <text:line-break/><text:line-break/><text:line-break/><text:tab/><text:tab/><text:tab/><text:tab/><text:tab/><text:tab/> <text:s text:c="2"/></text:span><text:span text:style-name="T141">♛</text:span></text:p>
      <text:p text:style-name="P35"><text:span text:style-name="T96">* The Six Dates – </text:span><text:span text:style-name="T104">Date #</text:span><text:span text:style-name="T105">3</text:span><text:span text:style-name="T104"> / Restaurant #</text:span><text:span text:style-name="T106">3 - “The </text:span><text:span text:style-name="T151">Courtesan”</text:span><text:span text:style-name="T59"> – </text:span><text:span text:style-name="T104"><text:line-break/><text:line-break/></text:span><text:span text:style-name="T57">{ </text:span><text:span text:style-name="T59">Mise en scène interspersed with </text:span><text:span text:style-name="T57">conversation, faces, cooking, serving, dining, drinking. }<text:line-break/><text:line-break/></text:span><text:span text:style-name="T64">A caress for eyes, a shudder in the morning wood, a beautiful mosaic, a luminous particle of light . . . </text:span><text:span text:style-name="T96"><text:line-break/><text:line-break/></text:span><text:span text:style-name="T9"> <text:s/>“Of all men’s miseries the bitterest is this: to know so much and to have control over nothing.” - Herodotus<text:line-break/><text:line-break/> </text:span></text:p>
      <text:p text:style-name="P37"><text:span text:style-name="T124">* The Six Dates – </text:span><text:span text:style-name="T125">Date #</text:span><text:span text:style-name="T126">3</text:span><text:span text:style-name="T125"> / Restaurant #</text:span><text:span text:style-name="T127">3 - “The </text:span><text:span text:style-name="T153">Courtesan”</text:span><text:span text:style-name="T95"> – </text:span></text:p>
      <text:p text:style-name="P38"><text:span text:style-name="T110">* The Apartment </text:span><text:span text:style-name="T112">&amp; ‘The Sofia Diaries’</text:span><text:span text:style-name="T110"><text:line-break/><text:line-break/></text:span><text:span text:style-name="T85">On Matisse</text:span><text:span text:style-name="T94"> – </text:span><text:span text:style-name="T85">I love stories of this venerated old sage – especially of his aged years, his hands crippled by arthritis, his spirit undiminished, his appetite, like yours still hungry as a nearing </text:span><text:span text:style-name="T90">septuagenarian</text:span><text:span text:style-name="T85">, from his bed his loyal companion brings to him scissors and paper from which the throne of pillows and sheets he meticulously carves out blue women cut outs and doves of peace. We are lucky, at least I consider myself so, to have seen and known of him as a boy so now that the September years are here I hold my head high in pride pursuing the arts in my own way, like him, still hungry for more.<text:line-break/><text:line-break/>On Russell</text:span><text:span text:style-name="T94"> – </text:span><text:span text:style-name="T85">When not chasing you, philosophy is my game; Russell is the man who laid the foundation for the complexities of the elder philosophers to be understood in the most simple of terms. Lucky for m</text:span><text:span text:style-name="T90">y </text:span><text:span text:style-name="T85">errant youth, all his books of same were in print and readily available to me in my precocious teen years. 'Why I Am Not A Christian'; 'Manners &amp; Morals", "Three Volume Autobiography" - these and other simply written social philosophies helped establish this heart is the lonely hunter teenage</text:span><text:span text:style-name="T94">r</text:span><text:span text:style-name="T85"> on the path to small understanding of complex issues; that he was alive and I weekly begged my mother to fund a trip for me to London to meet him which she categorically refused as preposterous did little to diminish my respect for this venerable sage. Now aged, Russell passed, him who played on Queen Victoria's lap yet led the way to disarm nuclear powers, his advice on going after love and women with gusto, keeping the mind on higher powers, these and other reasons, such as my imagination of bedding you one day, all give me succor as I write </text:span><text:span text:style-name="T90">on</text:span><text:span text:style-name="T85"> this fine late summer morning in Sofia. ;) / &lt;3 ~ / ~ OM<text:line-break/><text:line-break/>On Shylock in Merchant of Venice - “"I am a Jew. Hath not a Jew eyes? Hath not a Jew hands, organs, dimensions, senses, affections, passions; fed with the same food, hurt with the same weapons, subject to the same diseases, heal'd by the same means, warm'd and cool'd by the same winter and summer, as a Christian is? If you prick us, do we not bleed? If you tickle us, do we not laugh? If you poison us, do we not die? And if you wrong us, do we not revenge? If we are like you in the rest, we will resemble you in that." --Shylock from "The Merchant Of Venice" Act 3, scene 1, 58–68<text:line-break/><text:line-break/>This is all very interesting, especially as a swatch of Judaic reactionism in cultural history of the white English, Christian times of William Shakespeare. Three faiths came out of the desert and worked their way north from Africa / Asia Minor</text:span><text:span text:style-name="T94"> – </text:span><text:span text:style-name="T85">two of them are still fighting each other and v</text:span><text:span text:style-name="T90">ie</text:span><text:span text:style-name="T85"> to control the third. It's no wonder there is no peace with such superstitions defended by blood.<text:line-break/><text:line-break/><text:line-break/><text:tab/><text:tab/><text:tab/><text:tab/><text:tab/><text:tab/> <text:s text:c="2"/></text:span><text:span text:style-name="T141">♛</text:span></text:p>
      <text:p text:style-name="P38"><text:span text:style-name="T110">* </text:span><text:span text:style-name="T114">The </text:span><text:span text:style-name="T119">Mysterious &amp; Frantic </text:span><text:span text:style-name="T114">Phone Calls </text:span><text:span text:style-name="T112">&amp; Texts <text:line-break/><text:line-break/></text:span><text:span text:style-name="T90">This segment, the mysterious and frantic phone calls and texts should be some of the funniest, most pathos filled, poignant, desperate, aching, angry, revealing, hopeful, sad, bitter, joyous text</text:span><text:span text:style-name="T94">s</text:span><text:span text:style-name="T90"> and calls ever made. <text:line-break/><text:line-break/>Shot in black and white – cutting to reactions of the speakers and the recipients, in staccato bursts they reveal only formerly hinted at truths and in so doing move the plot forward by leaps and bounds as well setting the table for untold, unspeakable suspense. <text:line-break/><text:line-break/>Personally, apart from the restaurant scenes, these are my most favorite parts of the story. Due to their plot disclosing nature, they must be written last, hence, I have not yet written a single word of them. But, we will. And they will be hilarious. <text:line-break/><text:line-break/><text:line-break/><text:line-break/><text:tab/><text:tab/><text:tab/><text:tab/><text:tab/><text:tab/> <text:s text:c="2"/></text:span><text:span text:style-name="T141">♛</text:span><text:span text:style-name="T110"><text:line-break/><text:line-break/><text:line-break/><text:line-break/></text:span></text:p>
      <text:p text:style-name="P36"><text:span text:style-name="T96">* The Six Dates – </text:span><text:span text:style-name="T104">Date #</text:span><text:span text:style-name="T105">4</text:span><text:span text:style-name="T104"> / Restaurant #</text:span><text:span text:style-name="T105">4 - The </text:span><text:span text:style-name="T151">Cl</text:span><text:span text:style-name="T152">assics Professor</text:span><text:span text:style-name="T58"> – </text:span><text:span text:style-name="T105"><text:line-break/><text:line-break/></text:span><text:span text:style-name="T57">{ </text:span><text:span text:style-name="T59">Mise en scène interspersed with </text:span><text:span text:style-name="T57">conversation, faces, cooking, serving, dining, drinking. }</text:span><text:span text:style-name="T9"><text:line-break/><text:line-break/>He thought about geography<text:line-break/><text:line-break/>Words on a page <text:line-break/><text:line-break/>London, Paris, Istanbul, Mumbai <text:line-break/><text:line-break/>Pink limn of dawn tickled blue night Sofia sky <text:line-break/><text:line-break/>As a boy he dreamed of a Calcutta lover <text:line-break/><text:line-break/>Black flaxen hair flowing over a Siddhartha prince <text:line-break/><text:line-break/>Dreams <text:line-break/><text:line-break/>Coffee has a bitter fine taste <text:line-break/><text:line-break/>Like love unfulfilled <text:line-break/><text:line-break/>He never kidded himself <text:line-break/><text:line-break/>Her appetite was as healthy as her mind <text:line-break/><text:line-break/>“If you can’t stand on your own two feet for hours at a time, don’t apply.” <text:line-break/><text:line-break/>This made him laugh. <text:line-break/><text:line-break/>Dark brown eyes like brooding goblets. <text:line-break/><text:line-break/>A hand on the lower back. <text:line-break/><text:line-break/>She meant what she said.<text:line-break/><text:line-break/>A knee pushes tween knees.<text:line-break/><text:line-break/>The scent of morning fills the air.</text:span></text:p>
      <text:p text:style-name="P24"><text:span text:style-name="T9"><text:line-break/><text:tab/><text:tab/><text:tab/><text:tab/><text:tab/><text:tab/> <text:s text:c="2"/></text:span><text:span text:style-name="T140">♛</text:span><text:span text:style-name="T67"> </text:span></text:p>
      <text:p text:style-name="P39"><text:span text:style-name="T110">* The Six Dates – </text:span><text:span text:style-name="T120">Date #</text:span><text:span text:style-name="T121">4</text:span><text:span text:style-name="T120"> / Restaurant #</text:span><text:span text:style-name="T121">4 - The </text:span><text:span text:style-name="T151">Cl</text:span><text:span text:style-name="T152">assics Professor</text:span><text:span text:style-name="T83"> – <text:line-break/><text:line-break/></text:span><text:span text:style-name="T91">The previous was just a poem I wrote to an actress in Bombay and place here as a bookmark only. <text:line-break/><text:line-break/>It is meant to evoke a bit of the arts. With the Classics Professor, there will be talk of art, the artist, and the ‘creative entrepreneur’ - which is nothing more than a ten dollar euphemism for corporate fascist indentured servant or starving artist by electronic means. <text:line-break/><text:line-break/><text:line-break/><text:tab/><text:tab/><text:tab/><text:tab/><text:tab/><text:tab/> <text:s text:c="2"/></text:span><text:span text:style-name="T141">♛</text:span><text:span text:style-name="T91"> </text:span></text:p>
      <text:p text:style-name="P45"><text:span text:style-name="T110">* The Apartment </text:span><text:span text:style-name="T112">&amp; ‘The Sofia Diaries’ -</text:span><text:span text:style-name="T110"><text:line-break/></text:span><text:span text:style-name="T135">IN THE MATTER OF EUROPEAN ARCHITECTURE </text:span><text:span text:style-name="T130">– Whoever told those guys to build those tall churches, those magisterial palaces of wonder, the places with tall spires and petite blondes resting on grey stone and marble sarcophagi, hoping prince charming will come, he never comes, but then comes a los angeleno, disney’s my name, sequels my game, lemme see here what we got goin’ on, and it goes on and on and on till johnny depp grabs a sword imitating tonto or some such fellow and they make a wax mannequin of him replete with waxed moustache and all the girls that never married well they married their cats wait in line for a selfie hoping when they put it on the fridge they can convince themselves it was the real thing like the first time they tasted a fizzy coca-cola, the first time they had sex, when it felt good, wet, deep, and wild, it was all those things, it was a diamond ring, that never materialized, later made her cry, but she had white skin, knew how to read books, and she did, listening to david byrne deep in the night, tori amos wailed, the gods held her tight, o europe, europe, ye for whom I long, escape this hell, and morning song, traffic whirls, and dj shocks, another moment of this, I’ll blow my locks she said she said and it twerent anything she could do about it for the ticket seller was going digital and all she had to do to survive was give them her debit card number and the rest would take care of itself. And she did, she did, and she lived happily ever after. Her. Her and Johnny Depp. European architecture its the greatest I’ve ever seen. And I’ve been to Bilbao with the noble Spanish whores, so don’t tell me different behind the glass doors. Huzzah! European architecture it is the best.<text:line-break/><text:line-break/><text:tab/><text:tab/><text:tab/><text:tab/><text:tab/> <text:s text:c="2"/></text:span><text:span text:style-name="T146">♛</text:span><text:span text:style-name="T110"><text:line-break/></text:span></text:p>
      <text:p text:style-name="P48"><text:span text:style-name="T96">* The Six Dates – </text:span><text:span text:style-name="T104">Date #</text:span><text:span text:style-name="T107">5</text:span><text:span text:style-name="T104"> / Restaurant #</text:span><text:span text:style-name="T107">5 - “The </text:span><text:span text:style-name="T101">Psychotherapist” -</text:span><text:span text:style-name="T105"><text:line-break/><text:line-break/></text:span><text:span text:style-name="T57">{ </text:span><text:span text:style-name="T59">Mise en scène interspersed with </text:span><text:span text:style-name="T57">conversation, faces, cooking, serving, dining, drinking. }</text:span><text:span text:style-name="T96"><text:line-break/><text:line-break/></text:span><text:span text:style-name="T9">– </text:span><text:span text:style-name="T60">A la Tony Soprano’s psychiatrist, scarf, pantsuit, heels, French twist.</text:span><text:span text:style-name="T9"><text:line-break/><text:line-break/>“A woman frequently signals interest by talking about herself using the word “I” a lot. A man signals interest by talking in a deep monotone voice. A woman signals disinterest by using hedge words, such as “sort of,” “kind of,” or “probably.” A man can increase the odds of a woman wanting a second date by laughing at her jokes or showing support, such as saying “that must have been difficult” or “that sounds tough.”</text:span></text:p>
      <text:p text:style-name="P13"><text:span text:style-name="T9">Of course that's not rocket science, but I think a lot of men probably still need to hear it. A woman can increase the odds of a man wanting a second date by talking about herself a lot, by using the word “I.” That kind of goes against conventional wisdom. I think a lot of women think that they shouldn't talk too much about themselves. But, men seem to like when a woman opens up on a first date.”<text:line-break/><text:line-break/>“It seems to me, you see the darkness that is often hidden from polite society.” <text:line-break/><text:line-break/>“Men worry their dicks are too small. Women worry their pussies stink. It’s a zero sum game. Just kiss and fuck with all you’ve got and the rest will take care of itself. Trust me.” <text:line-break/><text:line-break/>“I wouldn’t trust you as far as my dick could throw you.” <text:line-break/><text:line-break/>“What? No one was ever hurt being thrown four inches.” <text:line-break/><text:line-break/>“Kiss me.” <text:line-break/><text:line-break/>“I wouldn’t kiss you on a bet. Although, it might be a lovely way for you to die.” <text:line-break/><text:line-break/>“Touchée.”<text:line-break/><text:line-break/><text:line-break/></text:span><text:a xlink:type="simple" xlink:href="https://www.theatlantic.com/health/archive/2017/06/our-searches-our-selves/529740/" text:style-name="Internet_20_link" text:visited-style-name="Visited_20_Internet_20_Link"><text:span text:style-name="Internet_20_link">https://www.theatlantic.com/health/archive/2017/06/our-searches-our-selves/529740/</text:span></text:a><text:span text:style-name="Internet_20_link"><text:line-break/><text:line-break/><text:line-break/><text:line-break/></text:span></text:p>
      <text:p text:style-name="P40"><text:span text:style-name="T110">* The Six Dates – </text:span><text:span text:style-name="T120">Date #</text:span><text:span text:style-name="T122">5</text:span><text:span text:style-name="T120"> / Restaurant #</text:span><text:span text:style-name="T122">5 - “The </text:span><text:span text:style-name="T123">Psychotherapist” -<text:line-break/><text:line-break/></text:span><text:span text:style-name="Internet_20_link"><text:span text:style-name="T175">THIS SECTION WILL DEVELOP THE DISTINCTIVE </text:span></text:span><text:span text:style-name="Internet_20_link"><text:span text:style-name="T176">FAUX </text:span></text:span><text:span text:style-name="Internet_20_link"><text:span text:style-name="T175">TRANSITION ROLE OF PHILOSOPHY TO PSYCHOLOGY AND PSYCHIATRY UNDER FREUD &amp; CAPITALISM</text:span></text:span><text:span text:style-name="Internet_20_link"><text:span text:style-name="T178"><text:line-break/><text:line-break/><text:line-break/><text:line-break/></text:span></text:span><text:span text:style-name="Internet_20_link"><text:span text:style-name="T179"><text:tab/><text:tab/><text:tab/><text:tab/><text:tab/><text:tab/></text:span></text:span><text:span text:style-name="Internet_20_link"><text:span text:style-name="T143">♛ </text:span></text:span></text:p>
      <text:p text:style-name="P29"/>
      <text:p text:style-name="P40"><text:span text:style-name="T110">* The Apartment </text:span><text:span text:style-name="T112">&amp; ‘The Sofia Diaries’</text:span><text:span text:style-name="T110"><text:line-break/><text:line-break/></text:span><text:span text:style-name="T87">Some women are like cupcakes. We want to eat them up as soon as </text:span><text:span text:style-name="T89">we </text:span><text:span text:style-name="T87">look at them. </text:span><text:span text:style-name="T88">There are times I miss you so much, I wish I could remember where I hid your body. <text:line-break/><text:line-break/></text:span><text:span text:style-name="T92">Lots of material for these Diaries sections. As the script develops choose what is used for film versus the book, versus a play – they are three different horses.</text:span></text:p>
      <text:p text:style-name="P25"><text:span text:style-name="Internet_20_link"><text:span text:style-name="T139"/></text:span></text:p>
      <text:p text:style-name="P25"><text:span text:style-name="Internet_20_link"><text:span text:style-name="T143"><text:tab/><text:tab/><text:tab/><text:tab/><text:tab/><text:tab/> <text:s text:c="2"/>♛</text:span></text:span></text:p>
      <text:p text:style-name="P49"><text:span text:style-name="T96">* The Six Dates – </text:span><text:span text:style-name="T104">Date #</text:span><text:span text:style-name="T107">6</text:span><text:span text:style-name="T104"> / Restaurant #</text:span><text:span text:style-name="T107">6 - “</text:span><text:span text:style-name="T108">The Vegetable Girl” -</text:span><text:span text:style-name="T105"><text:line-break/><text:line-break/></text:span><text:span text:style-name="T57">{ </text:span><text:span text:style-name="T59">Mise en scène interspersed with </text:span><text:span text:style-name="T57">conversation, faces, cooking, serving, dining, drinking. }</text:span><text:span text:style-name="T96"><text:line-break/><text:line-break/></text:span><text:span text:style-name="T61">G</text:span><text:span text:style-name="T9">arland in her hair, fairy elf, smokes </text:span><text:span text:style-name="T23">hashish</text:span><text:span text:style-name="T9"> </text:span><text:span text:style-name="T60">in</text:span><text:span text:style-name="T23"> a little corn cob pipe. </text:span><text:span text:style-name="T60">G</text:span><text:span text:style-name="T9">iggles. Ignore her angelic nature at your peril. </text:span><text:span text:style-name="T60">C</text:span><text:span text:style-name="T9">oven witch when she does not get her way. </text:span><text:span text:style-name="T61">Beware, Senor . . . </text:span><text:span text:style-name="T9"><text:line-break/><text:line-break/>“</text:span><text:span text:style-name="T19">Tell me about yourself, Vegetable Girl.” <text:line-break/><text:line-break/>“Me? </text:span><text:span text:style-name="T55">Nath Human? </text:span><text:span text:style-name="T23">What’s there to tell? </text:span><text:span text:style-name="T19">I’m a fry cook at the Krusty Krab.” <text:line-break/><text:line-break/>“What??” <text:line-break/><text:line-break/>“You are old, aren’t you, Senor . . . You don’t even know what I’m talking about, </text:span><text:span text:style-name="T23">do you?</text:span><text:span text:style-name="T19"> You don’t know what’s the ‘Krusty Krab’? You old fart! Everybody who’s anybody knows the ‘Krusty Krab’! Sponge Bob? Princess </text:span><text:span text:style-name="T28">Vitarah</text:span><text:span text:style-name="T19">? </text:span><text:span text:style-name="T60">Y</text:span><text:span text:style-name="T28">ou shitting me? </text:span><text:span text:style-name="T19">You </text:span><text:span text:style-name="T60">really</text:span><text:span text:style-name="T19"> don’t know them?” <text:line-break/><text:line-break/>The Senor nods his head side to side, a bewildered look on his face. <text:line-break/><text:line-break/>“My God . . . B.D. said you were old. But he said you were hip. You’re not hip. If you don’t know the Krusty Krab, why are we even having dinner together?” <text:line-break/><text:line-break/>“What??” <text:line-break/><text:line-break/>“I can see who you are. You’re probably one of those guys on Facebook that trolls for beautiful women, except you always pick the one’s with knives in their hands and blood on their lips.” <text:line-break/><text:line-break/>“What?!!” <text:line-break/><text:line-break/>“I know your type. Big cocks-man. </text:span><text:span text:style-name="T20">Gets all the girls. </text:span><text:span text:style-name="T21">Especially the ones with tattooed roses on their bodies. </text:span><text:span text:style-name="T20">Never has to work for it. They think they’re all lucky to fuck you. You? You’re just fucking them to have something to do. Another notch in the bedpost. Another fantasy to whack off to the next time you’re stranded somewhere and can’t get a date to save your life . . . </text:span><text:span text:style-name="T21">Y</text:span><text:span text:style-name="T20">ou beat your meat and think about dinners just like this you’ve had so many times, and then you cum all over the </text:span><text:span text:style-name="T25">table</text:span><text:span text:style-name="T20"> wiping your hands with the dinner napkin from the beautiful meal you’ve cooked for yourself, all alone, and wondering why. </text:span><text:span text:style-name="T21">You’re pathetic, Senor.</text:span><text:span text:style-name="T20">” <text:line-break/><text:line-break/>“What?!!!” <text:line-break/>“Shut up. Listen. I know the kind of man you are. Let me tell you something. </text:span><text:span text:style-name="T9">During a Pomeranian witchcraft trial in 1538, a suspected witch, </text:span><text:span text:style-name="T20">that would be me,</text:span><text:span text:style-name="T9"> "confessed" that she </text:span><text:soft-page-break/><text:span text:style-name="T9">had given a man henbane seeds so that he would run around "crazy" <text:s/></text:span><text:span text:style-name="T20">you know, Senor, </text:span><text:span text:style-name="T9">sexually aroused? In </text:span><text:span text:style-name="T20">the</text:span><text:span text:style-name="T9"> file from </text:span><text:span text:style-name="T20">her</text:span><text:span text:style-name="T9"> Inquisition trial, it was noted that </text:span><text:span text:style-name="T20">she,</text:span><text:span text:style-name="T9"> "a witch admits" having once strewn henbane seeds between two lovers and uttering the following formula: "Here I sow wild seed, and the devil advised that they would hate and avoid each other until these seeds had been separated". </text:span><text:span text:style-name="T20">So tell me, Senor . . . Am I scaring you? Scaring you just a bit? </text:span><text:span text:style-name="T22">You wanna fuck? </text:span><text:span text:style-name="T20">I hope so. Confident men like you need their balls cut off . . . but I’m too sweet a little elf to do such a thing. Why, I would take your tender balls and succor them in my mouth. So sweet and divine, I’ll make your eyeballs roll into the back of your head. Sounds, peachy, hunh, </text:span><text:span text:style-name="T22">Senor</text:span><text:span text:style-name="T20">?” <text:line-break/><text:line-break/>“What in the fuck are you talking about??” <text:line-break/><text:line-break/>“</text:span><text:span text:style-name="T22">What’s wrong, Senor? You can dish it out, pero, ‘pero’, that’s one of your favorite little ‘funny’ words, isn’t it. Pero, you can’t take it, can you? I’d like to give it to you. You’re damn right. I’d shove it up your ass, you son-of-a-bitch, before I’d give you the chance to shove it up mine.” <text:line-break/><text:line-break/>“You are fucking crazy . . .”<text:line-break/><text:line-break/>“No, I’m not . . . <text:s/>I’m fucking you, tonight, right after this dinner. B.D. told me, he said if I could get you to sit still through a whole dinner of insults he’d pay for a trip for me and my </text:span><text:span text:style-name="T54">le</text:span><text:span text:style-name="T62">s</text:span><text:span text:style-name="T54">bian lover</text:span><text:span text:style-name="T22"> to summer in Sardinia</text:span><text:span text:style-name="T54"> – </text:span><text:span text:style-name="T22">right after we finish our witches school in Cluj. You know Clu</text:span><text:span text:style-name="T54">j</text:span><text:span text:style-name="T22">, don’t you Senor? Transylvania? Vampires? I read up on you. I know you had a Romanian girlfriend and she broke your heart. Good!!! You deserved it, I bet!!! What, did you fill her with fantasies, promise her the moon but not even give her a trip to America? You crazy artist bastards are all alike. Talk. Talk. Talk. I’ll tell you what. When you eat my nest tonight, you better not talk. You better just keep working it. </text:span><text:span text:style-name="T24">You hear me? </text:span><text:span text:style-name="T62">Not</text:span><text:span text:style-name="T22"> a sound out of you, got me?” <text:line-break/><text:line-break/>“Jesus . . . Fucking . . . Christ . . . <text:s/>you are a </text:span><text:span text:style-name="T24">loony</text:span><text:span text:style-name="T22"> bird.” <text:line-break/><text:line-break/></text:span><text:span text:style-name="T24">Dinner is served. </text:span><text:span text:style-name="T25">Matching plates of</text:span><text:span text:style-name="T24"> </text:span><text:span text:style-name="T25">amande de truite, R</text:span><text:span text:style-name="T24">uffled, the Senor looks away. Nature Girl uses the chance to sprinkle a powder of henbane over his </text:span><text:span text:style-name="T25">plate</text:span><text:span text:style-name="T24">. It looks like paprika pepper. Surely he will be none the wiser. </text:span><text:span text:style-name="T25">Little does she know El Senor is gifted with a great nose.</text:span></text:p>
      <text:p text:style-name="P23"><text:span text:style-name="T24">Senor turns back to the table and Vegetable Girl. </text:span><text:span text:style-name="T25">The scent of the henbane rises to the Senor’s nostrils. He is acutely aware something is not right. </text:span><text:span text:style-name="T24">Thus ensues a verbal and cinematographic homage to the poisoning scene of wine goblets in ‘The Princess Bride’. The question becomes, who has taken the poisoned fish to their lips? El Senor? Or, the Vegetable Girl? <text:s/>We find out in the love nest. There is where the truth of all stories of lust are unfolded. Till death do us part, they say. - </text:span><text:span text:style-name="T26">“Any moment might be our last. Everything is more beautiful because we’re doomed. You will never be lovelier than you are now. We will never be here again.” Homer, The Iliad.<text:line-break/><text:tab/><text:tab/><text:tab/><text:tab/><text:tab/><text:tab/> <text:s text:c="2"/></text:span><text:span text:style-name="T9"><text:line-break/><text:tab/><text:tab/><text:tab/><text:tab/><text:tab/><text:tab/> <text:s text:c="2"/></text:span><text:span text:style-name="T142">♛</text:span></text:p>
      <text:p text:style-name="P44"><text:span text:style-name="T190">* </text:span><text:span text:style-name="T191">The </text:span><text:span text:style-name="T192">Mysterious &amp; Frantic </text:span><text:span text:style-name="T191">Phone Calls </text:span><text:span text:style-name="T193">&amp; Texts </text:span><text:span text:style-name="T190"><text:line-break/><text:line-break/></text:span><text:span text:style-name="T197">Prelude to the night of the Grand Last Supper – the actors make their final bets on the cards. <text:line-break/><text:line-break/><text:line-break/><text:line-break/><text:tab/><text:tab/><text:tab/><text:tab/><text:tab/><text:tab/> <text:s text:c="2"/></text:span><text:span text:style-name="Internet_20_link"><text:span text:style-name="T199">♛</text:span></text:span></text:p>
      <text:p text:style-name="P42"><text:span text:style-name="T190">* The </text:span><text:span text:style-name="T194">Grand Last Supper – Dinner for 8 ½ <text:s/></text:span><text:span text:style-name="T192">– </text:span><text:span text:style-name="T190">A</text:span><text:span text:style-name="T195">mbulance Street Scene du Noir N</text:span><text:span text:style-name="T193">uit</text:span></text:p>
      <text:p text:style-name="P26"><text:span text:style-name="T195">THE ENDING OF ALL ENDINGS – <text:s/></text:span><text:span text:style-name="T196">The Life &amp; Death of an American Bachelor in Sofia. ‘Le Funeral’ (Anonymous view from a plane taking off in Sofia, landing in Paris) <text:line-break/><text:line-break/>“Stronger than lover’s love is lover’s hate. Incurable, in each, the wounds they make.” ― Euripides, Medea<text:line-break/><text:line-break/><text:line-break/><text:line-break/><text:tab/><text:tab/><text:tab/><text:tab/><text:tab/><text:tab/></text:span><text:span text:style-name="T198">♛</text:span><text:span text:style-name="T190"><text:line-break/><text:line-break/></text:span></text:p>
      <text:p text:style-name="P44"><text:span text:style-name="T190">* The </text:span><text:span text:style-name="T194">Grand Last Supper – Dinner for 8 ½ <text:s/></text:span><text:span text:style-name="T192">– </text:span><text:span text:style-name="T190">A</text:span><text:span text:style-name="T195">mbulance Street Scene du Noir N</text:span><text:span text:style-name="T193">uit</text:span></text:p>
      <text:p text:style-name="P30"/>
      <text:p text:style-name="P30"/>
      <text:p text:style-name="P28"><text:span text:style-name="T193"><text:line-break/><text:line-break/><text:tab/><text:tab/><text:tab/><text:tab/><text:tab/><text:tab/> <text:s text:c="2"/></text:span><text:span text:style-name="Internet_20_link"><text:span text:style-name="T199">♛</text:span></text:span></text:p>
      <text:p text:style-name="P44"><text:span text:style-name="T190">* The </text:span><text:span text:style-name="T193">Sofia </text:span><text:span text:style-name="T190">Airport</text:span><text:span text:style-name="T192"> – </text:span><text:span text:style-name="T193">Hands in The Sky</text:span><text:span text:style-name="T192"> – </text:span><text:span text:style-name="T193">Lovers Locks on a Paris Bridge</text:span></text:p>
      <text:p text:style-name="P30"/>
      <text:p text:style-name="P30"/>
      <text:p text:style-name="P28"><text:span text:style-name="T193"><text:line-break/><text:line-break/><text:tab/><text:tab/><text:tab/><text:tab/><text:tab/><text:tab/> <text:s text:c="2"/></text:span><text:span text:style-name="Internet_20_link"><text:span text:style-name="T199">♛</text:span></text:span></text:p>
      <text:p text:style-name="P43"/>
      <text:p text:style-name="P27"/>
      <text:p text:style-name="P27"/>
      <text:p text:style-name="P27"/>
      <text:p text:style-name="P27"/>
      <text:p text:style-name="P27"/>
      <text:p text:style-name="P27"/>
      <text:p text:style-name="P27"/>
      <text:p text:style-name="P27"/>
      <text:p text:style-name="P27"/>
      <text:p text:style-name="P23"><text:span text:style-name="T96"><text:s text:c="69"/></text:span><text:span text:style-name="T177">X</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 svg:font-family="'Arial Unicode MS'"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Calibri"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Calibri"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en" fo:country="US" style:letter-kerning="false" style:font-name-asian="Calibri" style:font-family-asian="Calibri" style:font-family-generic-asian="system" style:font-pitch-asian="variable" style:font-size-asian="12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text-properti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Arial Unicode MS1"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5in" style:rel-width="100%" fo:margin-left="0in" fo:margin-top="0in" fo:margin-bottom="0in" table:align="left" fo:background-color="transparent" style:writing-mode="lr-tb">
        <style:background-image/>
      </style:table-properties>
    </style:style>
    <style:style style:name="Table1.A" style:family="table-column">
      <style:table-column-properties style:column-width="0.6688in" style:rel-column-width="963*"/>
    </style:style>
    <style:style style:name="Table1.B" style:family="table-column">
      <style:table-column-properties style:column-width="5.8313in" style:rel-column-width="8397*"/>
    </style:style>
    <style:style style:name="Table1.1" style:family="table-row">
      <style:table-row-properties style:min-row-height="0.4375in" fo:background-color="transparent" fo:keep-together="auto">
        <style:background-image/>
      </style:table-row-properties>
    </style:style>
    <style:style style:name="Table1.A1" style:family="table-cell">
      <style:table-cell-properties fo:background-color="transparent" fo:padding-left="0.075in" fo:padding-right="0.075in" fo:padding-top="0in" fo:padding-bottom="0in" fo:border-left="none" fo:border-right="2.25pt solid #808080" fo:border-top="2.25pt solid #808080" fo:border-bottom="none">
        <style:background-image/>
      </style:table-cell-properties>
    </style:style>
    <style:style style:name="Table1.B1" style:family="table-cell">
      <style:table-cell-properties fo:background-color="transparent" fo:padding-left="0.075in" fo:padding-right="0.075in" fo:padding-top="0in" fo:padding-bottom="0in" fo:border-left="2.25pt solid #808080" fo:border-right="none" fo:border-top="2.25pt solid #808080" fo:border-bottom="none">
        <style:background-image/>
      </style:table-cell-properties>
    </style:style>
    <style:style style:name="MP1" style:family="paragraph" style:parent-style-name="Header">
      <style:paragraph-properties fo:text-align="center" style:justify-single-word="false">
        <style:tab-stops>
          <style:tab-stop style:position="1.3791in"/>
          <style:tab-stop style:position="3.25in" style:type="center"/>
          <style:tab-stop style:position="6.5in" style:type="right"/>
        </style:tab-stops>
      </style:paragraph-properties>
      <style:text-properties fo:letter-spacing="0.0043in"/>
    </style:style>
    <style:style style:name="MP2" style:family="paragraph" style:parent-style-name="Footer">
      <style:paragraph-properties fo:text-align="end" style:justify-single-word="false"/>
      <style:text-properties fo:color="#ff0000" fo:font-size="16pt" fo:font-weight="bold" style:font-size-asian="12pt" style:font-style-asian="normal" style:font-weight-asian="bold" style:font-size-complex="12pt" style:font-style-complex="normal" style:font-weight-complex="bold" style:text-overline-style="none" style:text-overline-color="font-color"/>
    </style:style>
    <style:style style:name="MP3" style:family="paragraph" style:parent-style-name="Footer">
      <style:paragraph-properties fo:text-align="center" style:justify-single-word="false"/>
      <style:text-properties fo:letter-spacing="0.0043in" style:font-size-asian="12pt" style:font-style-asian="normal" style:font-weight-asian="bold" style:font-size-complex="12pt" style:font-style-complex="normal" style:font-weight-complex="bold" style:text-overline-style="none" style:text-overline-color="font-color"/>
    </style:style>
    <style:style style:name="MP4" style:family="paragraph" style:parent-style-name="Footer">
      <style:text-properties officeooo:rsid="0076b8f4" officeooo:paragraph-rsid="0076b8f4"/>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size="18pt" fo:font-weight="bold" officeooo:rsid="0019e719" style:font-size-asian="18pt" style:font-weight-asian="bold" style:font-size-complex="18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 ‘The Sofia Diaries’ </text:span><text:span text:style-name="MT2">~</text:span></text:p>
      </style:header>
      <style:footer>
        <table:table table:name="Table1" table:style-name="Table1">
          <table:table-column table:style-name="Table1.A"/>
          <table:table-column table:style-name="Table1.B"/>
          <table:table-row table:style-name="Table1.1">
            <table:table-cell table:style-name="Table1.A1" office:value-type="string">
              <text:p text:style-name="MP2"><text:page-number text:select-page="current">35</text:page-number></text:p>
            </table:table-cell>
            <table:table-cell table:style-name="Table1.B1" office:value-type="string">
              <text:p text:style-name="MP3">~ ‘The Sofia Diaries’ ~ <text:line-break/>© 2019 Greg Marcy da Gama </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0-22T06:43:00</meta:creation-date>
    <meta:initial-creator>Admins</meta:initial-creator>
    <dc:language>en-US</dc:language>
    <dc:date>2019-09-04T19:09:09.342000000</dc:date>
    <meta:editing-cycles>92</meta:editing-cycles>
    <meta:editing-duration>P2DT6H46M</meta:editing-duration>
    <meta:generator>LibreOffice/6.3.0.4$Windows_X86_64 LibreOffice_project/057fc023c990d676a43019934386b85b21a9ee99</meta:generator>
    <meta:document-statistic meta:table-count="1" meta:image-count="0" meta:object-count="0" meta:page-count="35" meta:paragraph-count="59" meta:word-count="10231" meta:character-count="56670" meta:non-whitespace-character-count="45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